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2.46pt"/>
    </style:style>
    <style:style style:name="co2" style:family="table-column">
      <style:table-column-properties fo:break-before="auto" style:column-width="66.76pt"/>
    </style:style>
    <style:style style:name="co3" style:family="table-column">
      <style:table-column-properties fo:break-before="auto" style:column-width="61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0.46pt"/>
    </style:style>
    <style:style style:name="co6" style:family="table-column">
      <style:table-column-properties fo:break-before="auto" style:column-width="99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00"/>
    <style:style style:name="ce3" style:family="table-cell" style:parent-style-name="Default">
      <style:text-properties style:font-name="Liberation Sans" style:font-name-asian="DejaVu Sans" style:font-name-complex="FreeSans"/>
    </style:style>
  </office:automatic-styles>
  <office:body>
    <office:spreadsheet>
      <table:calculation-settings table:automatic-find-labels="false"/>
      <table:table table:name="calibrate_IceWater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count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.44336156" calcext:value-type="float">
            <text:p>25.44336156</text:p>
          </table:table-cell>
          <table:table-cell office:value-type="float" office:value="0.13408662" calcext:value-type="float">
            <text:p>0.13408662</text:p>
          </table:table-cell>
          <table:table-cell office:value-type="float" office:value="0.12161078" calcext:value-type="float">
            <text:p>0.12161078</text:p>
          </table:table-cell>
          <table:table-cell office:value-type="float" office:value="0.13846935" calcext:value-type="float">
            <text:p>0.138469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4332535" calcext:value-type="float">
            <text:p>25.4332535</text:p>
          </table:table-cell>
          <table:table-cell office:value-type="float" office:value="0.13339998" calcext:value-type="float">
            <text:p>0.13339998</text:p>
          </table:table-cell>
          <table:table-cell office:value-type="float" office:value="0.12192191" calcext:value-type="float">
            <text:p>0.12192191</text:p>
          </table:table-cell>
          <table:table-cell office:value-type="float" office:value="0.13836564" calcext:value-type="float">
            <text:p>0.1383656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.44841559" calcext:value-type="float">
            <text:p>25.44841559</text:p>
          </table:table-cell>
          <table:table-cell office:value-type="float" office:value="0.13360085" calcext:value-type="float">
            <text:p>0.13360085</text:p>
          </table:table-cell>
          <table:table-cell office:value-type="float" office:value="0.12319507" calcext:value-type="float">
            <text:p>0.12319507</text:p>
          </table:table-cell>
          <table:table-cell office:value-type="float" office:value="0.13791026" calcext:value-type="float">
            <text:p>0.1379102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.44336156" calcext:value-type="float">
            <text:p>25.44336156</text:p>
          </table:table-cell>
          <table:table-cell office:value-type="float" office:value="0.134995" calcext:value-type="float">
            <text:p>0.134995</text:p>
          </table:table-cell>
          <table:table-cell office:value-type="float" office:value="0.12227596" calcext:value-type="float">
            <text:p>0.12227596</text:p>
          </table:table-cell>
          <table:table-cell office:value-type="float" office:value="0.13786556" calcext:value-type="float">
            <text:p>0.1378655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.44841559" calcext:value-type="float">
            <text:p>25.44841559</text:p>
          </table:table-cell>
          <table:table-cell office:value-type="float" office:value="0.13307513" calcext:value-type="float">
            <text:p>0.13307513</text:p>
          </table:table-cell>
          <table:table-cell office:value-type="float" office:value="0.12395503" calcext:value-type="float">
            <text:p>0.12395503</text:p>
          </table:table-cell>
          <table:table-cell office:value-type="float" office:value="0.13781966" calcext:value-type="float">
            <text:p>0.1378196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.44841559" calcext:value-type="float">
            <text:p>25.44841559</text:p>
          </table:table-cell>
          <table:table-cell office:value-type="float" office:value="0.13258578" calcext:value-type="float">
            <text:p>0.13258578</text:p>
          </table:table-cell>
          <table:table-cell office:value-type="float" office:value="0.12359859" calcext:value-type="float">
            <text:p>0.12359859</text:p>
          </table:table-cell>
          <table:table-cell office:value-type="float" office:value="0.13753297" calcext:value-type="float">
            <text:p>0.1375329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.43830753" calcext:value-type="float">
            <text:p>25.43830753</text:p>
          </table:table-cell>
          <table:table-cell office:value-type="float" office:value="0.13261141" calcext:value-type="float">
            <text:p>0.13261141</text:p>
          </table:table-cell>
          <table:table-cell office:value-type="float" office:value="0.12313308" calcext:value-type="float">
            <text:p>0.12313308</text:p>
          </table:table-cell>
          <table:table-cell office:value-type="float" office:value="0.13771893" calcext:value-type="float">
            <text:p>0.1377189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.44336156" calcext:value-type="float">
            <text:p>25.44336156</text:p>
          </table:table-cell>
          <table:table-cell office:value-type="float" office:value="0.1330042" calcext:value-type="float">
            <text:p>0.1330042</text:p>
          </table:table-cell>
          <table:table-cell office:value-type="float" office:value="0.12423934" calcext:value-type="float">
            <text:p>0.12423934</text:p>
          </table:table-cell>
          <table:table-cell office:value-type="float" office:value="0.1375735" calcext:value-type="float">
            <text:p>0.137573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.43830753" calcext:value-type="float">
            <text:p>25.43830753</text:p>
          </table:table-cell>
          <table:table-cell office:value-type="float" office:value="0.13281109" calcext:value-type="float">
            <text:p>0.13281109</text:p>
          </table:table-cell>
          <table:table-cell office:value-type="float" office:value="0.12340786" calcext:value-type="float">
            <text:p>0.12340786</text:p>
          </table:table-cell>
          <table:table-cell office:value-type="float" office:value="0.13759317" calcext:value-type="float">
            <text:p>0.1375931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.43830753" calcext:value-type="float">
            <text:p>25.43830753</text:p>
          </table:table-cell>
          <table:table-cell office:value-type="float" office:value="0.1339692" calcext:value-type="float">
            <text:p>0.1339692</text:p>
          </table:table-cell>
          <table:table-cell office:value-type="float" office:value="0.12327076" calcext:value-type="float">
            <text:p>0.12327076</text:p>
          </table:table-cell>
          <table:table-cell office:value-type="float" office:value="0.13775708" calcext:value-type="float">
            <text:p>0.1377570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.4332535" calcext:value-type="float">
            <text:p>25.4332535</text:p>
          </table:table-cell>
          <table:table-cell office:value-type="float" office:value="0.13388337" calcext:value-type="float">
            <text:p>0.13388337</text:p>
          </table:table-cell>
          <table:table-cell office:value-type="float" office:value="0.12347759" calcext:value-type="float">
            <text:p>0.12347759</text:p>
          </table:table-cell>
          <table:table-cell office:value-type="float" office:value="0.1373315" calcext:value-type="float">
            <text:p>0.137331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.4332535" calcext:value-type="float">
            <text:p>25.4332535</text:p>
          </table:table-cell>
          <table:table-cell office:value-type="float" office:value="0.13273241" calcext:value-type="float">
            <text:p>0.13273241</text:p>
          </table:table-cell>
          <table:table-cell office:value-type="float" office:value="0.12480499" calcext:value-type="float">
            <text:p>0.12480499</text:p>
          </table:table-cell>
          <table:table-cell office:value-type="float" office:value="0.13759495" calcext:value-type="float">
            <text:p>0.137594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.4332535" calcext:value-type="float">
            <text:p>25.4332535</text:p>
          </table:table-cell>
          <table:table-cell office:value-type="float" office:value="0.13429286" calcext:value-type="float">
            <text:p>0.13429286</text:p>
          </table:table-cell>
          <table:table-cell office:value-type="float" office:value="0.12483121" calcext:value-type="float">
            <text:p>0.12483121</text:p>
          </table:table-cell>
          <table:table-cell office:value-type="float" office:value="0.13761999" calcext:value-type="float">
            <text:p>0.1376199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.4332535" calcext:value-type="float">
            <text:p>25.4332535</text:p>
          </table:table-cell>
          <table:table-cell office:value-type="float" office:value="0.13408364" calcext:value-type="float">
            <text:p>0.13408364</text:p>
          </table:table-cell>
          <table:table-cell office:value-type="float" office:value="0.12434126" calcext:value-type="float">
            <text:p>0.12434126</text:p>
          </table:table-cell>
          <table:table-cell office:value-type="float" office:value="0.13785125" calcext:value-type="float">
            <text:p>0.1378512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.43830753" calcext:value-type="float">
            <text:p>25.43830753</text:p>
          </table:table-cell>
          <table:table-cell office:value-type="float" office:value="0.13242366" calcext:value-type="float">
            <text:p>0.13242366</text:p>
          </table:table-cell>
          <table:table-cell office:value-type="float" office:value="0.12561561" calcext:value-type="float">
            <text:p>0.12561561</text:p>
          </table:table-cell>
          <table:table-cell office:value-type="float" office:value="0.13802649" calcext:value-type="float">
            <text:p>0.1380264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.4180914" calcext:value-type="float">
            <text:p>25.4180914</text:p>
          </table:table-cell>
          <table:table-cell office:value-type="float" office:value="0.13267042" calcext:value-type="float">
            <text:p>0.13267042</text:p>
          </table:table-cell>
          <table:table-cell office:value-type="float" office:value="0.1261294" calcext:value-type="float">
            <text:p>0.1261294</text:p>
          </table:table-cell>
          <table:table-cell office:value-type="float" office:value="0.13805749" calcext:value-type="float">
            <text:p>0.1380574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42819946" calcext:value-type="float">
            <text:p>25.42819946</text:p>
          </table:table-cell>
          <table:table-cell office:value-type="float" office:value="0.13402344" calcext:value-type="float">
            <text:p>0.13402344</text:p>
          </table:table-cell>
          <table:table-cell office:value-type="float" office:value="0.12548627" calcext:value-type="float">
            <text:p>0.12548627</text:p>
          </table:table-cell>
          <table:table-cell office:value-type="float" office:value="0.13821842" calcext:value-type="float">
            <text:p>0.1382184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.4332535" calcext:value-type="float">
            <text:p>25.4332535</text:p>
          </table:table-cell>
          <table:table-cell office:value-type="float" office:value="0.13372721" calcext:value-type="float">
            <text:p>0.13372721</text:p>
          </table:table-cell>
          <table:table-cell office:value-type="float" office:value="0.12483539" calcext:value-type="float">
            <text:p>0.12483539</text:p>
          </table:table-cell>
          <table:table-cell office:value-type="float" office:value="0.13935746" calcext:value-type="float">
            <text:p>0.1393574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.42819946" calcext:value-type="float">
            <text:p>25.42819946</text:p>
          </table:table-cell>
          <table:table-cell office:value-type="float" office:value="0.13280512" calcext:value-type="float">
            <text:p>0.13280512</text:p>
          </table:table-cell>
          <table:table-cell office:value-type="float" office:value="0.12519361" calcext:value-type="float">
            <text:p>0.12519361</text:p>
          </table:table-cell>
          <table:table-cell office:value-type="float" office:value="0.1392168" calcext:value-type="float">
            <text:p>0.139216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.42819946" calcext:value-type="float">
            <text:p>25.42819946</text:p>
          </table:table-cell>
          <table:table-cell office:value-type="float" office:value="0.13245942" calcext:value-type="float">
            <text:p>0.13245942</text:p>
          </table:table-cell>
          <table:table-cell office:value-type="float" office:value="0.12654187" calcext:value-type="float">
            <text:p>0.12654187</text:p>
          </table:table-cell>
          <table:table-cell office:value-type="float" office:value="0.13929309" calcext:value-type="float">
            <text:p>0.1392930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.42314543" calcext:value-type="float">
            <text:p>25.42314543</text:p>
          </table:table-cell>
          <table:table-cell office:value-type="float" office:value="0.13400675" calcext:value-type="float">
            <text:p>0.13400675</text:p>
          </table:table-cell>
          <table:table-cell office:value-type="float" office:value="0.12614311" calcext:value-type="float">
            <text:p>0.12614311</text:p>
          </table:table-cell>
          <table:table-cell office:value-type="float" office:value="0.13936164" calcext:value-type="float">
            <text:p>0.1393616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.42314543" calcext:value-type="float">
            <text:p>25.42314543</text:p>
          </table:table-cell>
          <table:table-cell office:value-type="float" office:value="0.13376834" calcext:value-type="float">
            <text:p>0.13376834</text:p>
          </table:table-cell>
          <table:table-cell office:value-type="float" office:value="0.12644114" calcext:value-type="float">
            <text:p>0.12644114</text:p>
          </table:table-cell>
          <table:table-cell office:value-type="float" office:value="0.13909103" calcext:value-type="float">
            <text:p>0.1390910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.42819946" calcext:value-type="float">
            <text:p>25.42819946</text:p>
          </table:table-cell>
          <table:table-cell office:value-type="float" office:value="0.13334693" calcext:value-type="float">
            <text:p>0.13334693</text:p>
          </table:table-cell>
          <table:table-cell office:value-type="float" office:value="0.1258892" calcext:value-type="float">
            <text:p>0.1258892</text:p>
          </table:table-cell>
          <table:table-cell office:value-type="float" office:value="0.13928951" calcext:value-type="float">
            <text:p>0.1392895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.42819946" calcext:value-type="float">
            <text:p>25.42819946</text:p>
          </table:table-cell>
          <table:table-cell office:value-type="float" office:value="0.13241412" calcext:value-type="float">
            <text:p>0.13241412</text:p>
          </table:table-cell>
          <table:table-cell office:value-type="float" office:value="0.12712361" calcext:value-type="float">
            <text:p>0.12712361</text:p>
          </table:table-cell>
          <table:table-cell office:value-type="float" office:value="0.13938786" calcext:value-type="float">
            <text:p>0.1393878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.42819946" calcext:value-type="float">
            <text:p>25.42819946</text:p>
          </table:table-cell>
          <table:table-cell office:value-type="float" office:value="0.13312461" calcext:value-type="float">
            <text:p>0.13312461</text:p>
          </table:table-cell>
          <table:table-cell office:value-type="float" office:value="0.12787224" calcext:value-type="float">
            <text:p>0.12787224</text:p>
          </table:table-cell>
          <table:table-cell office:value-type="float" office:value="0.13935866" calcext:value-type="float">
            <text:p>0.1393586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.4332535" calcext:value-type="float">
            <text:p>25.4332535</text:p>
          </table:table-cell>
          <table:table-cell office:value-type="float" office:value="0.1338041" calcext:value-type="float">
            <text:p>0.1338041</text:p>
          </table:table-cell>
          <table:table-cell office:value-type="float" office:value="0.12726606" calcext:value-type="float">
            <text:p>0.12726606</text:p>
          </table:table-cell>
          <table:table-cell office:value-type="float" office:value="0.13982774" calcext:value-type="float">
            <text:p>0.1398277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.42819946" calcext:value-type="float">
            <text:p>25.42819946</text:p>
          </table:table-cell>
          <table:table-cell office:value-type="float" office:value="0.13306441" calcext:value-type="float">
            <text:p>0.13306441</text:p>
          </table:table-cell>
          <table:table-cell office:value-type="float" office:value="0.12693526" calcext:value-type="float">
            <text:p>0.12693526</text:p>
          </table:table-cell>
          <table:table-cell office:value-type="float" office:value="0.13942124" calcext:value-type="float">
            <text:p>0.1394212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.42819946" calcext:value-type="float">
            <text:p>25.42819946</text:p>
          </table:table-cell>
          <table:table-cell office:value-type="float" office:value="0.13195635" calcext:value-type="float">
            <text:p>0.13195635</text:p>
          </table:table-cell>
          <table:table-cell office:value-type="float" office:value="0.12825014" calcext:value-type="float">
            <text:p>0.12825014</text:p>
          </table:table-cell>
          <table:table-cell office:value-type="float" office:value="0.13959231" calcext:value-type="float">
            <text:p>0.1395923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.41303737" calcext:value-type="float">
            <text:p>25.41303737</text:p>
          </table:table-cell>
          <table:table-cell office:value-type="float" office:value="0.13280632" calcext:value-type="float">
            <text:p>0.13280632</text:p>
          </table:table-cell>
          <table:table-cell office:value-type="float" office:value="0.12796642" calcext:value-type="float">
            <text:p>0.12796642</text:p>
          </table:table-cell>
          <table:table-cell office:value-type="float" office:value="0.13924958" calcext:value-type="float">
            <text:p>0.1392495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.42314543" calcext:value-type="float">
            <text:p>25.42314543</text:p>
          </table:table-cell>
          <table:table-cell office:value-type="float" office:value="0.13384582" calcext:value-type="float">
            <text:p>0.13384582</text:p>
          </table:table-cell>
          <table:table-cell office:value-type="float" office:value="0.12825193" calcext:value-type="float">
            <text:p>0.12825193</text:p>
          </table:table-cell>
          <table:table-cell office:value-type="float" office:value="0.13928534" calcext:value-type="float">
            <text:p>0.1392853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.42819946" calcext:value-type="float">
            <text:p>25.42819946</text:p>
          </table:table-cell>
          <table:table-cell office:value-type="float" office:value="0.13391854" calcext:value-type="float">
            <text:p>0.13391854</text:p>
          </table:table-cell>
          <table:table-cell office:value-type="float" office:value="0.12777032" calcext:value-type="float">
            <text:p>0.12777032</text:p>
          </table:table-cell>
          <table:table-cell office:value-type="float" office:value="0.13957562" calcext:value-type="float">
            <text:p>0.1395756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.41303737" calcext:value-type="float">
            <text:p>25.41303737</text:p>
          </table:table-cell>
          <table:table-cell office:value-type="float" office:value="0.1332456" calcext:value-type="float">
            <text:p>0.1332456</text:p>
          </table:table-cell>
          <table:table-cell office:value-type="float" office:value="0.12734951" calcext:value-type="float">
            <text:p>0.12734951</text:p>
          </table:table-cell>
          <table:table-cell office:value-type="float" office:value="0.13968529" calcext:value-type="float">
            <text:p>0.1396852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.41303737" calcext:value-type="float">
            <text:p>25.41303737</text:p>
          </table:table-cell>
          <table:table-cell office:value-type="float" office:value="0.1326877" calcext:value-type="float">
            <text:p>0.1326877</text:p>
          </table:table-cell>
          <table:table-cell office:value-type="float" office:value="0.12790324" calcext:value-type="float">
            <text:p>0.12790324</text:p>
          </table:table-cell>
          <table:table-cell office:value-type="float" office:value="0.13957741" calcext:value-type="float">
            <text:p>0.1395774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.40798334" calcext:value-type="float">
            <text:p>25.40798334</text:p>
          </table:table-cell>
          <table:table-cell office:value-type="float" office:value="0.1323265" calcext:value-type="float">
            <text:p>0.1323265</text:p>
          </table:table-cell>
          <table:table-cell office:value-type="float" office:value="0.12873353" calcext:value-type="float">
            <text:p>0.12873353</text:p>
          </table:table-cell>
          <table:table-cell office:value-type="float" office:value="0.13863386" calcext:value-type="float">
            <text:p>0.1386338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.4180914" calcext:value-type="float">
            <text:p>25.4180914</text:p>
          </table:table-cell>
          <table:table-cell office:value-type="float" office:value="0.13325335" calcext:value-type="float">
            <text:p>0.13325335</text:p>
          </table:table-cell>
          <table:table-cell office:value-type="float" office:value="0.12872936" calcext:value-type="float">
            <text:p>0.12872936</text:p>
          </table:table-cell>
          <table:table-cell office:value-type="float" office:value="0.13908328" calcext:value-type="float">
            <text:p>0.1390832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.4180914" calcext:value-type="float">
            <text:p>25.4180914</text:p>
          </table:table-cell>
          <table:table-cell office:value-type="float" office:value="0.13390602" calcext:value-type="float">
            <text:p>0.13390602</text:p>
          </table:table-cell>
          <table:table-cell office:value-type="float" office:value="0.12808503" calcext:value-type="float">
            <text:p>0.12808503</text:p>
          </table:table-cell>
          <table:table-cell office:value-type="float" office:value="0.13899805" calcext:value-type="float">
            <text:p>0.1389980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.41303737" calcext:value-type="float">
            <text:p>25.41303737</text:p>
          </table:table-cell>
          <table:table-cell office:value-type="float" office:value="0.13374092" calcext:value-type="float">
            <text:p>0.13374092</text:p>
          </table:table-cell>
          <table:table-cell office:value-type="float" office:value="0.12849094" calcext:value-type="float">
            <text:p>0.12849094</text:p>
          </table:table-cell>
          <table:table-cell office:value-type="float" office:value="0.13868155" calcext:value-type="float">
            <text:p>0.1386815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.41303737" calcext:value-type="float">
            <text:p>25.41303737</text:p>
          </table:table-cell>
          <table:table-cell office:value-type="float" office:value="0.1329744" calcext:value-type="float">
            <text:p>0.1329744</text:p>
          </table:table-cell>
          <table:table-cell office:value-type="float" office:value="0.12890936" calcext:value-type="float">
            <text:p>0.12890936</text:p>
          </table:table-cell>
          <table:table-cell office:value-type="float" office:value="0.13857903" calcext:value-type="float">
            <text:p>0.1385790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.41303737" calcext:value-type="float">
            <text:p>25.41303737</text:p>
          </table:table-cell>
          <table:table-cell office:value-type="float" office:value="0.13267161" calcext:value-type="float">
            <text:p>0.13267161</text:p>
          </table:table-cell>
          <table:table-cell office:value-type="float" office:value="0.12846173" calcext:value-type="float">
            <text:p>0.12846173</text:p>
          </table:table-cell>
          <table:table-cell office:value-type="float" office:value="0.13858976" calcext:value-type="float">
            <text:p>0.1385897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.40292931" calcext:value-type="float">
            <text:p>25.40292931</text:p>
          </table:table-cell>
          <table:table-cell office:value-type="float" office:value="0.13263644" calcext:value-type="float">
            <text:p>0.13263644</text:p>
          </table:table-cell>
          <table:table-cell office:value-type="float" office:value="0.12869181" calcext:value-type="float">
            <text:p>0.12869181</text:p>
          </table:table-cell>
          <table:table-cell office:value-type="float" office:value="0.13809742" calcext:value-type="float">
            <text:p>0.1380974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.40798334" calcext:value-type="float">
            <text:p>25.40798334</text:p>
          </table:table-cell>
          <table:table-cell office:value-type="float" office:value="0.13329627" calcext:value-type="float">
            <text:p>0.13329627</text:p>
          </table:table-cell>
          <table:table-cell office:value-type="float" office:value="0.12797834" calcext:value-type="float">
            <text:p>0.12797834</text:p>
          </table:table-cell>
          <table:table-cell office:value-type="float" office:value="0.13840498" calcext:value-type="float">
            <text:p>0.1384049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.40292931" calcext:value-type="float">
            <text:p>25.40292931</text:p>
          </table:table-cell>
          <table:table-cell office:value-type="float" office:value="0.13399245" calcext:value-type="float">
            <text:p>0.13399245</text:p>
          </table:table-cell>
          <table:table-cell office:value-type="float" office:value="0.12773098" calcext:value-type="float">
            <text:p>0.12773098</text:p>
          </table:table-cell>
          <table:table-cell office:value-type="float" office:value="0.13852777" calcext:value-type="float">
            <text:p>0.1385277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.40798334" calcext:value-type="float">
            <text:p>25.40798334</text:p>
          </table:table-cell>
          <table:table-cell office:value-type="float" office:value="0.13299705" calcext:value-type="float">
            <text:p>0.13299705</text:p>
          </table:table-cell>
          <table:table-cell office:value-type="float" office:value="0.1278037" calcext:value-type="float">
            <text:p>0.1278037</text:p>
          </table:table-cell>
          <table:table-cell office:value-type="float" office:value="0.13855459" calcext:value-type="float">
            <text:p>0.1385545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.39787528" calcext:value-type="float">
            <text:p>25.39787528</text:p>
          </table:table-cell>
          <table:table-cell office:value-type="float" office:value="0.13260545" calcext:value-type="float">
            <text:p>0.13260545</text:p>
          </table:table-cell>
          <table:table-cell office:value-type="float" office:value="0.12867571" calcext:value-type="float">
            <text:p>0.12867571</text:p>
          </table:table-cell>
          <table:table-cell office:value-type="float" office:value="0.13809087" calcext:value-type="float">
            <text:p>0.1380908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.39787528" calcext:value-type="float">
            <text:p>25.39787528</text:p>
          </table:table-cell>
          <table:table-cell office:value-type="float" office:value="0.13357164" calcext:value-type="float">
            <text:p>0.13357164</text:p>
          </table:table-cell>
          <table:table-cell office:value-type="float" office:value="0.12900414" calcext:value-type="float">
            <text:p>0.12900414</text:p>
          </table:table-cell>
          <table:table-cell office:value-type="float" office:value="0.1378894" calcext:value-type="float">
            <text:p>0.137889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.40292931" calcext:value-type="float">
            <text:p>25.40292931</text:p>
          </table:table-cell>
          <table:table-cell office:value-type="float" office:value="0.13308944" calcext:value-type="float">
            <text:p>0.13308944</text:p>
          </table:table-cell>
          <table:table-cell office:value-type="float" office:value="0.12891831" calcext:value-type="float">
            <text:p>0.12891831</text:p>
          </table:table-cell>
          <table:table-cell office:value-type="float" office:value="0.1382059" calcext:value-type="float">
            <text:p>0.138205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.40292931" calcext:value-type="float">
            <text:p>25.40292931</text:p>
          </table:table-cell>
          <table:table-cell office:value-type="float" office:value="0.13379218" calcext:value-type="float">
            <text:p>0.13379218</text:p>
          </table:table-cell>
          <table:table-cell office:value-type="float" office:value="0.12747289" calcext:value-type="float">
            <text:p>0.12747289</text:p>
          </table:table-cell>
          <table:table-cell office:value-type="float" office:value="0.13806047" calcext:value-type="float">
            <text:p>0.13806047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.40292931" calcext:value-type="float">
            <text:p>25.40292931</text:p>
          </table:table-cell>
          <table:table-cell office:value-type="float" office:value="0.13387384" calcext:value-type="float">
            <text:p>0.13387384</text:p>
          </table:table-cell>
          <table:table-cell office:value-type="float" office:value="0.12866618" calcext:value-type="float">
            <text:p>0.12866618</text:p>
          </table:table-cell>
          <table:table-cell office:value-type="float" office:value="0.13800325" calcext:value-type="float">
            <text:p>0.1380032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.39787528" calcext:value-type="float">
            <text:p>25.39787528</text:p>
          </table:table-cell>
          <table:table-cell office:value-type="float" office:value="0.13284148" calcext:value-type="float">
            <text:p>0.13284148</text:p>
          </table:table-cell>
          <table:table-cell office:value-type="float" office:value="0.12895228" calcext:value-type="float">
            <text:p>0.12895228</text:p>
          </table:table-cell>
          <table:table-cell office:value-type="float" office:value="0.13831736" calcext:value-type="float">
            <text:p>0.1383173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.40292931" calcext:value-type="float">
            <text:p>25.40292931</text:p>
          </table:table-cell>
          <table:table-cell office:value-type="float" office:value="0.13317467" calcext:value-type="float">
            <text:p>0.13317467</text:p>
          </table:table-cell>
          <table:table-cell office:value-type="float" office:value="0.12794556" calcext:value-type="float">
            <text:p>0.12794556</text:p>
          </table:table-cell>
          <table:table-cell office:value-type="float" office:value="0.13803364" calcext:value-type="float">
            <text:p>0.1380336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.40798334" calcext:value-type="float">
            <text:p>25.40798334</text:p>
          </table:table-cell>
          <table:table-cell office:value-type="float" office:value="0.13349475" calcext:value-type="float">
            <text:p>0.13349475</text:p>
          </table:table-cell>
          <table:table-cell office:value-type="float" office:value="0.12753607" calcext:value-type="float">
            <text:p>0.12753607</text:p>
          </table:table-cell>
          <table:table-cell office:value-type="float" office:value="0.13809087" calcext:value-type="float">
            <text:p>0.1380908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.39787528" calcext:value-type="float">
            <text:p>25.39787528</text:p>
          </table:table-cell>
          <table:table-cell office:value-type="float" office:value="0.13277949" calcext:value-type="float">
            <text:p>0.13277949</text:p>
          </table:table-cell>
          <table:table-cell office:value-type="float" office:value="0.1289797" calcext:value-type="float">
            <text:p>0.1289797</text:p>
          </table:table-cell>
          <table:table-cell office:value-type="float" office:value="0.13775171" calcext:value-type="float">
            <text:p>0.1377517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.41303737" calcext:value-type="float">
            <text:p>25.41303737</text:p>
          </table:table-cell>
          <table:table-cell office:value-type="float" office:value="0.13396146" calcext:value-type="float">
            <text:p>0.13396146</text:p>
          </table:table-cell>
          <table:table-cell office:value-type="float" office:value="0.12845339" calcext:value-type="float">
            <text:p>0.12845339</text:p>
          </table:table-cell>
          <table:table-cell office:value-type="float" office:value="0.13775708" calcext:value-type="float">
            <text:p>0.1377570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.40798334" calcext:value-type="float">
            <text:p>25.40798334</text:p>
          </table:table-cell>
          <table:table-cell office:value-type="float" office:value="0.13397993" calcext:value-type="float">
            <text:p>0.13397993</text:p>
          </table:table-cell>
          <table:table-cell office:value-type="float" office:value="0.12769343" calcext:value-type="float">
            <text:p>0.12769343</text:p>
          </table:table-cell>
          <table:table-cell office:value-type="float" office:value="0.13800146" calcext:value-type="float">
            <text:p>0.1380014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.4180914" calcext:value-type="float">
            <text:p>25.4180914</text:p>
          </table:table-cell>
          <table:table-cell office:value-type="float" office:value="0.13323428" calcext:value-type="float">
            <text:p>0.13323428</text:p>
          </table:table-cell>
          <table:table-cell office:value-type="float" office:value="0.12866618" calcext:value-type="float">
            <text:p>0.12866618</text:p>
          </table:table-cell>
          <table:table-cell office:value-type="float" office:value="0.1380098" calcext:value-type="float">
            <text:p>0.138009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.40798334" calcext:value-type="float">
            <text:p>25.40798334</text:p>
          </table:table-cell>
          <table:table-cell office:value-type="float" office:value="0.13379397" calcext:value-type="float">
            <text:p>0.13379397</text:p>
          </table:table-cell>
          <table:table-cell office:value-type="float" office:value="0.12829901" calcext:value-type="float">
            <text:p>0.12829901</text:p>
          </table:table-cell>
          <table:table-cell office:value-type="float" office:value="0.13779105" calcext:value-type="float">
            <text:p>0.1377910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.40798334" calcext:value-type="float">
            <text:p>25.40798334</text:p>
          </table:table-cell>
          <table:table-cell office:value-type="float" office:value="0.13396265" calcext:value-type="float">
            <text:p>0.13396265</text:p>
          </table:table-cell>
          <table:table-cell office:value-type="float" office:value="0.12825789" calcext:value-type="float">
            <text:p>0.12825789</text:p>
          </table:table-cell>
          <table:table-cell office:value-type="float" office:value="0.13775648" calcext:value-type="float">
            <text:p>0.1377564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.40292931" calcext:value-type="float">
            <text:p>25.40292931</text:p>
          </table:table-cell>
          <table:table-cell office:value-type="float" office:value="0.13362052" calcext:value-type="float">
            <text:p>0.13362052</text:p>
          </table:table-cell>
          <table:table-cell office:value-type="float" office:value="0.12734892" calcext:value-type="float">
            <text:p>0.12734892</text:p>
          </table:table-cell>
          <table:table-cell office:value-type="float" office:value="0.13754548" calcext:value-type="float">
            <text:p>0.1375454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.40292931" calcext:value-type="float">
            <text:p>25.40292931</text:p>
          </table:table-cell>
          <table:table-cell office:value-type="float" office:value="0.13441028" calcext:value-type="float">
            <text:p>0.13441028</text:p>
          </table:table-cell>
          <table:table-cell office:value-type="float" office:value="0.12801708" calcext:value-type="float">
            <text:p>0.12801708</text:p>
          </table:table-cell>
          <table:table-cell office:value-type="float" office:value="0.13812663" calcext:value-type="float">
            <text:p>0.13812663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.41303737" calcext:value-type="float">
            <text:p>25.41303737</text:p>
          </table:table-cell>
          <table:table-cell office:value-type="float" office:value="0.1329893" calcext:value-type="float">
            <text:p>0.1329893</text:p>
          </table:table-cell>
          <table:table-cell office:value-type="float" office:value="0.12764694" calcext:value-type="float">
            <text:p>0.12764694</text:p>
          </table:table-cell>
          <table:table-cell office:value-type="float" office:value="0.13772549" calcext:value-type="float">
            <text:p>0.1377254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.40798334" calcext:value-type="float">
            <text:p>25.40798334</text:p>
          </table:table-cell>
          <table:table-cell office:value-type="float" office:value="0.13358714" calcext:value-type="float">
            <text:p>0.13358714</text:p>
          </table:table-cell>
          <table:table-cell office:value-type="float" office:value="0.12875916" calcext:value-type="float">
            <text:p>0.12875916</text:p>
          </table:table-cell>
          <table:table-cell office:value-type="float" office:value="0.13758721" calcext:value-type="float">
            <text:p>0.1375872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5.4180914" calcext:value-type="float">
            <text:p>25.4180914</text:p>
          </table:table-cell>
          <table:table-cell office:value-type="float" office:value="0.13456883" calcext:value-type="float">
            <text:p>0.13456883</text:p>
          </table:table-cell>
          <table:table-cell office:value-type="float" office:value="0.12808026" calcext:value-type="float">
            <text:p>0.12808026</text:p>
          </table:table-cell>
          <table:table-cell office:value-type="float" office:value="0.13776542" calcext:value-type="float">
            <text:p>0.1377654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.41303737" calcext:value-type="float">
            <text:p>25.41303737</text:p>
          </table:table-cell>
          <table:table-cell office:value-type="float" office:value="0.13459624" calcext:value-type="float">
            <text:p>0.13459624</text:p>
          </table:table-cell>
          <table:table-cell office:value-type="float" office:value="0.12663724" calcext:value-type="float">
            <text:p>0.12663724</text:p>
          </table:table-cell>
          <table:table-cell office:value-type="float" office:value="0.1380855" calcext:value-type="float">
            <text:p>0.138085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.40292931" calcext:value-type="float">
            <text:p>25.40292931</text:p>
          </table:table-cell>
          <table:table-cell office:value-type="float" office:value="0.1341814" calcext:value-type="float">
            <text:p>0.1341814</text:p>
          </table:table-cell>
          <table:table-cell office:value-type="float" office:value="0.12668909" calcext:value-type="float">
            <text:p>0.12668909</text:p>
          </table:table-cell>
          <table:table-cell office:value-type="float" office:value="0.13772608" calcext:value-type="float">
            <text:p>0.1377260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.41303737" calcext:value-type="float">
            <text:p>25.41303737</text:p>
          </table:table-cell>
          <table:table-cell office:value-type="float" office:value="0.13485374" calcext:value-type="float">
            <text:p>0.13485374</text:p>
          </table:table-cell>
          <table:table-cell office:value-type="float" office:value="0.12731494" calcext:value-type="float">
            <text:p>0.12731494</text:p>
          </table:table-cell>
          <table:table-cell office:value-type="float" office:value="0.1374823" calcext:value-type="float">
            <text:p>0.137482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.41303737" calcext:value-type="float">
            <text:p>25.41303737</text:p>
          </table:table-cell>
          <table:table-cell office:value-type="float" office:value="0.13360085" calcext:value-type="float">
            <text:p>0.13360085</text:p>
          </table:table-cell>
          <table:table-cell office:value-type="float" office:value="0.12702467" calcext:value-type="float">
            <text:p>0.12702467</text:p>
          </table:table-cell>
          <table:table-cell office:value-type="float" office:value="0.13758899" calcext:value-type="float">
            <text:p>0.1375889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.40798334" calcext:value-type="float">
            <text:p>25.40798334</text:p>
          </table:table-cell>
          <table:table-cell office:value-type="float" office:value="0.13415875" calcext:value-type="float">
            <text:p>0.13415875</text:p>
          </table:table-cell>
          <table:table-cell office:value-type="float" office:value="0.12694658" calcext:value-type="float">
            <text:p>0.12694658</text:p>
          </table:table-cell>
          <table:table-cell office:value-type="float" office:value="0.13783337" calcext:value-type="float">
            <text:p>0.13783337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.4180914" calcext:value-type="float">
            <text:p>25.4180914</text:p>
          </table:table-cell>
          <table:table-cell office:value-type="float" office:value="0.13329984" calcext:value-type="float">
            <text:p>0.13329984</text:p>
          </table:table-cell>
          <table:table-cell office:value-type="float" office:value="0.12743117" calcext:value-type="float">
            <text:p>0.12743117</text:p>
          </table:table-cell>
          <table:table-cell office:value-type="float" office:value="0.13779523" calcext:value-type="float">
            <text:p>0.13779523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.41303737" calcext:value-type="float">
            <text:p>25.41303737</text:p>
          </table:table-cell>
          <table:table-cell office:value-type="float" office:value="0.13461532" calcext:value-type="float">
            <text:p>0.13461532</text:p>
          </table:table-cell>
          <table:table-cell office:value-type="float" office:value="0.1284963" calcext:value-type="float">
            <text:p>0.1284963</text:p>
          </table:table-cell>
          <table:table-cell office:value-type="float" office:value="0.13753773" calcext:value-type="float">
            <text:p>0.1375377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.4180914" calcext:value-type="float">
            <text:p>25.4180914</text:p>
          </table:table-cell>
          <table:table-cell office:value-type="float" office:value="0.13424875" calcext:value-type="float">
            <text:p>0.13424875</text:p>
          </table:table-cell>
          <table:table-cell office:value-type="float" office:value="0.12824775" calcext:value-type="float">
            <text:p>0.12824775</text:p>
          </table:table-cell>
          <table:table-cell office:value-type="float" office:value="0.13751806" calcext:value-type="float">
            <text:p>0.1375180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.41303737" calcext:value-type="float">
            <text:p>25.41303737</text:p>
          </table:table-cell>
          <table:table-cell office:value-type="float" office:value="0.13399603" calcext:value-type="float">
            <text:p>0.13399603</text:p>
          </table:table-cell>
          <table:table-cell office:value-type="float" office:value="0.12862803" calcext:value-type="float">
            <text:p>0.12862803</text:p>
          </table:table-cell>
          <table:table-cell office:value-type="float" office:value="0.13729216" calcext:value-type="float">
            <text:p>0.13729216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5.4180914" calcext:value-type="float">
            <text:p>25.4180914</text:p>
          </table:table-cell>
          <table:table-cell office:value-type="float" office:value="0.13332309" calcext:value-type="float">
            <text:p>0.13332309</text:p>
          </table:table-cell>
          <table:table-cell office:value-type="float" office:value="0.1287389" calcext:value-type="float">
            <text:p>0.1287389</text:p>
          </table:table-cell>
          <table:table-cell office:value-type="float" office:value="0.1376331" calcext:value-type="float">
            <text:p>0.137633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.42314543" calcext:value-type="float">
            <text:p>25.42314543</text:p>
          </table:table-cell>
          <table:table-cell office:value-type="float" office:value="0.13369919" calcext:value-type="float">
            <text:p>0.13369919</text:p>
          </table:table-cell>
          <table:table-cell office:value-type="float" office:value="0.12807013" calcext:value-type="float">
            <text:p>0.12807013</text:p>
          </table:table-cell>
          <table:table-cell office:value-type="float" office:value="0.13833763" calcext:value-type="float">
            <text:p>0.1383376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.41303737" calcext:value-type="float">
            <text:p>25.41303737</text:p>
          </table:table-cell>
          <table:table-cell office:value-type="float" office:value="0.13397457" calcext:value-type="float">
            <text:p>0.13397457</text:p>
          </table:table-cell>
          <table:table-cell office:value-type="float" office:value="0.12776496" calcext:value-type="float">
            <text:p>0.12776496</text:p>
          </table:table-cell>
          <table:table-cell office:value-type="float" office:value="0.13840439" calcext:value-type="float">
            <text:p>0.13840439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.4180914" calcext:value-type="float">
            <text:p>25.4180914</text:p>
          </table:table-cell>
          <table:table-cell office:value-type="float" office:value="0.1335931" calcext:value-type="float">
            <text:p>0.1335931</text:p>
          </table:table-cell>
          <table:table-cell office:value-type="float" office:value="0.12878121" calcext:value-type="float">
            <text:p>0.12878121</text:p>
          </table:table-cell>
          <table:table-cell office:value-type="float" office:value="0.13803663" calcext:value-type="float">
            <text:p>0.1380366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.40798334" calcext:value-type="float">
            <text:p>25.40798334</text:p>
          </table:table-cell>
          <table:table-cell office:value-type="float" office:value="0.1332909" calcext:value-type="float">
            <text:p>0.1332909</text:p>
          </table:table-cell>
          <table:table-cell office:value-type="float" office:value="0.12877406" calcext:value-type="float">
            <text:p>0.12877406</text:p>
          </table:table-cell>
          <table:table-cell office:value-type="float" office:value="0.13790013" calcext:value-type="float">
            <text:p>0.1379001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.40798334" calcext:value-type="float">
            <text:p>25.40798334</text:p>
          </table:table-cell>
          <table:table-cell office:value-type="float" office:value="0.13489784" calcext:value-type="float">
            <text:p>0.13489784</text:p>
          </table:table-cell>
          <table:table-cell office:value-type="float" office:value="0.12804629" calcext:value-type="float">
            <text:p>0.12804629</text:p>
          </table:table-cell>
          <table:table-cell office:value-type="float" office:value="0.13784291" calcext:value-type="float">
            <text:p>0.1378429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.42314543" calcext:value-type="float">
            <text:p>25.42314543</text:p>
          </table:table-cell>
          <table:table-cell office:value-type="float" office:value="0.13450803" calcext:value-type="float">
            <text:p>0.13450803</text:p>
          </table:table-cell>
          <table:table-cell office:value-type="float" office:value="0.12791516" calcext:value-type="float">
            <text:p>0.12791516</text:p>
          </table:table-cell>
          <table:table-cell office:value-type="float" office:value="0.13809802" calcext:value-type="float">
            <text:p>0.13809802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.42819946" calcext:value-type="float">
            <text:p>25.42819946</text:p>
          </table:table-cell>
          <table:table-cell office:value-type="float" office:value="0.13347866" calcext:value-type="float">
            <text:p>0.13347866</text:p>
          </table:table-cell>
          <table:table-cell office:value-type="float" office:value="0.1277727" calcext:value-type="float">
            <text:p>0.1277727</text:p>
          </table:table-cell>
          <table:table-cell office:value-type="float" office:value="0.13814987" calcext:value-type="float">
            <text:p>0.1381498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.4180914" calcext:value-type="float">
            <text:p>25.4180914</text:p>
          </table:table-cell>
          <table:table-cell office:value-type="float" office:value="0.13329984" calcext:value-type="float">
            <text:p>0.13329984</text:p>
          </table:table-cell>
          <table:table-cell office:value-type="float" office:value="0.12862863" calcext:value-type="float">
            <text:p>0.12862863</text:p>
          </table:table-cell>
          <table:table-cell office:value-type="float" office:value="0.13824345" calcext:value-type="float">
            <text:p>0.1382434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.4180914" calcext:value-type="float">
            <text:p>25.4180914</text:p>
          </table:table-cell>
          <table:table-cell office:value-type="float" office:value="0.13353051" calcext:value-type="float">
            <text:p>0.13353051</text:p>
          </table:table-cell>
          <table:table-cell office:value-type="float" office:value="0.1292664" calcext:value-type="float">
            <text:p>0.1292664</text:p>
          </table:table-cell>
          <table:table-cell office:value-type="float" office:value="0.1377243" calcext:value-type="float">
            <text:p>0.137724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.4180914" calcext:value-type="float">
            <text:p>25.4180914</text:p>
          </table:table-cell>
          <table:table-cell office:value-type="float" office:value="0.13461353" calcext:value-type="float">
            <text:p>0.13461353</text:p>
          </table:table-cell>
          <table:table-cell office:value-type="float" office:value="0.12806477" calcext:value-type="float">
            <text:p>0.12806477</text:p>
          </table:table-cell>
          <table:table-cell office:value-type="float" office:value="0.13763787" calcext:value-type="float">
            <text:p>0.1376378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.4180914" calcext:value-type="float">
            <text:p>25.4180914</text:p>
          </table:table-cell>
          <table:table-cell office:value-type="float" office:value="0.13354184" calcext:value-type="float">
            <text:p>0.13354184</text:p>
          </table:table-cell>
          <table:table-cell office:value-type="float" office:value="0.12806894" calcext:value-type="float">
            <text:p>0.12806894</text:p>
          </table:table-cell>
          <table:table-cell office:value-type="float" office:value="0.13798835" calcext:value-type="float">
            <text:p>0.1379883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.4180914" calcext:value-type="float">
            <text:p>25.4180914</text:p>
          </table:table-cell>
          <table:table-cell office:value-type="float" office:value="0.1333213" calcext:value-type="float">
            <text:p>0.1333213</text:p>
          </table:table-cell>
          <table:table-cell office:value-type="float" office:value="0.12931706" calcext:value-type="float">
            <text:p>0.12931706</text:p>
          </table:table-cell>
          <table:table-cell office:value-type="float" office:value="0.13721945" calcext:value-type="float">
            <text:p>0.1372194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.41303737" calcext:value-type="float">
            <text:p>25.41303737</text:p>
          </table:table-cell>
          <table:table-cell office:value-type="float" office:value="0.13371529" calcext:value-type="float">
            <text:p>0.13371529</text:p>
          </table:table-cell>
          <table:table-cell office:value-type="float" office:value="0.12978317" calcext:value-type="float">
            <text:p>0.12978317</text:p>
          </table:table-cell>
          <table:table-cell office:value-type="float" office:value="0.13715209" calcext:value-type="float">
            <text:p>0.13715209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.4180914" calcext:value-type="float">
            <text:p>25.4180914</text:p>
          </table:table-cell>
          <table:table-cell office:value-type="float" office:value="0.13322951" calcext:value-type="float">
            <text:p>0.13322951</text:p>
          </table:table-cell>
          <table:table-cell office:value-type="float" office:value="0.12928249" calcext:value-type="float">
            <text:p>0.12928249</text:p>
          </table:table-cell>
          <table:table-cell office:value-type="float" office:value="0.1371056" calcext:value-type="float">
            <text:p>0.1371056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.41303737" calcext:value-type="float">
            <text:p>25.41303737</text:p>
          </table:table-cell>
          <table:table-cell office:value-type="float" office:value="0.13367476" calcext:value-type="float">
            <text:p>0.13367476</text:p>
          </table:table-cell>
          <table:table-cell office:value-type="float" office:value="0.12847425" calcext:value-type="float">
            <text:p>0.12847425</text:p>
          </table:table-cell>
          <table:table-cell office:value-type="float" office:value="0.13724746" calcext:value-type="float">
            <text:p>0.1372474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.4180914" calcext:value-type="float">
            <text:p>25.4180914</text:p>
          </table:table-cell>
          <table:table-cell office:value-type="float" office:value="0.13429763" calcext:value-type="float">
            <text:p>0.13429763</text:p>
          </table:table-cell>
          <table:table-cell office:value-type="float" office:value="0.12985767" calcext:value-type="float">
            <text:p>0.12985767</text:p>
          </table:table-cell>
          <table:table-cell office:value-type="float" office:value="0.13700427" calcext:value-type="float">
            <text:p>0.13700427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.42819946" calcext:value-type="float">
            <text:p>25.42819946</text:p>
          </table:table-cell>
          <table:table-cell office:value-type="float" office:value="0.13414206" calcext:value-type="float">
            <text:p>0.13414206</text:p>
          </table:table-cell>
          <table:table-cell office:value-type="float" office:value="0.12969734" calcext:value-type="float">
            <text:p>0.12969734</text:p>
          </table:table-cell>
          <table:table-cell office:value-type="float" office:value="0.13748647" calcext:value-type="float">
            <text:p>0.13748647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.42819946" calcext:value-type="float">
            <text:p>25.42819946</text:p>
          </table:table-cell>
          <table:table-cell office:value-type="float" office:value="0.13448955" calcext:value-type="float">
            <text:p>0.13448955</text:p>
          </table:table-cell>
          <table:table-cell office:value-type="float" office:value="0.12985291" calcext:value-type="float">
            <text:p>0.12985291</text:p>
          </table:table-cell>
          <table:table-cell office:value-type="float" office:value="0.13711275" calcext:value-type="float">
            <text:p>0.1371127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.4180914" calcext:value-type="float">
            <text:p>25.4180914</text:p>
          </table:table-cell>
          <table:table-cell office:value-type="float" office:value="0.13317587" calcext:value-type="float">
            <text:p>0.13317587</text:p>
          </table:table-cell>
          <table:table-cell office:value-type="float" office:value="0.13108315" calcext:value-type="float">
            <text:p>0.13108315</text:p>
          </table:table-cell>
          <table:table-cell office:value-type="float" office:value="0.13747217" calcext:value-type="float">
            <text:p>0.13747217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.4180914" calcext:value-type="float">
            <text:p>25.4180914</text:p>
          </table:table-cell>
          <table:table-cell office:value-type="float" office:value="0.13322832" calcext:value-type="float">
            <text:p>0.13322832</text:p>
          </table:table-cell>
          <table:table-cell office:value-type="float" office:value="0.13018312" calcext:value-type="float">
            <text:p>0.13018312</text:p>
          </table:table-cell>
          <table:table-cell office:value-type="float" office:value="0.13722004" calcext:value-type="float">
            <text:p>0.13722004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.4332535" calcext:value-type="float">
            <text:p>25.4332535</text:p>
          </table:table-cell>
          <table:table-cell office:value-type="float" office:value="0.13358535" calcext:value-type="float">
            <text:p>0.13358535</text:p>
          </table:table-cell>
          <table:table-cell office:value-type="float" office:value="0.12955488" calcext:value-type="float">
            <text:p>0.12955488</text:p>
          </table:table-cell>
          <table:table-cell office:value-type="float" office:value="0.13759376" calcext:value-type="float">
            <text:p>0.1375937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.4332535" calcext:value-type="float">
            <text:p>25.4332535</text:p>
          </table:table-cell>
          <table:table-cell office:value-type="float" office:value="0.13343753" calcext:value-type="float">
            <text:p>0.13343753</text:p>
          </table:table-cell>
          <table:table-cell office:value-type="float" office:value="0.1307285" calcext:value-type="float">
            <text:p>0.1307285</text:p>
          </table:table-cell>
          <table:table-cell office:value-type="float" office:value="0.13751389" calcext:value-type="float">
            <text:p>0.13751389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.4332535" calcext:value-type="float">
            <text:p>25.4332535</text:p>
          </table:table-cell>
          <table:table-cell office:value-type="float" office:value="0.13386609" calcext:value-type="float">
            <text:p>0.13386609</text:p>
          </table:table-cell>
          <table:table-cell office:value-type="float" office:value="0.12914838" calcext:value-type="float">
            <text:p>0.12914838</text:p>
          </table:table-cell>
          <table:table-cell office:value-type="float" office:value="0.13788106" calcext:value-type="float">
            <text:p>0.1378810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.4180914" calcext:value-type="float">
            <text:p>25.4180914</text:p>
          </table:table-cell>
          <table:table-cell office:value-type="float" office:value="0.13357522" calcext:value-type="float">
            <text:p>0.13357522</text:p>
          </table:table-cell>
          <table:table-cell office:value-type="float" office:value="0.12950482" calcext:value-type="float">
            <text:p>0.12950482</text:p>
          </table:table-cell>
          <table:table-cell office:value-type="float" office:value="0.13773741" calcext:value-type="float">
            <text:p>0.1377374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.4180914" calcext:value-type="float">
            <text:p>25.4180914</text:p>
          </table:table-cell>
          <table:table-cell office:value-type="float" office:value="0.1338643" calcext:value-type="float">
            <text:p>0.1338643</text:p>
          </table:table-cell>
          <table:table-cell office:value-type="float" office:value="0.12903751" calcext:value-type="float">
            <text:p>0.12903751</text:p>
          </table:table-cell>
          <table:table-cell office:value-type="float" office:value="0.13782682" calcext:value-type="float">
            <text:p>0.1378268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.41303737" calcext:value-type="float">
            <text:p>25.41303737</text:p>
          </table:table-cell>
          <table:table-cell office:value-type="float" office:value="0.1337737" calcext:value-type="float">
            <text:p>0.1337737</text:p>
          </table:table-cell>
          <table:table-cell office:value-type="float" office:value="0.13008536" calcext:value-type="float">
            <text:p>0.13008536</text:p>
          </table:table-cell>
          <table:table-cell office:value-type="float" office:value="0.13746561" calcext:value-type="float">
            <text:p>0.1374656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.4180914" calcext:value-type="float">
            <text:p>25.4180914</text:p>
          </table:table-cell>
          <table:table-cell office:value-type="float" office:value="0.13419272" calcext:value-type="float">
            <text:p>0.13419272</text:p>
          </table:table-cell>
          <table:table-cell office:value-type="float" office:value="0.12995602" calcext:value-type="float">
            <text:p>0.12995602</text:p>
          </table:table-cell>
          <table:table-cell office:value-type="float" office:value="0.13725998" calcext:value-type="float">
            <text:p>0.13725998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.40292931" calcext:value-type="float">
            <text:p>25.40292931</text:p>
          </table:table-cell>
          <table:table-cell office:value-type="float" office:value="0.13450684" calcext:value-type="float">
            <text:p>0.13450684</text:p>
          </table:table-cell>
          <table:table-cell office:value-type="float" office:value="0.12907268" calcext:value-type="float">
            <text:p>0.12907268</text:p>
          </table:table-cell>
          <table:table-cell office:value-type="float" office:value="0.13767959" calcext:value-type="float">
            <text:p>0.1376795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.41303737" calcext:value-type="float">
            <text:p>25.41303737</text:p>
          </table:table-cell>
          <table:table-cell office:value-type="float" office:value="0.13511361" calcext:value-type="float">
            <text:p>0.13511361</text:p>
          </table:table-cell>
          <table:table-cell office:value-type="float" office:value="0.12930514" calcext:value-type="float">
            <text:p>0.12930514</text:p>
          </table:table-cell>
          <table:table-cell office:value-type="float" office:value="0.13771416" calcext:value-type="float">
            <text:p>0.13771416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.41303737" calcext:value-type="float">
            <text:p>25.41303737</text:p>
          </table:table-cell>
          <table:table-cell office:value-type="float" office:value="0.13446213" calcext:value-type="float">
            <text:p>0.13446213</text:p>
          </table:table-cell>
          <table:table-cell office:value-type="float" office:value="0.12902381" calcext:value-type="float">
            <text:p>0.12902381</text:p>
          </table:table-cell>
          <table:table-cell office:value-type="float" office:value="0.13749422" calcext:value-type="float">
            <text:p>0.1374942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.40798334" calcext:value-type="float">
            <text:p>25.40798334</text:p>
          </table:table-cell>
          <table:table-cell office:value-type="float" office:value="0.13438226" calcext:value-type="float">
            <text:p>0.13438226</text:p>
          </table:table-cell>
          <table:table-cell office:value-type="float" office:value="0.12898208" calcext:value-type="float">
            <text:p>0.12898208</text:p>
          </table:table-cell>
          <table:table-cell office:value-type="float" office:value="0.13752283" calcext:value-type="float">
            <text:p>0.1375228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.40798334" calcext:value-type="float">
            <text:p>25.40798334</text:p>
          </table:table-cell>
          <table:table-cell office:value-type="float" office:value="0.13468923" calcext:value-type="float">
            <text:p>0.13468923</text:p>
          </table:table-cell>
          <table:table-cell office:value-type="float" office:value="0.12893738" calcext:value-type="float">
            <text:p>0.12893738</text:p>
          </table:table-cell>
          <table:table-cell office:value-type="float" office:value="0.13786675" calcext:value-type="float">
            <text:p>0.13786675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.40798334" calcext:value-type="float">
            <text:p>25.40798334</text:p>
          </table:table-cell>
          <table:table-cell office:value-type="float" office:value="0.13424577" calcext:value-type="float">
            <text:p>0.13424577</text:p>
          </table:table-cell>
          <table:table-cell office:value-type="float" office:value="0.13042332" calcext:value-type="float">
            <text:p>0.13042332</text:p>
          </table:table-cell>
          <table:table-cell office:value-type="float" office:value="0.13732316" calcext:value-type="float">
            <text:p>0.1373231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5.40798334" calcext:value-type="float">
            <text:p>25.40798334</text:p>
          </table:table-cell>
          <table:table-cell office:value-type="float" office:value="0.13433518" calcext:value-type="float">
            <text:p>0.13433518</text:p>
          </table:table-cell>
          <table:table-cell office:value-type="float" office:value="0.12932064" calcext:value-type="float">
            <text:p>0.12932064</text:p>
          </table:table-cell>
          <table:table-cell office:value-type="float" office:value="0.1378894" calcext:value-type="float">
            <text:p>0.137889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5.41303737" calcext:value-type="float">
            <text:p>25.41303737</text:p>
          </table:table-cell>
          <table:table-cell office:value-type="float" office:value="0.13410272" calcext:value-type="float">
            <text:p>0.13410272</text:p>
          </table:table-cell>
          <table:table-cell office:value-type="float" office:value="0.12994351" calcext:value-type="float">
            <text:p>0.12994351</text:p>
          </table:table-cell>
          <table:table-cell office:value-type="float" office:value="0.13733031" calcext:value-type="float">
            <text:p>0.1373303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5.40798334" calcext:value-type="float">
            <text:p>25.40798334</text:p>
          </table:table-cell>
          <table:table-cell office:value-type="float" office:value="0.13437869" calcext:value-type="float">
            <text:p>0.13437869</text:p>
          </table:table-cell>
          <table:table-cell office:value-type="float" office:value="0.12906553" calcext:value-type="float">
            <text:p>0.12906553</text:p>
          </table:table-cell>
          <table:table-cell office:value-type="float" office:value="0.13745012" calcext:value-type="float">
            <text:p>0.13745012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5.40798334" calcext:value-type="float">
            <text:p>25.40798334</text:p>
          </table:table-cell>
          <table:table-cell office:value-type="float" office:value="0.13473334" calcext:value-type="float">
            <text:p>0.13473334</text:p>
          </table:table-cell>
          <table:table-cell office:value-type="float" office:value="0.13005914" calcext:value-type="float">
            <text:p>0.13005914</text:p>
          </table:table-cell>
          <table:table-cell office:value-type="float" office:value="0.137316" calcext:value-type="float">
            <text:p>0.13731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5.40292931" calcext:value-type="float">
            <text:p>25.40292931</text:p>
          </table:table-cell>
          <table:table-cell office:value-type="float" office:value="0.1347232" calcext:value-type="float">
            <text:p>0.1347232</text:p>
          </table:table-cell>
          <table:table-cell office:value-type="float" office:value="0.12921275" calcext:value-type="float">
            <text:p>0.12921275</text:p>
          </table:table-cell>
          <table:table-cell office:value-type="float" office:value="0.1376331" calcext:value-type="float">
            <text:p>0.137633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.39787528" calcext:value-type="float">
            <text:p>25.39787528</text:p>
          </table:table-cell>
          <table:table-cell office:value-type="float" office:value="0.13405146" calcext:value-type="float">
            <text:p>0.13405146</text:p>
          </table:table-cell>
          <table:table-cell office:value-type="float" office:value="0.12946667" calcext:value-type="float">
            <text:p>0.12946667</text:p>
          </table:table-cell>
          <table:table-cell office:value-type="float" office:value="0.13762893" calcext:value-type="float">
            <text:p>0.13762893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.40292931" calcext:value-type="float">
            <text:p>25.40292931</text:p>
          </table:table-cell>
          <table:table-cell office:value-type="float" office:value="0.1338947" calcext:value-type="float">
            <text:p>0.1338947</text:p>
          </table:table-cell>
          <table:table-cell office:value-type="float" office:value="0.12920918" calcext:value-type="float">
            <text:p>0.12920918</text:p>
          </table:table-cell>
          <table:table-cell office:value-type="float" office:value="0.13758423" calcext:value-type="float">
            <text:p>0.13758423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.40798334" calcext:value-type="float">
            <text:p>25.40798334</text:p>
          </table:table-cell>
          <table:table-cell office:value-type="float" office:value="0.13413967" calcext:value-type="float">
            <text:p>0.13413967</text:p>
          </table:table-cell>
          <table:table-cell office:value-type="float" office:value="0.12918474" calcext:value-type="float">
            <text:p>0.12918474</text:p>
          </table:table-cell>
          <table:table-cell office:value-type="float" office:value="0.13761462" calcext:value-type="float">
            <text:p>0.1376146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.41303737" calcext:value-type="float">
            <text:p>25.41303737</text:p>
          </table:table-cell>
          <table:table-cell office:value-type="float" office:value="0.13387026" calcext:value-type="float">
            <text:p>0.13387026</text:p>
          </table:table-cell>
          <table:table-cell office:value-type="float" office:value="0.12981953" calcext:value-type="float">
            <text:p>0.12981953</text:p>
          </table:table-cell>
          <table:table-cell office:value-type="float" office:value="0.1376182" calcext:value-type="float">
            <text:p>0.137618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5.41303737" calcext:value-type="float">
            <text:p>25.41303737</text:p>
          </table:table-cell>
          <table:table-cell office:value-type="float" office:value="0.13403" calcext:value-type="float">
            <text:p>0.13403</text:p>
          </table:table-cell>
          <table:table-cell office:value-type="float" office:value="0.13041438" calcext:value-type="float">
            <text:p>0.13041438</text:p>
          </table:table-cell>
          <table:table-cell office:value-type="float" office:value="0.13746561" calcext:value-type="float">
            <text:p>0.1374656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.40798334" calcext:value-type="float">
            <text:p>25.40798334</text:p>
          </table:table-cell>
          <table:table-cell office:value-type="float" office:value="0.13521911" calcext:value-type="float">
            <text:p>0.13521911</text:p>
          </table:table-cell>
          <table:table-cell office:value-type="float" office:value="0.12989165" calcext:value-type="float">
            <text:p>0.12989165</text:p>
          </table:table-cell>
          <table:table-cell office:value-type="float" office:value="0.13745012" calcext:value-type="float">
            <text:p>0.1374501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.39787528" calcext:value-type="float">
            <text:p>25.39787528</text:p>
          </table:table-cell>
          <table:table-cell office:value-type="float" office:value="0.13474406" calcext:value-type="float">
            <text:p>0.13474406</text:p>
          </table:table-cell>
          <table:table-cell office:value-type="float" office:value="0.12908758" calcext:value-type="float">
            <text:p>0.12908758</text:p>
          </table:table-cell>
          <table:table-cell office:value-type="float" office:value="0.13750257" calcext:value-type="float">
            <text:p>0.13750257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.39787528" calcext:value-type="float">
            <text:p>25.39787528</text:p>
          </table:table-cell>
          <table:table-cell office:value-type="float" office:value="0.13438584" calcext:value-type="float">
            <text:p>0.13438584</text:p>
          </table:table-cell>
          <table:table-cell office:value-type="float" office:value="0.13029637" calcext:value-type="float">
            <text:p>0.13029637</text:p>
          </table:table-cell>
          <table:table-cell office:value-type="float" office:value="0.13737501" calcext:value-type="float">
            <text:p>0.1373750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.39787528" calcext:value-type="float">
            <text:p>25.39787528</text:p>
          </table:table-cell>
          <table:table-cell office:value-type="float" office:value="0.13516905" calcext:value-type="float">
            <text:p>0.13516905</text:p>
          </table:table-cell>
          <table:table-cell office:value-type="float" office:value="0.12973012" calcext:value-type="float">
            <text:p>0.12973012</text:p>
          </table:table-cell>
          <table:table-cell office:value-type="float" office:value="0.13749541" calcext:value-type="float">
            <text:p>0.1374954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.40798334" calcext:value-type="float">
            <text:p>25.40798334</text:p>
          </table:table-cell>
          <table:table-cell office:value-type="float" office:value="0.13485552" calcext:value-type="float">
            <text:p>0.13485552</text:p>
          </table:table-cell>
          <table:table-cell office:value-type="float" office:value="0.12878539" calcext:value-type="float">
            <text:p>0.12878539</text:p>
          </table:table-cell>
          <table:table-cell office:value-type="float" office:value="0.13762178" calcext:value-type="float">
            <text:p>0.1376217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.40292931" calcext:value-type="float">
            <text:p>25.40292931</text:p>
          </table:table-cell>
          <table:table-cell office:value-type="float" office:value="0.13451578" calcext:value-type="float">
            <text:p>0.13451578</text:p>
          </table:table-cell>
          <table:table-cell office:value-type="float" office:value="0.12938203" calcext:value-type="float">
            <text:p>0.12938203</text:p>
          </table:table-cell>
          <table:table-cell office:value-type="float" office:value="0.13739051" calcext:value-type="float">
            <text:p>0.1373905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5.41303737" calcext:value-type="float">
            <text:p>25.41303737</text:p>
          </table:table-cell>
          <table:table-cell office:value-type="float" office:value="0.13432683" calcext:value-type="float">
            <text:p>0.13432683</text:p>
          </table:table-cell>
          <table:table-cell office:value-type="float" office:value="0.13009311" calcext:value-type="float">
            <text:p>0.13009311</text:p>
          </table:table-cell>
          <table:table-cell office:value-type="float" office:value="0.13728978" calcext:value-type="float">
            <text:p>0.13728978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5.40292931" calcext:value-type="float">
            <text:p>25.40292931</text:p>
          </table:table-cell>
          <table:table-cell office:value-type="float" office:value="0.13490261" calcext:value-type="float">
            <text:p>0.13490261</text:p>
          </table:table-cell>
          <table:table-cell office:value-type="float" office:value="0.12999715" calcext:value-type="float">
            <text:p>0.12999715</text:p>
          </table:table-cell>
          <table:table-cell office:value-type="float" office:value="0.1376039" calcext:value-type="float">
            <text:p>0.1376039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5.40292931" calcext:value-type="float">
            <text:p>25.40292931</text:p>
          </table:table-cell>
          <table:table-cell office:value-type="float" office:value="0.13550462" calcext:value-type="float">
            <text:p>0.13550462</text:p>
          </table:table-cell>
          <table:table-cell office:value-type="float" office:value="0.12929143" calcext:value-type="float">
            <text:p>0.12929143</text:p>
          </table:table-cell>
          <table:table-cell office:value-type="float" office:value="0.13822438" calcext:value-type="float">
            <text:p>0.13822438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.40292931" calcext:value-type="float">
            <text:p>25.40292931</text:p>
          </table:table-cell>
          <table:table-cell office:value-type="float" office:value="0.13439657" calcext:value-type="float">
            <text:p>0.13439657</text:p>
          </table:table-cell>
          <table:table-cell office:value-type="float" office:value="0.1294768" calcext:value-type="float">
            <text:p>0.1294768</text:p>
          </table:table-cell>
          <table:table-cell office:value-type="float" office:value="0.13816537" calcext:value-type="float">
            <text:p>0.13816537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.41303737" calcext:value-type="float">
            <text:p>25.41303737</text:p>
          </table:table-cell>
          <table:table-cell office:value-type="float" office:value="0.13460697" calcext:value-type="float">
            <text:p>0.13460697</text:p>
          </table:table-cell>
          <table:table-cell office:value-type="float" office:value="0.13005437" calcext:value-type="float">
            <text:p>0.13005437</text:p>
          </table:table-cell>
          <table:table-cell office:value-type="float" office:value="0.13823928" calcext:value-type="float">
            <text:p>0.13823928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5.39787528" calcext:value-type="float">
            <text:p>25.39787528</text:p>
          </table:table-cell>
          <table:table-cell office:value-type="float" office:value="0.13534428" calcext:value-type="float">
            <text:p>0.13534428</text:p>
          </table:table-cell>
          <table:table-cell office:value-type="float" office:value="0.12884082" calcext:value-type="float">
            <text:p>0.12884082</text:p>
          </table:table-cell>
          <table:table-cell office:value-type="float" office:value="0.13857187" calcext:value-type="float">
            <text:p>0.1385718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.40798334" calcext:value-type="float">
            <text:p>25.40798334</text:p>
          </table:table-cell>
          <table:table-cell office:value-type="float" office:value="0.1345724" calcext:value-type="float">
            <text:p>0.1345724</text:p>
          </table:table-cell>
          <table:table-cell office:value-type="float" office:value="0.12896301" calcext:value-type="float">
            <text:p>0.12896301</text:p>
          </table:table-cell>
          <table:table-cell office:value-type="float" office:value="0.13850512" calcext:value-type="float">
            <text:p>0.1385051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.39787528" calcext:value-type="float">
            <text:p>25.39787528</text:p>
          </table:table-cell>
          <table:table-cell office:value-type="float" office:value="0.13428332" calcext:value-type="float">
            <text:p>0.13428332</text:p>
          </table:table-cell>
          <table:table-cell office:value-type="float" office:value="0.12969674" calcext:value-type="float">
            <text:p>0.12969674</text:p>
          </table:table-cell>
          <table:table-cell office:value-type="float" office:value="0.13794662" calcext:value-type="float">
            <text:p>0.13794662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5.40292931" calcext:value-type="float">
            <text:p>25.40292931</text:p>
          </table:table-cell>
          <table:table-cell office:value-type="float" office:value="0.13556661" calcext:value-type="float">
            <text:p>0.13556661</text:p>
          </table:table-cell>
          <table:table-cell office:value-type="float" office:value="0.12918295" calcext:value-type="float">
            <text:p>0.12918295</text:p>
          </table:table-cell>
          <table:table-cell office:value-type="float" office:value="0.13839127" calcext:value-type="float">
            <text:p>0.1383912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.40292931" calcext:value-type="float">
            <text:p>25.40292931</text:p>
          </table:table-cell>
          <table:table-cell office:value-type="float" office:value="0.13506056" calcext:value-type="float">
            <text:p>0.13506056</text:p>
          </table:table-cell>
          <table:table-cell office:value-type="float" office:value="0.12875439" calcext:value-type="float">
            <text:p>0.12875439</text:p>
          </table:table-cell>
          <table:table-cell office:value-type="float" office:value="0.13863804" calcext:value-type="float">
            <text:p>0.13863804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5.39282125" calcext:value-type="float">
            <text:p>25.39282125</text:p>
          </table:table-cell>
          <table:table-cell office:value-type="float" office:value="0.13432504" calcext:value-type="float">
            <text:p>0.13432504</text:p>
          </table:table-cell>
          <table:table-cell office:value-type="float" office:value="0.12896778" calcext:value-type="float">
            <text:p>0.12896778</text:p>
          </table:table-cell>
          <table:table-cell office:value-type="float" office:value="0.13826193" calcext:value-type="float">
            <text:p>0.1382619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5.39787528" calcext:value-type="float">
            <text:p>25.39787528</text:p>
          </table:table-cell>
          <table:table-cell office:value-type="float" office:value="0.13502778" calcext:value-type="float">
            <text:p>0.13502778</text:p>
          </table:table-cell>
          <table:table-cell office:value-type="float" office:value="0.12883367" calcext:value-type="float">
            <text:p>0.12883367</text:p>
          </table:table-cell>
          <table:table-cell office:value-type="float" office:value="0.13842406" calcext:value-type="float">
            <text:p>0.13842406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5.40798334" calcext:value-type="float">
            <text:p>25.40798334</text:p>
          </table:table-cell>
          <table:table-cell office:value-type="float" office:value="0.13554515" calcext:value-type="float">
            <text:p>0.13554515</text:p>
          </table:table-cell>
          <table:table-cell office:value-type="float" office:value="0.12916507" calcext:value-type="float">
            <text:p>0.12916507</text:p>
          </table:table-cell>
          <table:table-cell office:value-type="float" office:value="0.13819279" calcext:value-type="float">
            <text:p>0.13819279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.40292931" calcext:value-type="float">
            <text:p>25.40292931</text:p>
          </table:table-cell>
          <table:table-cell office:value-type="float" office:value="0.13455929" calcext:value-type="float">
            <text:p>0.13455929</text:p>
          </table:table-cell>
          <table:table-cell office:value-type="float" office:value="0.12901725" calcext:value-type="float">
            <text:p>0.12901725</text:p>
          </table:table-cell>
          <table:table-cell office:value-type="float" office:value="0.13837756" calcext:value-type="float">
            <text:p>0.1383775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5.39282125" calcext:value-type="float">
            <text:p>25.39282125</text:p>
          </table:table-cell>
          <table:table-cell office:value-type="float" office:value="0.13555409" calcext:value-type="float">
            <text:p>0.13555409</text:p>
          </table:table-cell>
          <table:table-cell office:value-type="float" office:value="0.12909652" calcext:value-type="float">
            <text:p>0.12909652</text:p>
          </table:table-cell>
          <table:table-cell office:value-type="float" office:value="0.13855161" calcext:value-type="float">
            <text:p>0.1385516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5.39787528" calcext:value-type="float">
            <text:p>25.39787528</text:p>
          </table:table-cell>
          <table:table-cell office:value-type="float" office:value="0.1357639" calcext:value-type="float">
            <text:p>0.1357639</text:p>
          </table:table-cell>
          <table:table-cell office:value-type="float" office:value="0.12963058" calcext:value-type="float">
            <text:p>0.12963058</text:p>
          </table:table-cell>
          <table:table-cell office:value-type="float" office:value="0.13819875" calcext:value-type="float">
            <text:p>0.13819875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5.39787528" calcext:value-type="float">
            <text:p>25.39787528</text:p>
          </table:table-cell>
          <table:table-cell office:value-type="float" office:value="0.13483288" calcext:value-type="float">
            <text:p>0.13483288</text:p>
          </table:table-cell>
          <table:table-cell office:value-type="float" office:value="0.1298535" calcext:value-type="float">
            <text:p>0.1298535</text:p>
          </table:table-cell>
          <table:table-cell office:value-type="float" office:value="0.13850095" calcext:value-type="float">
            <text:p>0.13850095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5.40292931" calcext:value-type="float">
            <text:p>25.40292931</text:p>
          </table:table-cell>
          <table:table-cell office:value-type="float" office:value="0.13459922" calcext:value-type="float">
            <text:p>0.13459922</text:p>
          </table:table-cell>
          <table:table-cell office:value-type="float" office:value="0.12945475" calcext:value-type="float">
            <text:p>0.12945475</text:p>
          </table:table-cell>
          <table:table-cell office:value-type="float" office:value="0.13811471" calcext:value-type="float">
            <text:p>0.1381147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5.40798334" calcext:value-type="float">
            <text:p>25.40798334</text:p>
          </table:table-cell>
          <table:table-cell office:value-type="float" office:value="0.13481321" calcext:value-type="float">
            <text:p>0.13481321</text:p>
          </table:table-cell>
          <table:table-cell office:value-type="float" office:value="0.13007344" calcext:value-type="float">
            <text:p>0.13007344</text:p>
          </table:table-cell>
          <table:table-cell office:value-type="float" office:value="0.13878884" calcext:value-type="float">
            <text:p>0.1387888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5.39787528" calcext:value-type="float">
            <text:p>25.39787528</text:p>
          </table:table-cell>
          <table:table-cell office:value-type="float" office:value="0.1350546" calcext:value-type="float">
            <text:p>0.1350546</text:p>
          </table:table-cell>
          <table:table-cell office:value-type="float" office:value="0.12894215" calcext:value-type="float">
            <text:p>0.12894215</text:p>
          </table:table-cell>
          <table:table-cell office:value-type="float" office:value="0.13859572" calcext:value-type="float">
            <text:p>0.1385957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5.39787528" calcext:value-type="float">
            <text:p>25.39787528</text:p>
          </table:table-cell>
          <table:table-cell office:value-type="float" office:value="0.13469102" calcext:value-type="float">
            <text:p>0.13469102</text:p>
          </table:table-cell>
          <table:table-cell office:value-type="float" office:value="0.12962999" calcext:value-type="float">
            <text:p>0.12962999</text:p>
          </table:table-cell>
          <table:table-cell office:value-type="float" office:value="0.13849022" calcext:value-type="float">
            <text:p>0.13849022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5.39787528" calcext:value-type="float">
            <text:p>25.39787528</text:p>
          </table:table-cell>
          <table:table-cell office:value-type="float" office:value="0.13555469" calcext:value-type="float">
            <text:p>0.13555469</text:p>
          </table:table-cell>
          <table:table-cell office:value-type="float" office:value="0.12961449" calcext:value-type="float">
            <text:p>0.12961449</text:p>
          </table:table-cell>
          <table:table-cell office:value-type="float" office:value="0.13831438" calcext:value-type="float">
            <text:p>0.13831438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5.39282125" calcext:value-type="float">
            <text:p>25.39282125</text:p>
          </table:table-cell>
          <table:table-cell office:value-type="float" office:value="0.13575734" calcext:value-type="float">
            <text:p>0.13575734</text:p>
          </table:table-cell>
          <table:table-cell office:value-type="float" office:value="0.12986006" calcext:value-type="float">
            <text:p>0.12986006</text:p>
          </table:table-cell>
          <table:table-cell office:value-type="float" office:value="0.13816001" calcext:value-type="float">
            <text:p>0.1381600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5.39787528" calcext:value-type="float">
            <text:p>25.39787528</text:p>
          </table:table-cell>
          <table:table-cell office:value-type="float" office:value="0.13581456" calcext:value-type="float">
            <text:p>0.13581456</text:p>
          </table:table-cell>
          <table:table-cell office:value-type="float" office:value="0.12882115" calcext:value-type="float">
            <text:p>0.12882115</text:p>
          </table:table-cell>
          <table:table-cell office:value-type="float" office:value="0.13854744" calcext:value-type="float">
            <text:p>0.13854744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.39787528" calcext:value-type="float">
            <text:p>25.39787528</text:p>
          </table:table-cell>
          <table:table-cell office:value-type="float" office:value="0.13513984" calcext:value-type="float">
            <text:p>0.13513984</text:p>
          </table:table-cell>
          <table:table-cell office:value-type="float" office:value="0.12861492" calcext:value-type="float">
            <text:p>0.12861492</text:p>
          </table:table-cell>
          <table:table-cell office:value-type="float" office:value="0.13842644" calcext:value-type="float">
            <text:p>0.13842644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.40292931" calcext:value-type="float">
            <text:p>25.40292931</text:p>
          </table:table-cell>
          <table:table-cell office:value-type="float" office:value="0.13504864" calcext:value-type="float">
            <text:p>0.13504864</text:p>
          </table:table-cell>
          <table:table-cell office:value-type="float" office:value="0.12885751" calcext:value-type="float">
            <text:p>0.12885751</text:p>
          </table:table-cell>
          <table:table-cell office:value-type="float" office:value="0.13852896" calcext:value-type="float">
            <text:p>0.13852896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5.40292931" calcext:value-type="float">
            <text:p>25.40292931</text:p>
          </table:table-cell>
          <table:table-cell office:value-type="float" office:value="0.13471665" calcext:value-type="float">
            <text:p>0.13471665</text:p>
          </table:table-cell>
          <table:table-cell office:value-type="float" office:value="0.12936057" calcext:value-type="float">
            <text:p>0.12936057</text:p>
          </table:table-cell>
          <table:table-cell office:value-type="float" office:value="0.13822259" calcext:value-type="float">
            <text:p>0.13822259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5.40798334" calcext:value-type="float">
            <text:p>25.40798334</text:p>
          </table:table-cell>
          <table:table-cell office:value-type="float" office:value="0.13501586" calcext:value-type="float">
            <text:p>0.13501586</text:p>
          </table:table-cell>
          <table:table-cell office:value-type="float" office:value="0.12975635" calcext:value-type="float">
            <text:p>0.12975635</text:p>
          </table:table-cell>
          <table:table-cell office:value-type="float" office:value="0.13828279" calcext:value-type="float">
            <text:p>0.13828279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5.40798334" calcext:value-type="float">
            <text:p>25.40798334</text:p>
          </table:table-cell>
          <table:table-cell office:value-type="float" office:value="0.13584615" calcext:value-type="float">
            <text:p>0.13584615</text:p>
          </table:table-cell>
          <table:table-cell office:value-type="float" office:value="0.12936892" calcext:value-type="float">
            <text:p>0.12936892</text:p>
          </table:table-cell>
          <table:table-cell office:value-type="float" office:value="0.13819041" calcext:value-type="float">
            <text:p>0.1381904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.39787528" calcext:value-type="float">
            <text:p>25.39787528</text:p>
          </table:table-cell>
          <table:table-cell office:value-type="float" office:value="0.13597669" calcext:value-type="float">
            <text:p>0.13597669</text:p>
          </table:table-cell>
          <table:table-cell office:value-type="float" office:value="0.12920322" calcext:value-type="float">
            <text:p>0.12920322</text:p>
          </table:table-cell>
          <table:table-cell office:value-type="float" office:value="0.13810457" calcext:value-type="float">
            <text:p>0.13810457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5.40292931" calcext:value-type="float">
            <text:p>25.40292931</text:p>
          </table:table-cell>
          <table:table-cell office:value-type="float" office:value="0.135839" calcext:value-type="float">
            <text:p>0.135839</text:p>
          </table:table-cell>
          <table:table-cell office:value-type="float" office:value="0.1287228" calcext:value-type="float">
            <text:p>0.1287228</text:p>
          </table:table-cell>
          <table:table-cell office:value-type="float" office:value="0.13853254" calcext:value-type="float">
            <text:p>0.13853254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5.39787528" calcext:value-type="float">
            <text:p>25.39787528</text:p>
          </table:table-cell>
          <table:table-cell office:value-type="float" office:value="0.13474943" calcext:value-type="float">
            <text:p>0.13474943</text:p>
          </table:table-cell>
          <table:table-cell office:value-type="float" office:value="0.12881459" calcext:value-type="float">
            <text:p>0.12881459</text:p>
          </table:table-cell>
          <table:table-cell office:value-type="float" office:value="0.13832332" calcext:value-type="float">
            <text:p>0.1383233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5.39787528" calcext:value-type="float">
            <text:p>25.39787528</text:p>
          </table:table-cell>
          <table:table-cell office:value-type="float" office:value="0.13496103" calcext:value-type="float">
            <text:p>0.13496103</text:p>
          </table:table-cell>
          <table:table-cell office:value-type="float" office:value="0.12946488" calcext:value-type="float">
            <text:p>0.12946488</text:p>
          </table:table-cell>
          <table:table-cell office:value-type="float" office:value="0.13800384" calcext:value-type="float">
            <text:p>0.13800384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5.40292931" calcext:value-type="float">
            <text:p>25.40292931</text:p>
          </table:table-cell>
          <table:table-cell office:value-type="float" office:value="0.13507845" calcext:value-type="float">
            <text:p>0.13507845</text:p>
          </table:table-cell>
          <table:table-cell office:value-type="float" office:value="0.12854458" calcext:value-type="float">
            <text:p>0.12854458</text:p>
          </table:table-cell>
          <table:table-cell office:value-type="float" office:value="0.13844432" calcext:value-type="float">
            <text:p>0.13844432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5.40798334" calcext:value-type="float">
            <text:p>25.40798334</text:p>
          </table:table-cell>
          <table:table-cell office:value-type="float" office:value="0.13503195" calcext:value-type="float">
            <text:p>0.13503195</text:p>
          </table:table-cell>
          <table:table-cell office:value-type="float" office:value="0.12941362" calcext:value-type="float">
            <text:p>0.12941362</text:p>
          </table:table-cell>
          <table:table-cell office:value-type="float" office:value="0.13839306" calcext:value-type="float">
            <text:p>0.13839306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5.40292931" calcext:value-type="float">
            <text:p>25.40292931</text:p>
          </table:table-cell>
          <table:table-cell office:value-type="float" office:value="0.13556661" calcext:value-type="float">
            <text:p>0.13556661</text:p>
          </table:table-cell>
          <table:table-cell office:value-type="float" office:value="0.12955548" calcext:value-type="float">
            <text:p>0.12955548</text:p>
          </table:table-cell>
          <table:table-cell office:value-type="float" office:value="0.13820233" calcext:value-type="float">
            <text:p>0.13820233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5.40798334" calcext:value-type="float">
            <text:p>25.40798334</text:p>
          </table:table-cell>
          <table:table-cell office:value-type="float" office:value="0.13646008" calcext:value-type="float">
            <text:p>0.13646008</text:p>
          </table:table-cell>
          <table:table-cell office:value-type="float" office:value="0.12889029" calcext:value-type="float">
            <text:p>0.12889029</text:p>
          </table:table-cell>
          <table:table-cell office:value-type="float" office:value="0.13769151" calcext:value-type="float">
            <text:p>0.1376915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5.40292931" calcext:value-type="float">
            <text:p>25.40292931</text:p>
          </table:table-cell>
          <table:table-cell office:value-type="float" office:value="0.13648214" calcext:value-type="float">
            <text:p>0.13648214</text:p>
          </table:table-cell>
          <table:table-cell office:value-type="float" office:value="0.12862803" calcext:value-type="float">
            <text:p>0.12862803</text:p>
          </table:table-cell>
          <table:table-cell office:value-type="float" office:value="0.13811292" calcext:value-type="float">
            <text:p>0.13811292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5.42314543" calcext:value-type="float">
            <text:p>25.42314543</text:p>
          </table:table-cell>
          <table:table-cell office:value-type="float" office:value="0.13507249" calcext:value-type="float">
            <text:p>0.13507249</text:p>
          </table:table-cell>
          <table:table-cell office:value-type="float" office:value="0.12853564" calcext:value-type="float">
            <text:p>0.12853564</text:p>
          </table:table-cell>
          <table:table-cell office:value-type="float" office:value="0.13806106" calcext:value-type="float">
            <text:p>0.1380610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5.41303737" calcext:value-type="float">
            <text:p>25.41303737</text:p>
          </table:table-cell>
          <table:table-cell office:value-type="float" office:value="0.13578417" calcext:value-type="float">
            <text:p>0.13578417</text:p>
          </table:table-cell>
          <table:table-cell office:value-type="float" office:value="0.12840451" calcext:value-type="float">
            <text:p>0.12840451</text:p>
          </table:table-cell>
          <table:table-cell office:value-type="float" office:value="0.13742568" calcext:value-type="float">
            <text:p>0.13742568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5.40798334" calcext:value-type="float">
            <text:p>25.40798334</text:p>
          </table:table-cell>
          <table:table-cell office:value-type="float" office:value="0.13558449" calcext:value-type="float">
            <text:p>0.13558449</text:p>
          </table:table-cell>
          <table:table-cell office:value-type="float" office:value="0.12830915" calcext:value-type="float">
            <text:p>0.12830915</text:p>
          </table:table-cell>
          <table:table-cell office:value-type="float" office:value="0.13812901" calcext:value-type="float">
            <text:p>0.1381290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5.40798334" calcext:value-type="float">
            <text:p>25.40798334</text:p>
          </table:table-cell>
          <table:table-cell office:value-type="float" office:value="0.13664366" calcext:value-type="float">
            <text:p>0.13664366</text:p>
          </table:table-cell>
          <table:table-cell office:value-type="float" office:value="0.12843014" calcext:value-type="float">
            <text:p>0.12843014</text:p>
          </table:table-cell>
          <table:table-cell office:value-type="float" office:value="0.13858737" calcext:value-type="float">
            <text:p>0.13858737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5.41303737" calcext:value-type="float">
            <text:p>25.41303737</text:p>
          </table:table-cell>
          <table:table-cell office:value-type="float" office:value="0.135929" calcext:value-type="float">
            <text:p>0.135929</text:p>
          </table:table-cell>
          <table:table-cell office:value-type="float" office:value="0.12915732" calcext:value-type="float">
            <text:p>0.12915732</text:p>
          </table:table-cell>
          <table:table-cell office:value-type="float" office:value="0.1382661" calcext:value-type="float">
            <text:p>0.138266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5.40292931" calcext:value-type="float">
            <text:p>25.40292931</text:p>
          </table:table-cell>
          <table:table-cell office:value-type="float" office:value="0.13643564" calcext:value-type="float">
            <text:p>0.13643564</text:p>
          </table:table-cell>
          <table:table-cell office:value-type="float" office:value="0.12899341" calcext:value-type="float">
            <text:p>0.12899341</text:p>
          </table:table-cell>
          <table:table-cell office:value-type="float" office:value="0.13746084" calcext:value-type="float">
            <text:p>0.1374608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5.40292931" calcext:value-type="float">
            <text:p>25.40292931</text:p>
          </table:table-cell>
          <table:table-cell office:value-type="float" office:value="0.1361865" calcext:value-type="float">
            <text:p>0.1361865</text:p>
          </table:table-cell>
          <table:table-cell office:value-type="float" office:value="0.12902261" calcext:value-type="float">
            <text:p>0.12902261</text:p>
          </table:table-cell>
          <table:table-cell office:value-type="float" office:value="0.13769807" calcext:value-type="float">
            <text:p>0.13769807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5.40798334" calcext:value-type="float">
            <text:p>25.40798334</text:p>
          </table:table-cell>
          <table:table-cell office:value-type="float" office:value="0.13535501" calcext:value-type="float">
            <text:p>0.13535501</text:p>
          </table:table-cell>
          <table:table-cell office:value-type="float" office:value="0.12921692" calcext:value-type="float">
            <text:p>0.12921692</text:p>
          </table:table-cell>
          <table:table-cell office:value-type="float" office:value="0.13794007" calcext:value-type="float">
            <text:p>0.13794007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5.40292931" calcext:value-type="float">
            <text:p>25.40292931</text:p>
          </table:table-cell>
          <table:table-cell office:value-type="float" office:value="0.13532402" calcext:value-type="float">
            <text:p>0.13532402</text:p>
          </table:table-cell>
          <table:table-cell office:value-type="float" office:value="0.12843491" calcext:value-type="float">
            <text:p>0.12843491</text:p>
          </table:table-cell>
          <table:table-cell office:value-type="float" office:value="0.13777258" calcext:value-type="float">
            <text:p>0.13777258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5.40798334" calcext:value-type="float">
            <text:p>25.40798334</text:p>
          </table:table-cell>
          <table:table-cell office:value-type="float" office:value="0.13587298" calcext:value-type="float">
            <text:p>0.13587298</text:p>
          </table:table-cell>
          <table:table-cell office:value-type="float" office:value="0.12893261" calcext:value-type="float">
            <text:p>0.12893261</text:p>
          </table:table-cell>
          <table:table-cell office:value-type="float" office:value="0.13775171" calcext:value-type="float">
            <text:p>0.1377517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5.40292931" calcext:value-type="float">
            <text:p>25.40292931</text:p>
          </table:table-cell>
          <table:table-cell office:value-type="float" office:value="0.13595881" calcext:value-type="float">
            <text:p>0.13595881</text:p>
          </table:table-cell>
          <table:table-cell office:value-type="float" office:value="0.12803735" calcext:value-type="float">
            <text:p>0.12803735</text:p>
          </table:table-cell>
          <table:table-cell office:value-type="float" office:value="0.13780894" calcext:value-type="float">
            <text:p>0.1378089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5.40798334" calcext:value-type="float">
            <text:p>25.40798334</text:p>
          </table:table-cell>
          <table:table-cell office:value-type="float" office:value="0.13499798" calcext:value-type="float">
            <text:p>0.13499798</text:p>
          </table:table-cell>
          <table:table-cell office:value-type="float" office:value="0.12811603" calcext:value-type="float">
            <text:p>0.12811603</text:p>
          </table:table-cell>
          <table:table-cell office:value-type="float" office:value="0.1378894" calcext:value-type="float">
            <text:p>0.1378894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5.40798334" calcext:value-type="float">
            <text:p>25.40798334</text:p>
          </table:table-cell>
          <table:table-cell office:value-type="float" office:value="0.13520183" calcext:value-type="float">
            <text:p>0.13520183</text:p>
          </table:table-cell>
          <table:table-cell office:value-type="float" office:value="0.12940826" calcext:value-type="float">
            <text:p>0.12940826</text:p>
          </table:table-cell>
          <table:table-cell office:value-type="float" office:value="0.13783755" calcext:value-type="float">
            <text:p>0.13783755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5.39787528" calcext:value-type="float">
            <text:p>25.39787528</text:p>
          </table:table-cell>
          <table:table-cell office:value-type="float" office:value="0.13528706" calcext:value-type="float">
            <text:p>0.13528706</text:p>
          </table:table-cell>
          <table:table-cell office:value-type="float" office:value="0.12844445" calcext:value-type="float">
            <text:p>0.12844445</text:p>
          </table:table-cell>
          <table:table-cell office:value-type="float" office:value="0.13811352" calcext:value-type="float">
            <text:p>0.13811352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5.40798334" calcext:value-type="float">
            <text:p>25.40798334</text:p>
          </table:table-cell>
          <table:table-cell office:value-type="float" office:value="0.13539316" calcext:value-type="float">
            <text:p>0.13539316</text:p>
          </table:table-cell>
          <table:table-cell office:value-type="float" office:value="0.12800099" calcext:value-type="float">
            <text:p>0.12800099</text:p>
          </table:table-cell>
          <table:table-cell office:value-type="float" office:value="0.13793947" calcext:value-type="float">
            <text:p>0.13793947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5.40292931" calcext:value-type="float">
            <text:p>25.40292931</text:p>
          </table:table-cell>
          <table:table-cell office:value-type="float" office:value="0.13514282" calcext:value-type="float">
            <text:p>0.13514282</text:p>
          </table:table-cell>
          <table:table-cell office:value-type="float" office:value="0.12914302" calcext:value-type="float">
            <text:p>0.12914302</text:p>
          </table:table-cell>
          <table:table-cell office:value-type="float" office:value="0.13751568" calcext:value-type="float">
            <text:p>0.13751568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5.40292931" calcext:value-type="float">
            <text:p>25.40292931</text:p>
          </table:table-cell>
          <table:table-cell office:value-type="float" office:value="0.13536336" calcext:value-type="float">
            <text:p>0.13536336</text:p>
          </table:table-cell>
          <table:table-cell office:value-type="float" office:value="0.12862505" calcext:value-type="float">
            <text:p>0.12862505</text:p>
          </table:table-cell>
          <table:table-cell office:value-type="float" office:value="0.13753893" calcext:value-type="float">
            <text:p>0.13753893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.40798334" calcext:value-type="float">
            <text:p>25.40798334</text:p>
          </table:table-cell>
          <table:table-cell office:value-type="float" office:value="0.13533951" calcext:value-type="float">
            <text:p>0.13533951</text:p>
          </table:table-cell>
          <table:table-cell office:value-type="float" office:value="0.12790979" calcext:value-type="float">
            <text:p>0.12790979</text:p>
          </table:table-cell>
          <table:table-cell office:value-type="float" office:value="0.13765694" calcext:value-type="float">
            <text:p>0.13765694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.38776723" calcext:value-type="float">
            <text:p>25.38776723</text:p>
          </table:table-cell>
          <table:table-cell office:value-type="float" office:value="0.1356286" calcext:value-type="float">
            <text:p>0.1356286</text:p>
          </table:table-cell>
          <table:table-cell office:value-type="float" office:value="0.12859048" calcext:value-type="float">
            <text:p>0.12859048</text:p>
          </table:table-cell>
          <table:table-cell office:value-type="float" office:value="0.13823511" calcext:value-type="float">
            <text:p>0.1382351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5.40292931" calcext:value-type="float">
            <text:p>25.40292931</text:p>
          </table:table-cell>
          <table:table-cell office:value-type="float" office:value="0.1366079" calcext:value-type="float">
            <text:p>0.1366079</text:p>
          </table:table-cell>
          <table:table-cell office:value-type="float" office:value="0.1283455" calcext:value-type="float">
            <text:p>0.1283455</text:p>
          </table:table-cell>
          <table:table-cell office:value-type="float" office:value="0.13781311" calcext:value-type="float">
            <text:p>0.1378131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5.40292931" calcext:value-type="float">
            <text:p>25.40292931</text:p>
          </table:table-cell>
          <table:table-cell office:value-type="float" office:value="0.13594152" calcext:value-type="float">
            <text:p>0.13594152</text:p>
          </table:table-cell>
          <table:table-cell office:value-type="float" office:value="0.12931706" calcext:value-type="float">
            <text:p>0.12931706</text:p>
          </table:table-cell>
          <table:table-cell office:value-type="float" office:value="0.13762476" calcext:value-type="float">
            <text:p>0.13762476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.39787528" calcext:value-type="float">
            <text:p>25.39787528</text:p>
          </table:table-cell>
          <table:table-cell office:value-type="float" office:value="0.13538899" calcext:value-type="float">
            <text:p>0.13538899</text:p>
          </table:table-cell>
          <table:table-cell office:value-type="float" office:value="0.12842538" calcext:value-type="float">
            <text:p>0.12842538</text:p>
          </table:table-cell>
          <table:table-cell office:value-type="float" office:value="0.1379496" calcext:value-type="float">
            <text:p>0.1379496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5.39787528" calcext:value-type="float">
            <text:p>25.39787528</text:p>
          </table:table-cell>
          <table:table-cell office:value-type="float" office:value="0.13641359" calcext:value-type="float">
            <text:p>0.13641359</text:p>
          </table:table-cell>
          <table:table-cell office:value-type="float" office:value="0.12835445" calcext:value-type="float">
            <text:p>0.12835445</text:p>
          </table:table-cell>
          <table:table-cell office:value-type="float" office:value="0.1388395" calcext:value-type="float">
            <text:p>0.1388395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5.40292931" calcext:value-type="float">
            <text:p>25.40292931</text:p>
          </table:table-cell>
          <table:table-cell office:value-type="float" office:value="0.13566257" calcext:value-type="float">
            <text:p>0.13566257</text:p>
          </table:table-cell>
          <table:table-cell office:value-type="float" office:value="0.12814702" calcext:value-type="float">
            <text:p>0.12814702</text:p>
          </table:table-cell>
          <table:table-cell office:value-type="float" office:value="0.13877811" calcext:value-type="float">
            <text:p>0.1387781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5.40292931" calcext:value-type="float">
            <text:p>25.40292931</text:p>
          </table:table-cell>
          <table:table-cell office:value-type="float" office:value="0.13554813" calcext:value-type="float">
            <text:p>0.13554813</text:p>
          </table:table-cell>
          <table:table-cell office:value-type="float" office:value="0.12819769" calcext:value-type="float">
            <text:p>0.12819769</text:p>
          </table:table-cell>
          <table:table-cell office:value-type="float" office:value="0.13827326" calcext:value-type="float">
            <text:p>0.13827326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.40798334" calcext:value-type="float">
            <text:p>25.40798334</text:p>
          </table:table-cell>
          <table:table-cell office:value-type="float" office:value="0.13552489" calcext:value-type="float">
            <text:p>0.13552489</text:p>
          </table:table-cell>
          <table:table-cell office:value-type="float" office:value="0.12859584" calcext:value-type="float">
            <text:p>0.12859584</text:p>
          </table:table-cell>
          <table:table-cell office:value-type="float" office:value="0.13819577" calcext:value-type="float">
            <text:p>0.13819577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5.40292931" calcext:value-type="float">
            <text:p>25.40292931</text:p>
          </table:table-cell>
          <table:table-cell office:value-type="float" office:value="0.13543429" calcext:value-type="float">
            <text:p>0.13543429</text:p>
          </table:table-cell>
          <table:table-cell office:value-type="float" office:value="0.12866499" calcext:value-type="float">
            <text:p>0.12866499</text:p>
          </table:table-cell>
          <table:table-cell office:value-type="float" office:value="0.13902368" calcext:value-type="float">
            <text:p>0.13902368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5.39787528" calcext:value-type="float">
            <text:p>25.39787528</text:p>
          </table:table-cell>
          <table:table-cell office:value-type="float" office:value="0.13528229" calcext:value-type="float">
            <text:p>0.13528229</text:p>
          </table:table-cell>
          <table:table-cell office:value-type="float" office:value="0.12879969" calcext:value-type="float">
            <text:p>0.12879969</text:p>
          </table:table-cell>
          <table:table-cell office:value-type="float" office:value="0.1387489" calcext:value-type="float">
            <text:p>0.1387489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5.39787528" calcext:value-type="float">
            <text:p>25.39787528</text:p>
          </table:table-cell>
          <table:table-cell office:value-type="float" office:value="0.13552369" calcext:value-type="float">
            <text:p>0.13552369</text:p>
          </table:table-cell>
          <table:table-cell office:value-type="float" office:value="0.1287991" calcext:value-type="float">
            <text:p>0.1287991</text:p>
          </table:table-cell>
          <table:table-cell office:value-type="float" office:value="0.13879539" calcext:value-type="float">
            <text:p>0.13879539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5.40292931" calcext:value-type="float">
            <text:p>25.40292931</text:p>
          </table:table-cell>
          <table:table-cell office:value-type="float" office:value="0.13521136" calcext:value-type="float">
            <text:p>0.13521136</text:p>
          </table:table-cell>
          <table:table-cell office:value-type="float" office:value="0.12971999" calcext:value-type="float">
            <text:p>0.12971999</text:p>
          </table:table-cell>
          <table:table-cell office:value-type="float" office:value="0.1387793" calcext:value-type="float">
            <text:p>0.1387793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5.40292931" calcext:value-type="float">
            <text:p>25.40292931</text:p>
          </table:table-cell>
          <table:table-cell office:value-type="float" office:value="0.13576152" calcext:value-type="float">
            <text:p>0.13576152</text:p>
          </table:table-cell>
          <table:table-cell office:value-type="float" office:value="0.12989225" calcext:value-type="float">
            <text:p>0.12989225</text:p>
          </table:table-cell>
          <table:table-cell office:value-type="float" office:value="0.13852896" calcext:value-type="float">
            <text:p>0.13852896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5.39787528" calcext:value-type="float">
            <text:p>25.39787528</text:p>
          </table:table-cell>
          <table:table-cell office:value-type="float" office:value="0.13664605" calcext:value-type="float">
            <text:p>0.13664605</text:p>
          </table:table-cell>
          <table:table-cell office:value-type="float" office:value="0.12885512" calcext:value-type="float">
            <text:p>0.12885512</text:p>
          </table:table-cell>
          <table:table-cell office:value-type="float" office:value="0.13871135" calcext:value-type="float">
            <text:p>0.13871135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5.39787528" calcext:value-type="float">
            <text:p>25.39787528</text:p>
          </table:table-cell>
          <table:table-cell office:value-type="float" office:value="0.13628306" calcext:value-type="float">
            <text:p>0.13628306</text:p>
          </table:table-cell>
          <table:table-cell office:value-type="float" office:value="0.12847664" calcext:value-type="float">
            <text:p>0.12847664</text:p>
          </table:table-cell>
          <table:table-cell office:value-type="float" office:value="0.13871612" calcext:value-type="float">
            <text:p>0.13871612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5.39787528" calcext:value-type="float">
            <text:p>25.39787528</text:p>
          </table:table-cell>
          <table:table-cell office:value-type="float" office:value="0.13548674" calcext:value-type="float">
            <text:p>0.13548674</text:p>
          </table:table-cell>
          <table:table-cell office:value-type="float" office:value="0.1296431" calcext:value-type="float">
            <text:p>0.1296431</text:p>
          </table:table-cell>
          <table:table-cell office:value-type="float" office:value="0.13879897" calcext:value-type="float">
            <text:p>0.13879897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5.40292931" calcext:value-type="float">
            <text:p>25.40292931</text:p>
          </table:table-cell>
          <table:table-cell office:value-type="float" office:value="0.13585808" calcext:value-type="float">
            <text:p>0.13585808</text:p>
          </table:table-cell>
          <table:table-cell office:value-type="float" office:value="0.12916149" calcext:value-type="float">
            <text:p>0.12916149</text:p>
          </table:table-cell>
          <table:table-cell office:value-type="float" office:value="0.13877632" calcext:value-type="float">
            <text:p>0.1387763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5.38776723" calcext:value-type="float">
            <text:p>25.38776723</text:p>
          </table:table-cell>
          <table:table-cell office:value-type="float" office:value="0.13501169" calcext:value-type="float">
            <text:p>0.13501169</text:p>
          </table:table-cell>
          <table:table-cell office:value-type="float" office:value="0.12931646" calcext:value-type="float">
            <text:p>0.12931646</text:p>
          </table:table-cell>
          <table:table-cell office:value-type="float" office:value="0.13885977" calcext:value-type="float">
            <text:p>0.13885977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5.38776723" calcext:value-type="float">
            <text:p>25.38776723</text:p>
          </table:table-cell>
          <table:table-cell office:value-type="float" office:value="0.13497235" calcext:value-type="float">
            <text:p>0.13497235</text:p>
          </table:table-cell>
          <table:table-cell office:value-type="float" office:value="0.12928607" calcext:value-type="float">
            <text:p>0.12928607</text:p>
          </table:table-cell>
          <table:table-cell office:value-type="float" office:value="0.13883235" calcext:value-type="float">
            <text:p>0.13883235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5.3827132" calcext:value-type="float">
            <text:p>25.3827132</text:p>
          </table:table-cell>
          <table:table-cell office:value-type="float" office:value="0.13503851" calcext:value-type="float">
            <text:p>0.13503851</text:p>
          </table:table-cell>
          <table:table-cell office:value-type="float" office:value="0.12896718" calcext:value-type="float">
            <text:p>0.12896718</text:p>
          </table:table-cell>
          <table:table-cell office:value-type="float" office:value="0.13909401" calcext:value-type="float">
            <text:p>0.13909401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5.3827132" calcext:value-type="float">
            <text:p>25.3827132</text:p>
          </table:table-cell>
          <table:table-cell office:value-type="float" office:value="0.13609769" calcext:value-type="float">
            <text:p>0.13609769</text:p>
          </table:table-cell>
          <table:table-cell office:value-type="float" office:value="0.12856187" calcext:value-type="float">
            <text:p>0.12856187</text:p>
          </table:table-cell>
          <table:table-cell office:value-type="float" office:value="0.13892652" calcext:value-type="float">
            <text:p>0.13892652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5.38776723" calcext:value-type="float">
            <text:p>25.38776723</text:p>
          </table:table-cell>
          <table:table-cell office:value-type="float" office:value="0.13563456" calcext:value-type="float">
            <text:p>0.13563456</text:p>
          </table:table-cell>
          <table:table-cell office:value-type="float" office:value="0.12826027" calcext:value-type="float">
            <text:p>0.12826027</text:p>
          </table:table-cell>
          <table:table-cell office:value-type="float" office:value="0.13863446" calcext:value-type="float">
            <text:p>0.13863446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.38776723" calcext:value-type="float">
            <text:p>25.38776723</text:p>
          </table:table-cell>
          <table:table-cell office:value-type="float" office:value="0.13505341" calcext:value-type="float">
            <text:p>0.13505341</text:p>
          </table:table-cell>
          <table:table-cell office:value-type="float" office:value="0.12895466" calcext:value-type="float">
            <text:p>0.12895466</text:p>
          </table:table-cell>
          <table:table-cell office:value-type="float" office:value="0.13905884" calcext:value-type="float">
            <text:p>0.1390588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.39282125" calcext:value-type="float">
            <text:p>25.39282125</text:p>
          </table:table-cell>
          <table:table-cell office:value-type="float" office:value="0.13540031" calcext:value-type="float">
            <text:p>0.13540031</text:p>
          </table:table-cell>
          <table:table-cell office:value-type="float" office:value="0.1294613" calcext:value-type="float">
            <text:p>0.1294613</text:p>
          </table:table-cell>
          <table:table-cell office:value-type="float" office:value="0.13898792" calcext:value-type="float">
            <text:p>0.13898792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5.3827132" calcext:value-type="float">
            <text:p>25.3827132</text:p>
          </table:table-cell>
          <table:table-cell office:value-type="float" office:value="0.13607504" calcext:value-type="float">
            <text:p>0.13607504</text:p>
          </table:table-cell>
          <table:table-cell office:value-type="float" office:value="0.12924375" calcext:value-type="float">
            <text:p>0.12924375</text:p>
          </table:table-cell>
          <table:table-cell office:value-type="float" office:value="0.13901176" calcext:value-type="float">
            <text:p>0.13901176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5.37765917" calcext:value-type="float">
            <text:p>25.37765917</text:p>
          </table:table-cell>
          <table:table-cell office:value-type="float" office:value="0.13608457" calcext:value-type="float">
            <text:p>0.13608457</text:p>
          </table:table-cell>
          <table:table-cell office:value-type="float" office:value="0.1288891" calcext:value-type="float">
            <text:p>0.1288891</text:p>
          </table:table-cell>
          <table:table-cell office:value-type="float" office:value="0.13895275" calcext:value-type="float">
            <text:p>0.13895275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5.3827132" calcext:value-type="float">
            <text:p>25.3827132</text:p>
          </table:table-cell>
          <table:table-cell office:value-type="float" office:value="0.13566198" calcext:value-type="float">
            <text:p>0.13566198</text:p>
          </table:table-cell>
          <table:table-cell office:value-type="float" office:value="0.12873294" calcext:value-type="float">
            <text:p>0.12873294</text:p>
          </table:table-cell>
          <table:table-cell office:value-type="float" office:value="0.13875784" calcext:value-type="float">
            <text:p>0.13875784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5.38776723" calcext:value-type="float">
            <text:p>25.38776723</text:p>
          </table:table-cell>
          <table:table-cell office:value-type="float" office:value="0.13594927" calcext:value-type="float">
            <text:p>0.13594927</text:p>
          </table:table-cell>
          <table:table-cell office:value-type="float" office:value="0.12839259" calcext:value-type="float">
            <text:p>0.12839259</text:p>
          </table:table-cell>
          <table:table-cell office:value-type="float" office:value="0.13878884" calcext:value-type="float">
            <text:p>0.13878884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5.39282125" calcext:value-type="float">
            <text:p>25.39282125</text:p>
          </table:table-cell>
          <table:table-cell office:value-type="float" office:value="0.13527216" calcext:value-type="float">
            <text:p>0.13527216</text:p>
          </table:table-cell>
          <table:table-cell office:value-type="float" office:value="0.12946428" calcext:value-type="float">
            <text:p>0.12946428</text:p>
          </table:table-cell>
          <table:table-cell office:value-type="float" office:value="0.13877453" calcext:value-type="float">
            <text:p>0.13877453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.39282125" calcext:value-type="float">
            <text:p>25.39282125</text:p>
          </table:table-cell>
          <table:table-cell office:value-type="float" office:value="0.13553383" calcext:value-type="float">
            <text:p>0.13553383</text:p>
          </table:table-cell>
          <table:table-cell office:value-type="float" office:value="0.12954833" calcext:value-type="float">
            <text:p>0.12954833</text:p>
          </table:table-cell>
          <table:table-cell office:value-type="float" office:value="0.13863863" calcext:value-type="float">
            <text:p>0.13863863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.38776723" calcext:value-type="float">
            <text:p>25.38776723</text:p>
          </table:table-cell>
          <table:table-cell office:value-type="float" office:value="0.13629736" calcext:value-type="float">
            <text:p>0.13629736</text:p>
          </table:table-cell>
          <table:table-cell office:value-type="float" office:value="0.12863042" calcext:value-type="float">
            <text:p>0.12863042</text:p>
          </table:table-cell>
          <table:table-cell office:value-type="float" office:value="0.13860943" calcext:value-type="float">
            <text:p>0.13860943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5.38776723" calcext:value-type="float">
            <text:p>25.38776723</text:p>
          </table:table-cell>
          <table:table-cell office:value-type="float" office:value="0.13606192" calcext:value-type="float">
            <text:p>0.13606192</text:p>
          </table:table-cell>
          <table:table-cell office:value-type="float" office:value="0.12858273" calcext:value-type="float">
            <text:p>0.12858273</text:p>
          </table:table-cell>
          <table:table-cell office:value-type="float" office:value="0.13912143" calcext:value-type="float">
            <text:p>0.13912143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5.38776723" calcext:value-type="float">
            <text:p>25.38776723</text:p>
          </table:table-cell>
          <table:table-cell office:value-type="float" office:value="0.13572933" calcext:value-type="float">
            <text:p>0.13572933</text:p>
          </table:table-cell>
          <table:table-cell office:value-type="float" office:value="0.12834491" calcext:value-type="float">
            <text:p>0.12834491</text:p>
          </table:table-cell>
          <table:table-cell office:value-type="float" office:value="0.13879718" calcext:value-type="float">
            <text:p>0.13879718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5.38776723" calcext:value-type="float">
            <text:p>25.38776723</text:p>
          </table:table-cell>
          <table:table-cell office:value-type="float" office:value="0.13554277" calcext:value-type="float">
            <text:p>0.13554277</text:p>
          </table:table-cell>
          <table:table-cell office:value-type="float" office:value="0.12874843" calcext:value-type="float">
            <text:p>0.12874843</text:p>
          </table:table-cell>
          <table:table-cell office:value-type="float" office:value="0.13872029" calcext:value-type="float">
            <text:p>0.13872029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5.38776723" calcext:value-type="float">
            <text:p>25.38776723</text:p>
          </table:table-cell>
          <table:table-cell office:value-type="float" office:value="0.13535024" calcext:value-type="float">
            <text:p>0.13535024</text:p>
          </table:table-cell>
          <table:table-cell office:value-type="float" office:value="0.12945534" calcext:value-type="float">
            <text:p>0.12945534</text:p>
          </table:table-cell>
          <table:table-cell office:value-type="float" office:value="0.13919296" calcext:value-type="float">
            <text:p>0.13919296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5.3827132" calcext:value-type="float">
            <text:p>25.3827132</text:p>
          </table:table-cell>
          <table:table-cell office:value-type="float" office:value="0.13625623" calcext:value-type="float">
            <text:p>0.13625623</text:p>
          </table:table-cell>
          <table:table-cell office:value-type="float" office:value="0.12909712" calcext:value-type="float">
            <text:p>0.12909712</text:p>
          </table:table-cell>
          <table:table-cell office:value-type="float" office:value="0.13869466" calcext:value-type="float">
            <text:p>0.13869466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5.38776723" calcext:value-type="float">
            <text:p>25.38776723</text:p>
          </table:table-cell>
          <table:table-cell office:value-type="float" office:value="0.13526501" calcext:value-type="float">
            <text:p>0.13526501</text:p>
          </table:table-cell>
          <table:table-cell office:value-type="float" office:value="0.12920441" calcext:value-type="float">
            <text:p>0.12920441</text:p>
          </table:table-cell>
          <table:table-cell office:value-type="float" office:value="0.13934674" calcext:value-type="float">
            <text:p>0.13934674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5.37765917" calcext:value-type="float">
            <text:p>25.37765917</text:p>
          </table:table-cell>
          <table:table-cell office:value-type="float" office:value="0.13598742" calcext:value-type="float">
            <text:p>0.13598742</text:p>
          </table:table-cell>
          <table:table-cell office:value-type="float" office:value="0.12952687" calcext:value-type="float">
            <text:p>0.12952687</text:p>
          </table:table-cell>
          <table:table-cell office:value-type="float" office:value="0.13888182" calcext:value-type="float">
            <text:p>0.13888182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5.3827132" calcext:value-type="float">
            <text:p>25.3827132</text:p>
          </table:table-cell>
          <table:table-cell office:value-type="float" office:value="0.13646783" calcext:value-type="float">
            <text:p>0.13646783</text:p>
          </table:table-cell>
          <table:table-cell office:value-type="float" office:value="0.1287377" calcext:value-type="float">
            <text:p>0.1287377</text:p>
          </table:table-cell>
          <table:table-cell office:value-type="float" office:value="0.13893546" calcext:value-type="float">
            <text:p>0.13893546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5.39282125" calcext:value-type="float">
            <text:p>25.39282125</text:p>
          </table:table-cell>
          <table:table-cell office:value-type="float" office:value="0.13609649" calcext:value-type="float">
            <text:p>0.13609649</text:p>
          </table:table-cell>
          <table:table-cell office:value-type="float" office:value="0.12815417" calcext:value-type="float">
            <text:p>0.12815417</text:p>
          </table:table-cell>
          <table:table-cell office:value-type="float" office:value="0.1394874" calcext:value-type="float">
            <text:p>0.1394874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5.37765917" calcext:value-type="float">
            <text:p>25.37765917</text:p>
          </table:table-cell>
          <table:table-cell office:value-type="float" office:value="0.13513328" calcext:value-type="float">
            <text:p>0.13513328</text:p>
          </table:table-cell>
          <table:table-cell office:value-type="float" office:value="0.12929858" calcext:value-type="float">
            <text:p>0.12929858</text:p>
          </table:table-cell>
          <table:table-cell office:value-type="float" office:value="0.13930561" calcext:value-type="float">
            <text:p>0.13930561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5.3827132" calcext:value-type="float">
            <text:p>25.3827132</text:p>
          </table:table-cell>
          <table:table-cell office:value-type="float" office:value="0.13534786" calcext:value-type="float">
            <text:p>0.13534786</text:p>
          </table:table-cell>
          <table:table-cell office:value-type="float" office:value="0.12845935" calcext:value-type="float">
            <text:p>0.12845935</text:p>
          </table:table-cell>
          <table:table-cell office:value-type="float" office:value="0.13928951" calcext:value-type="float">
            <text:p>0.13928951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5.36755111" calcext:value-type="float">
            <text:p>25.36755111</text:p>
          </table:table-cell>
          <table:table-cell office:value-type="float" office:value="0.13563694" calcext:value-type="float">
            <text:p>0.13563694</text:p>
          </table:table-cell>
          <table:table-cell office:value-type="float" office:value="0.12937547" calcext:value-type="float">
            <text:p>0.12937547</text:p>
          </table:table-cell>
          <table:table-cell office:value-type="float" office:value="0.13920726" calcext:value-type="float">
            <text:p>0.1392072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5.37260514" calcext:value-type="float">
            <text:p>25.37260514</text:p>
          </table:table-cell>
          <table:table-cell office:value-type="float" office:value="0.13560714" calcext:value-type="float">
            <text:p>0.13560714</text:p>
          </table:table-cell>
          <table:table-cell office:value-type="float" office:value="0.12914003" calcext:value-type="float">
            <text:p>0.12914003</text:p>
          </table:table-cell>
          <table:table-cell office:value-type="float" office:value="0.139156" calcext:value-type="float">
            <text:p>0.13915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5.37765917" calcext:value-type="float">
            <text:p>25.37765917</text:p>
          </table:table-cell>
          <table:table-cell office:value-type="float" office:value="0.13556482" calcext:value-type="float">
            <text:p>0.13556482</text:p>
          </table:table-cell>
          <table:table-cell office:value-type="float" office:value="0.12997331" calcext:value-type="float">
            <text:p>0.12997331</text:p>
          </table:table-cell>
          <table:table-cell office:value-type="float" office:value="0.13881804" calcext:value-type="float">
            <text:p>0.13881804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5.3827132" calcext:value-type="float">
            <text:p>25.3827132</text:p>
          </table:table-cell>
          <table:table-cell office:value-type="float" office:value="0.13577046" calcext:value-type="float">
            <text:p>0.13577046</text:p>
          </table:table-cell>
          <table:table-cell office:value-type="float" office:value="0.12874366" calcext:value-type="float">
            <text:p>0.12874366</text:p>
          </table:table-cell>
          <table:table-cell office:value-type="float" office:value="0.13877691" calcext:value-type="float">
            <text:p>0.13877691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5.37765917" calcext:value-type="float">
            <text:p>25.37765917</text:p>
          </table:table-cell>
          <table:table-cell office:value-type="float" office:value="0.13559641" calcext:value-type="float">
            <text:p>0.13559641</text:p>
          </table:table-cell>
          <table:table-cell office:value-type="float" office:value="0.12966515" calcext:value-type="float">
            <text:p>0.12966515</text:p>
          </table:table-cell>
          <table:table-cell office:value-type="float" office:value="0.13925196" calcext:value-type="float">
            <text:p>0.1392519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5.3827132" calcext:value-type="float">
            <text:p>25.3827132</text:p>
          </table:table-cell>
          <table:table-cell office:value-type="float" office:value="0.13653459" calcext:value-type="float">
            <text:p>0.13653459</text:p>
          </table:table-cell>
          <table:table-cell office:value-type="float" office:value="0.12884738" calcext:value-type="float">
            <text:p>0.12884738</text:p>
          </table:table-cell>
          <table:table-cell office:value-type="float" office:value="0.13881804" calcext:value-type="float">
            <text:p>0.1388180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5.37765917" calcext:value-type="float">
            <text:p>25.37765917</text:p>
          </table:table-cell>
          <table:table-cell office:value-type="float" office:value="0.13595523" calcext:value-type="float">
            <text:p>0.13595523</text:p>
          </table:table-cell>
          <table:table-cell office:value-type="float" office:value="0.12844624" calcext:value-type="float">
            <text:p>0.12844624</text:p>
          </table:table-cell>
          <table:table-cell office:value-type="float" office:value="0.13937117" calcext:value-type="float">
            <text:p>0.13937117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5.36755111" calcext:value-type="float">
            <text:p>25.36755111</text:p>
          </table:table-cell>
          <table:table-cell office:value-type="float" office:value="0.1351601" calcext:value-type="float">
            <text:p>0.1351601</text:p>
          </table:table-cell>
          <table:table-cell office:value-type="float" office:value="0.12923302" calcext:value-type="float">
            <text:p>0.12923302</text:p>
          </table:table-cell>
          <table:table-cell office:value-type="float" office:value="0.13908447" calcext:value-type="float">
            <text:p>0.13908447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5.37260514" calcext:value-type="float">
            <text:p>25.37260514</text:p>
          </table:table-cell>
          <table:table-cell office:value-type="float" office:value="0.1360196" calcext:value-type="float">
            <text:p>0.1360196</text:p>
          </table:table-cell>
          <table:table-cell office:value-type="float" office:value="0.12860717" calcext:value-type="float">
            <text:p>0.12860717</text:p>
          </table:table-cell>
          <table:table-cell office:value-type="float" office:value="0.13906659" calcext:value-type="float">
            <text:p>0.1390665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5.36755111" calcext:value-type="float">
            <text:p>25.36755111</text:p>
          </table:table-cell>
          <table:table-cell office:value-type="float" office:value="0.13653757" calcext:value-type="float">
            <text:p>0.13653757</text:p>
          </table:table-cell>
          <table:table-cell office:value-type="float" office:value="0.12933852" calcext:value-type="float">
            <text:p>0.12933852</text:p>
          </table:table-cell>
          <table:table-cell office:value-type="float" office:value="0.13899924" calcext:value-type="float">
            <text:p>0.13899924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5.35238903" calcext:value-type="float">
            <text:p>25.35238903</text:p>
          </table:table-cell>
          <table:table-cell office:value-type="float" office:value="0.13582887" calcext:value-type="float">
            <text:p>0.13582887</text:p>
          </table:table-cell>
          <table:table-cell office:value-type="float" office:value="0.12874605" calcext:value-type="float">
            <text:p>0.12874605</text:p>
          </table:table-cell>
          <table:table-cell office:value-type="float" office:value="0.13928415" calcext:value-type="float">
            <text:p>0.1392841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5.37260514" calcext:value-type="float">
            <text:p>25.37260514</text:p>
          </table:table-cell>
          <table:table-cell office:value-type="float" office:value="0.13503136" calcext:value-type="float">
            <text:p>0.13503136</text:p>
          </table:table-cell>
          <table:table-cell office:value-type="float" office:value="0.12888075" calcext:value-type="float">
            <text:p>0.12888075</text:p>
          </table:table-cell>
          <table:table-cell office:value-type="float" office:value="0.13916315" calcext:value-type="float">
            <text:p>0.1391631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5.37765917" calcext:value-type="float">
            <text:p>25.37765917</text:p>
          </table:table-cell>
          <table:table-cell office:value-type="float" office:value="0.13563635" calcext:value-type="float">
            <text:p>0.13563635</text:p>
          </table:table-cell>
          <table:table-cell office:value-type="float" office:value="0.12968721" calcext:value-type="float">
            <text:p>0.12968721</text:p>
          </table:table-cell>
          <table:table-cell office:value-type="float" office:value="0.13934554" calcext:value-type="float">
            <text:p>0.13934554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5.36755111" calcext:value-type="float">
            <text:p>25.36755111</text:p>
          </table:table-cell>
          <table:table-cell office:value-type="float" office:value="0.13536932" calcext:value-type="float">
            <text:p>0.13536932</text:p>
          </table:table-cell>
          <table:table-cell office:value-type="float" office:value="0.12910844" calcext:value-type="float">
            <text:p>0.12910844</text:p>
          </table:table-cell>
          <table:table-cell office:value-type="float" office:value="0.13947012" calcext:value-type="float">
            <text:p>0.1394701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5.37260514" calcext:value-type="float">
            <text:p>25.37260514</text:p>
          </table:table-cell>
          <table:table-cell office:value-type="float" office:value="0.13582827" calcext:value-type="float">
            <text:p>0.13582827</text:p>
          </table:table-cell>
          <table:table-cell office:value-type="float" office:value="0.12941779" calcext:value-type="float">
            <text:p>0.12941779</text:p>
          </table:table-cell>
          <table:table-cell office:value-type="float" office:value="0.13955118" calcext:value-type="float">
            <text:p>0.13955118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5.37765917" calcext:value-type="float">
            <text:p>25.37765917</text:p>
          </table:table-cell>
          <table:table-cell office:value-type="float" office:value="0.13648214" calcext:value-type="float">
            <text:p>0.13648214</text:p>
          </table:table-cell>
          <table:table-cell office:value-type="float" office:value="0.12961926" calcext:value-type="float">
            <text:p>0.12961926</text:p>
          </table:table-cell>
          <table:table-cell office:value-type="float" office:value="0.13946416" calcext:value-type="float">
            <text:p>0.1394641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5.37765917" calcext:value-type="float">
            <text:p>25.37765917</text:p>
          </table:table-cell>
          <table:table-cell office:value-type="float" office:value="0.13640107" calcext:value-type="float">
            <text:p>0.13640107</text:p>
          </table:table-cell>
          <table:table-cell office:value-type="float" office:value="0.12850346" calcext:value-type="float">
            <text:p>0.12850346</text:p>
          </table:table-cell>
          <table:table-cell office:value-type="float" office:value="0.1397443" calcext:value-type="float">
            <text:p>0.1397443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5.3827132" calcext:value-type="float">
            <text:p>25.3827132</text:p>
          </table:table-cell>
          <table:table-cell office:value-type="float" office:value="0.13650002" calcext:value-type="float">
            <text:p>0.13650002</text:p>
          </table:table-cell>
          <table:table-cell office:value-type="float" office:value="0.1286173" calcext:value-type="float">
            <text:p>0.1286173</text:p>
          </table:table-cell>
          <table:table-cell office:value-type="float" office:value="0.13942839" calcext:value-type="float">
            <text:p>0.13942839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.37260514" calcext:value-type="float">
            <text:p>25.37260514</text:p>
          </table:table-cell>
          <table:table-cell office:value-type="float" office:value="0.13587417" calcext:value-type="float">
            <text:p>0.13587417</text:p>
          </table:table-cell>
          <table:table-cell office:value-type="float" office:value="0.12847842" calcext:value-type="float">
            <text:p>0.12847842</text:p>
          </table:table-cell>
          <table:table-cell office:value-type="float" office:value="0.13922395" calcext:value-type="float">
            <text:p>0.1392239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.36755111" calcext:value-type="float">
            <text:p>25.36755111</text:p>
          </table:table-cell>
          <table:table-cell office:value-type="float" office:value="0.13572754" calcext:value-type="float">
            <text:p>0.13572754</text:p>
          </table:table-cell>
          <table:table-cell office:value-type="float" office:value="0.12848379" calcext:value-type="float">
            <text:p>0.12848379</text:p>
          </table:table-cell>
          <table:table-cell office:value-type="float" office:value="0.13917984" calcext:value-type="float">
            <text:p>0.13917984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5.37260514" calcext:value-type="float">
            <text:p>25.37260514</text:p>
          </table:table-cell>
          <table:table-cell office:value-type="float" office:value="0.13553442" calcext:value-type="float">
            <text:p>0.13553442</text:p>
          </table:table-cell>
          <table:table-cell office:value-type="float" office:value="0.12901725" calcext:value-type="float">
            <text:p>0.12901725</text:p>
          </table:table-cell>
          <table:table-cell office:value-type="float" office:value="0.13923766" calcext:value-type="float">
            <text:p>0.13923766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.37260514" calcext:value-type="float">
            <text:p>25.37260514</text:p>
          </table:table-cell>
          <table:table-cell office:value-type="float" office:value="0.13574781" calcext:value-type="float">
            <text:p>0.13574781</text:p>
          </table:table-cell>
          <table:table-cell office:value-type="float" office:value="0.12949409" calcext:value-type="float">
            <text:p>0.12949409</text:p>
          </table:table-cell>
          <table:table-cell office:value-type="float" office:value="0.13959827" calcext:value-type="float">
            <text:p>0.13959827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5.36755111" calcext:value-type="float">
            <text:p>25.36755111</text:p>
          </table:table-cell>
          <table:table-cell office:value-type="float" office:value="0.13597132" calcext:value-type="float">
            <text:p>0.13597132</text:p>
          </table:table-cell>
          <table:table-cell office:value-type="float" office:value="0.12857498" calcext:value-type="float">
            <text:p>0.12857498</text:p>
          </table:table-cell>
          <table:table-cell office:value-type="float" office:value="0.13956429" calcext:value-type="float">
            <text:p>0.13956429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5.36755111" calcext:value-type="float">
            <text:p>25.36755111</text:p>
          </table:table-cell>
          <table:table-cell office:value-type="float" office:value="0.13620736" calcext:value-type="float">
            <text:p>0.13620736</text:p>
          </table:table-cell>
          <table:table-cell office:value-type="float" office:value="0.12852909" calcext:value-type="float">
            <text:p>0.12852909</text:p>
          </table:table-cell>
          <table:table-cell office:value-type="float" office:value="0.13940992" calcext:value-type="float">
            <text:p>0.13940992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5.3827132" calcext:value-type="float">
            <text:p>25.3827132</text:p>
          </table:table-cell>
          <table:table-cell office:value-type="float" office:value="0.1356429" calcext:value-type="float">
            <text:p>0.1356429</text:p>
          </table:table-cell>
          <table:table-cell office:value-type="float" office:value="0.12938501" calcext:value-type="float">
            <text:p>0.12938501</text:p>
          </table:table-cell>
          <table:table-cell office:value-type="float" office:value="0.13951482" calcext:value-type="float">
            <text:p>0.13951482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5.36755111" calcext:value-type="float">
            <text:p>25.36755111</text:p>
          </table:table-cell>
          <table:table-cell office:value-type="float" office:value="0.13612749" calcext:value-type="float">
            <text:p>0.13612749</text:p>
          </table:table-cell>
          <table:table-cell office:value-type="float" office:value="0.12950243" calcext:value-type="float">
            <text:p>0.12950243</text:p>
          </table:table-cell>
          <table:table-cell office:value-type="float" office:value="0.1393664" calcext:value-type="float">
            <text:p>0.1393664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.37260514" calcext:value-type="float">
            <text:p>25.37260514</text:p>
          </table:table-cell>
          <table:table-cell office:value-type="float" office:value="0.13670625" calcext:value-type="float">
            <text:p>0.13670625</text:p>
          </table:table-cell>
          <table:table-cell office:value-type="float" office:value="0.12855174" calcext:value-type="float">
            <text:p>0.12855174</text:p>
          </table:table-cell>
          <table:table-cell office:value-type="float" office:value="0.13909759" calcext:value-type="float">
            <text:p>0.1390975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5.37260514" calcext:value-type="float">
            <text:p>25.37260514</text:p>
          </table:table-cell>
          <table:table-cell office:value-type="float" office:value="0.13602437" calcext:value-type="float">
            <text:p>0.13602437</text:p>
          </table:table-cell>
          <table:table-cell office:value-type="float" office:value="0.1284826" calcext:value-type="float">
            <text:p>0.1284826</text:p>
          </table:table-cell>
          <table:table-cell office:value-type="float" office:value="0.13956668" calcext:value-type="float">
            <text:p>0.13956668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.36755111" calcext:value-type="float">
            <text:p>25.36755111</text:p>
          </table:table-cell>
          <table:table-cell office:value-type="float" office:value="0.13638319" calcext:value-type="float">
            <text:p>0.13638319</text:p>
          </table:table-cell>
          <table:table-cell office:value-type="float" office:value="0.12831511" calcext:value-type="float">
            <text:p>0.12831511</text:p>
          </table:table-cell>
          <table:table-cell office:value-type="float" office:value="0.13928773" calcext:value-type="float">
            <text:p>0.13928773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5.36755111" calcext:value-type="float">
            <text:p>25.36755111</text:p>
          </table:table-cell>
          <table:table-cell office:value-type="float" office:value="0.13626577" calcext:value-type="float">
            <text:p>0.13626577</text:p>
          </table:table-cell>
          <table:table-cell office:value-type="float" office:value="0.12930812" calcext:value-type="float">
            <text:p>0.12930812</text:p>
          </table:table-cell>
          <table:table-cell office:value-type="float" office:value="0.13951065" calcext:value-type="float">
            <text:p>0.13951065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.37260514" calcext:value-type="float">
            <text:p>25.37260514</text:p>
          </table:table-cell>
          <table:table-cell office:value-type="float" office:value="0.13599278" calcext:value-type="float">
            <text:p>0.13599278</text:p>
          </table:table-cell>
          <table:table-cell office:value-type="float" office:value="0.12939335" calcext:value-type="float">
            <text:p>0.12939335</text:p>
          </table:table-cell>
          <table:table-cell office:value-type="float" office:value="0.1392168" calcext:value-type="float">
            <text:p>0.139216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.36755111" calcext:value-type="float">
            <text:p>25.36755111</text:p>
          </table:table-cell>
          <table:table-cell office:value-type="float" office:value="0.13585986" calcext:value-type="float">
            <text:p>0.13585986</text:p>
          </table:table-cell>
          <table:table-cell office:value-type="float" office:value="0.12964131" calcext:value-type="float">
            <text:p>0.12964131</text:p>
          </table:table-cell>
          <table:table-cell office:value-type="float" office:value="0.13936402" calcext:value-type="float">
            <text:p>0.13936402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.36755111" calcext:value-type="float">
            <text:p>25.36755111</text:p>
          </table:table-cell>
          <table:table-cell office:value-type="float" office:value="0.1353866" calcext:value-type="float">
            <text:p>0.1353866</text:p>
          </table:table-cell>
          <table:table-cell office:value-type="float" office:value="0.12945534" calcext:value-type="float">
            <text:p>0.12945534</text:p>
          </table:table-cell>
          <table:table-cell office:value-type="float" office:value="0.1392913" calcext:value-type="float">
            <text:p>0.1392913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.36755111" calcext:value-type="float">
            <text:p>25.36755111</text:p>
          </table:table-cell>
          <table:table-cell office:value-type="float" office:value="0.13650121" calcext:value-type="float">
            <text:p>0.13650121</text:p>
          </table:table-cell>
          <table:table-cell office:value-type="float" office:value="0.1287383" calcext:value-type="float">
            <text:p>0.1287383</text:p>
          </table:table-cell>
          <table:table-cell office:value-type="float" office:value="0.1393217" calcext:value-type="float">
            <text:p>0.139321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.36755111" calcext:value-type="float">
            <text:p>25.36755111</text:p>
          </table:table-cell>
          <table:table-cell office:value-type="float" office:value="0.13630869" calcext:value-type="float">
            <text:p>0.13630869</text:p>
          </table:table-cell>
          <table:table-cell office:value-type="float" office:value="0.12852551" calcext:value-type="float">
            <text:p>0.12852551</text:p>
          </table:table-cell>
          <table:table-cell office:value-type="float" office:value="0.13958217" calcext:value-type="float">
            <text:p>0.13958217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.36755111" calcext:value-type="float">
            <text:p>25.36755111</text:p>
          </table:table-cell>
          <table:table-cell office:value-type="float" office:value="0.13604285" calcext:value-type="float">
            <text:p>0.13604285</text:p>
          </table:table-cell>
          <table:table-cell office:value-type="float" office:value="0.12914361" calcext:value-type="float">
            <text:p>0.12914361</text:p>
          </table:table-cell>
          <table:table-cell office:value-type="float" office:value="0.13958873" calcext:value-type="float">
            <text:p>0.13958873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.36755111" calcext:value-type="float">
            <text:p>25.36755111</text:p>
          </table:table-cell>
          <table:table-cell office:value-type="float" office:value="0.13576152" calcext:value-type="float">
            <text:p>0.13576152</text:p>
          </table:table-cell>
          <table:table-cell office:value-type="float" office:value="0.12865306" calcext:value-type="float">
            <text:p>0.12865306</text:p>
          </table:table-cell>
          <table:table-cell office:value-type="float" office:value="0.13960482" calcext:value-type="float">
            <text:p>0.13960482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.36755111" calcext:value-type="float">
            <text:p>25.36755111</text:p>
          </table:table-cell>
          <table:table-cell office:value-type="float" office:value="0.13613166" calcext:value-type="float">
            <text:p>0.13613166</text:p>
          </table:table-cell>
          <table:table-cell office:value-type="float" office:value="0.12846412" calcext:value-type="float">
            <text:p>0.12846412</text:p>
          </table:table-cell>
          <table:table-cell office:value-type="float" office:value="0.13943793" calcext:value-type="float">
            <text:p>0.13943793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.36755111" calcext:value-type="float">
            <text:p>25.36755111</text:p>
          </table:table-cell>
          <table:table-cell office:value-type="float" office:value="0.13655664" calcext:value-type="float">
            <text:p>0.13655664</text:p>
          </table:table-cell>
          <table:table-cell office:value-type="float" office:value="0.12838246" calcext:value-type="float">
            <text:p>0.12838246</text:p>
          </table:table-cell>
          <table:table-cell office:value-type="float" office:value="0.13971867" calcext:value-type="float">
            <text:p>0.1397186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.36755111" calcext:value-type="float">
            <text:p>25.36755111</text:p>
          </table:table-cell>
          <table:table-cell office:value-type="float" office:value="0.13595702" calcext:value-type="float">
            <text:p>0.13595702</text:p>
          </table:table-cell>
          <table:table-cell office:value-type="float" office:value="0.12936892" calcext:value-type="float">
            <text:p>0.12936892</text:p>
          </table:table-cell>
          <table:table-cell office:value-type="float" office:value="0.13957025" calcext:value-type="float">
            <text:p>0.13957025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.36249709" calcext:value-type="float">
            <text:p>25.36249709</text:p>
          </table:table-cell>
          <table:table-cell office:value-type="float" office:value="0.13578715" calcext:value-type="float">
            <text:p>0.13578715</text:p>
          </table:table-cell>
          <table:table-cell office:value-type="float" office:value="0.12900473" calcext:value-type="float">
            <text:p>0.12900473</text:p>
          </table:table-cell>
          <table:table-cell office:value-type="float" office:value="0.13890983" calcext:value-type="float">
            <text:p>0.13890983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.36249709" calcext:value-type="float">
            <text:p>25.36249709</text:p>
          </table:table-cell>
          <table:table-cell office:value-type="float" office:value="0.13644399" calcext:value-type="float">
            <text:p>0.13644399</text:p>
          </table:table-cell>
          <table:table-cell office:value-type="float" office:value="0.12933911" calcext:value-type="float">
            <text:p>0.12933911</text:p>
          </table:table-cell>
          <table:table-cell office:value-type="float" office:value="0.13856949" calcext:value-type="float">
            <text:p>0.1385694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5.36249709" calcext:value-type="float">
            <text:p>25.36249709</text:p>
          </table:table-cell>
          <table:table-cell office:value-type="float" office:value="0.13614537" calcext:value-type="float">
            <text:p>0.13614537</text:p>
          </table:table-cell>
          <table:table-cell office:value-type="float" office:value="0.12831689" calcext:value-type="float">
            <text:p>0.12831689</text:p>
          </table:table-cell>
          <table:table-cell office:value-type="float" office:value="0.1386738" calcext:value-type="float">
            <text:p>0.1386738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5.36755111" calcext:value-type="float">
            <text:p>25.36755111</text:p>
          </table:table-cell>
          <table:table-cell office:value-type="float" office:value="0.13640703" calcext:value-type="float">
            <text:p>0.13640703</text:p>
          </table:table-cell>
          <table:table-cell office:value-type="float" office:value="0.127759" calcext:value-type="float">
            <text:p>0.127759</text:p>
          </table:table-cell>
          <table:table-cell office:value-type="float" office:value="0.13852777" calcext:value-type="float">
            <text:p>0.13852777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5.37260514" calcext:value-type="float">
            <text:p>25.37260514</text:p>
          </table:table-cell>
          <table:table-cell office:value-type="float" office:value="0.13593854" calcext:value-type="float">
            <text:p>0.13593854</text:p>
          </table:table-cell>
          <table:table-cell office:value-type="float" office:value="0.12902917" calcext:value-type="float">
            <text:p>0.12902917</text:p>
          </table:table-cell>
          <table:table-cell office:value-type="float" office:value="0.13917209" calcext:value-type="float">
            <text:p>0.13917209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5.36755111" calcext:value-type="float">
            <text:p>25.36755111</text:p>
          </table:table-cell>
          <table:table-cell office:value-type="float" office:value="0.13595046" calcext:value-type="float">
            <text:p>0.13595046</text:p>
          </table:table-cell>
          <table:table-cell office:value-type="float" office:value="0.12933792" calcext:value-type="float">
            <text:p>0.12933792</text:p>
          </table:table-cell>
          <table:table-cell office:value-type="float" office:value="0.13913872" calcext:value-type="float">
            <text:p>0.13913872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5.37260514" calcext:value-type="float">
            <text:p>25.37260514</text:p>
          </table:table-cell>
          <table:table-cell office:value-type="float" office:value="0.13667108" calcext:value-type="float">
            <text:p>0.13667108</text:p>
          </table:table-cell>
          <table:table-cell office:value-type="float" office:value="0.12813093" calcext:value-type="float">
            <text:p>0.12813093</text:p>
          </table:table-cell>
          <table:table-cell office:value-type="float" office:value="0.13898315" calcext:value-type="float">
            <text:p>0.13898315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5.36755111" calcext:value-type="float">
            <text:p>25.36755111</text:p>
          </table:table-cell>
          <table:table-cell office:value-type="float" office:value="0.13618054" calcext:value-type="float">
            <text:p>0.13618054</text:p>
          </table:table-cell>
          <table:table-cell office:value-type="float" office:value="0.1281345" calcext:value-type="float">
            <text:p>0.1281345</text:p>
          </table:table-cell>
          <table:table-cell office:value-type="float" office:value="0.13890208" calcext:value-type="float">
            <text:p>0.1389020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5.37260514" calcext:value-type="float">
            <text:p>25.37260514</text:p>
          </table:table-cell>
          <table:table-cell office:value-type="float" office:value="0.13556124" calcext:value-type="float">
            <text:p>0.13556124</text:p>
          </table:table-cell>
          <table:table-cell office:value-type="float" office:value="0.12864412" calcext:value-type="float">
            <text:p>0.12864412</text:p>
          </table:table-cell>
          <table:table-cell office:value-type="float" office:value="0.13870658" calcext:value-type="float">
            <text:p>0.13870658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.37765917" calcext:value-type="float">
            <text:p>25.37765917</text:p>
          </table:table-cell>
          <table:table-cell office:value-type="float" office:value="0.13590457" calcext:value-type="float">
            <text:p>0.13590457</text:p>
          </table:table-cell>
          <table:table-cell office:value-type="float" office:value="0.12890996" calcext:value-type="float">
            <text:p>0.12890996</text:p>
          </table:table-cell>
          <table:table-cell office:value-type="float" office:value="0.1390654" calcext:value-type="float">
            <text:p>0.1390654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5.3827132" calcext:value-type="float">
            <text:p>25.3827132</text:p>
          </table:table-cell>
          <table:table-cell office:value-type="float" office:value="0.13590635" calcext:value-type="float">
            <text:p>0.13590635</text:p>
          </table:table-cell>
          <table:table-cell office:value-type="float" office:value="0.12811305" calcext:value-type="float">
            <text:p>0.12811305</text:p>
          </table:table-cell>
          <table:table-cell office:value-type="float" office:value="0.13885321" calcext:value-type="float">
            <text:p>0.1388532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5.37765917" calcext:value-type="float">
            <text:p>25.37765917</text:p>
          </table:table-cell>
          <table:table-cell office:value-type="float" office:value="0.13708832" calcext:value-type="float">
            <text:p>0.13708832</text:p>
          </table:table-cell>
          <table:table-cell office:value-type="float" office:value="0.12818576" calcext:value-type="float">
            <text:p>0.12818576</text:p>
          </table:table-cell>
          <table:table-cell office:value-type="float" office:value="0.13921262" calcext:value-type="float">
            <text:p>0.13921262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5.38776723" calcext:value-type="float">
            <text:p>25.38776723</text:p>
          </table:table-cell>
          <table:table-cell office:value-type="float" office:value="0.13724865" calcext:value-type="float">
            <text:p>0.13724865</text:p>
          </table:table-cell>
          <table:table-cell office:value-type="float" office:value="0.12851359" calcext:value-type="float">
            <text:p>0.12851359</text:p>
          </table:table-cell>
          <table:table-cell office:value-type="float" office:value="0.13931574" calcext:value-type="float">
            <text:p>0.13931574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5.3827132" calcext:value-type="float">
            <text:p>25.3827132</text:p>
          </table:table-cell>
          <table:table-cell office:value-type="float" office:value="0.13650598" calcext:value-type="float">
            <text:p>0.13650598</text:p>
          </table:table-cell>
          <table:table-cell office:value-type="float" office:value="0.12770118" calcext:value-type="float">
            <text:p>0.12770118</text:p>
          </table:table-cell>
          <table:table-cell office:value-type="float" office:value="0.13902785" calcext:value-type="float">
            <text:p>0.13902785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5.38776723" calcext:value-type="float">
            <text:p>25.38776723</text:p>
          </table:table-cell>
          <table:table-cell office:value-type="float" office:value="0.13688447" calcext:value-type="float">
            <text:p>0.13688447</text:p>
          </table:table-cell>
          <table:table-cell office:value-type="float" office:value="0.1288444" calcext:value-type="float">
            <text:p>0.1288444</text:p>
          </table:table-cell>
          <table:table-cell office:value-type="float" office:value="0.13901533" calcext:value-type="float">
            <text:p>0.1390153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5.3827132" calcext:value-type="float">
            <text:p>25.3827132</text:p>
          </table:table-cell>
          <table:table-cell office:value-type="float" office:value="0.13750138" calcext:value-type="float">
            <text:p>0.13750138</text:p>
          </table:table-cell>
          <table:table-cell office:value-type="float" office:value="0.12858929" calcext:value-type="float">
            <text:p>0.12858929</text:p>
          </table:table-cell>
          <table:table-cell office:value-type="float" office:value="0.13905348" calcext:value-type="float">
            <text:p>0.13905348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5.38776723" calcext:value-type="float">
            <text:p>25.38776723</text:p>
          </table:table-cell>
          <table:table-cell office:value-type="float" office:value="0.13689937" calcext:value-type="float">
            <text:p>0.13689937</text:p>
          </table:table-cell>
          <table:table-cell office:value-type="float" office:value="0.12797774" calcext:value-type="float">
            <text:p>0.12797774</text:p>
          </table:table-cell>
          <table:table-cell office:value-type="float" office:value="0.13910891" calcext:value-type="float">
            <text:p>0.1391089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5.37765917" calcext:value-type="float">
            <text:p>25.37765917</text:p>
          </table:table-cell>
          <table:table-cell office:value-type="float" office:value="0.13605358" calcext:value-type="float">
            <text:p>0.13605358</text:p>
          </table:table-cell>
          <table:table-cell office:value-type="float" office:value="0.12815179" calcext:value-type="float">
            <text:p>0.12815179</text:p>
          </table:table-cell>
          <table:table-cell office:value-type="float" office:value="0.13913693" calcext:value-type="float">
            <text:p>0.13913693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5.37765917" calcext:value-type="float">
            <text:p>25.37765917</text:p>
          </table:table-cell>
          <table:table-cell office:value-type="float" office:value="0.1361108" calcext:value-type="float">
            <text:p>0.1361108</text:p>
          </table:table-cell>
          <table:table-cell office:value-type="float" office:value="0.12793662" calcext:value-type="float">
            <text:p>0.12793662</text:p>
          </table:table-cell>
          <table:table-cell office:value-type="float" office:value="0.13930561" calcext:value-type="float">
            <text:p>0.1393056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5.3827132" calcext:value-type="float">
            <text:p>25.3827132</text:p>
          </table:table-cell>
          <table:table-cell office:value-type="float" office:value="0.13648869" calcext:value-type="float">
            <text:p>0.13648869</text:p>
          </table:table-cell>
          <table:table-cell office:value-type="float" office:value="0.12779416" calcext:value-type="float">
            <text:p>0.12779416</text:p>
          </table:table-cell>
          <table:table-cell office:value-type="float" office:value="0.13939382" calcext:value-type="float">
            <text:p>0.13939382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5.38776723" calcext:value-type="float">
            <text:p>25.38776723</text:p>
          </table:table-cell>
          <table:table-cell office:value-type="float" office:value="0.13700368" calcext:value-type="float">
            <text:p>0.13700368</text:p>
          </table:table-cell>
          <table:table-cell office:value-type="float" office:value="0.12850882" calcext:value-type="float">
            <text:p>0.12850882</text:p>
          </table:table-cell>
          <table:table-cell office:value-type="float" office:value="0.1401967" calcext:value-type="float">
            <text:p>0.1401967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5.37765917" calcext:value-type="float">
            <text:p>25.37765917</text:p>
          </table:table-cell>
          <table:table-cell office:value-type="float" office:value="0.13715984" calcext:value-type="float">
            <text:p>0.13715984</text:p>
          </table:table-cell>
          <table:table-cell office:value-type="float" office:value="0.12823881" calcext:value-type="float">
            <text:p>0.12823881</text:p>
          </table:table-cell>
          <table:table-cell office:value-type="float" office:value="0.13986351" calcext:value-type="float">
            <text:p>0.1398635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5.37260514" calcext:value-type="float">
            <text:p>25.37260514</text:p>
          </table:table-cell>
          <table:table-cell office:value-type="float" office:value="0.13660373" calcext:value-type="float">
            <text:p>0.13660373</text:p>
          </table:table-cell>
          <table:table-cell office:value-type="float" office:value="0.12769343" calcext:value-type="float">
            <text:p>0.12769343</text:p>
          </table:table-cell>
          <table:table-cell office:value-type="float" office:value="0.14012458" calcext:value-type="float">
            <text:p>0.14012458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5.37260514" calcext:value-type="float">
            <text:p>25.37260514</text:p>
          </table:table-cell>
          <table:table-cell office:value-type="float" office:value="0.13665439" calcext:value-type="float">
            <text:p>0.13665439</text:p>
          </table:table-cell>
          <table:table-cell office:value-type="float" office:value="0.12881996" calcext:value-type="float">
            <text:p>0.12881996</text:p>
          </table:table-cell>
          <table:table-cell office:value-type="float" office:value="0.14013054" calcext:value-type="float">
            <text:p>0.14013054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5.37765917" calcext:value-type="float">
            <text:p>25.37765917</text:p>
          </table:table-cell>
          <table:table-cell office:value-type="float" office:value="0.13703229" calcext:value-type="float">
            <text:p>0.13703229</text:p>
          </table:table-cell>
          <table:table-cell office:value-type="float" office:value="0.12796105" calcext:value-type="float">
            <text:p>0.12796105</text:p>
          </table:table-cell>
          <table:table-cell office:value-type="float" office:value="0.13981642" calcext:value-type="float">
            <text:p>0.1398164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5.36755111" calcext:value-type="float">
            <text:p>25.36755111</text:p>
          </table:table-cell>
          <table:table-cell office:value-type="float" office:value="0.13656797" calcext:value-type="float">
            <text:p>0.13656797</text:p>
          </table:table-cell>
          <table:table-cell office:value-type="float" office:value="0.12836994" calcext:value-type="float">
            <text:p>0.12836994</text:p>
          </table:table-cell>
          <table:table-cell office:value-type="float" office:value="0.13954701" calcext:value-type="float">
            <text:p>0.13954701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5.3827132" calcext:value-type="float">
            <text:p>25.3827132</text:p>
          </table:table-cell>
          <table:table-cell office:value-type="float" office:value="0.13703169" calcext:value-type="float">
            <text:p>0.13703169</text:p>
          </table:table-cell>
          <table:table-cell office:value-type="float" office:value="0.12876989" calcext:value-type="float">
            <text:p>0.12876989</text:p>
          </table:table-cell>
          <table:table-cell office:value-type="float" office:value="0.13974191" calcext:value-type="float">
            <text:p>0.1397419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5.37260514" calcext:value-type="float">
            <text:p>25.37260514</text:p>
          </table:table-cell>
          <table:table-cell office:value-type="float" office:value="0.1366532" calcext:value-type="float">
            <text:p>0.1366532</text:p>
          </table:table-cell>
          <table:table-cell office:value-type="float" office:value="0.12880565" calcext:value-type="float">
            <text:p>0.12880565</text:p>
          </table:table-cell>
          <table:table-cell office:value-type="float" office:value="0.13984741" calcext:value-type="float">
            <text:p>0.1398474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5.3827132" calcext:value-type="float">
            <text:p>25.3827132</text:p>
          </table:table-cell>
          <table:table-cell office:value-type="float" office:value="0.13624431" calcext:value-type="float">
            <text:p>0.13624431</text:p>
          </table:table-cell>
          <table:table-cell office:value-type="float" office:value="0.12846531" calcext:value-type="float">
            <text:p>0.12846531</text:p>
          </table:table-cell>
          <table:table-cell office:value-type="float" office:value="0.14016809" calcext:value-type="float">
            <text:p>0.14016809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5.37765917" calcext:value-type="float">
            <text:p>25.37765917</text:p>
          </table:table-cell>
          <table:table-cell office:value-type="float" office:value="0.13630511" calcext:value-type="float">
            <text:p>0.13630511</text:p>
          </table:table-cell>
          <table:table-cell office:value-type="float" office:value="0.12876214" calcext:value-type="float">
            <text:p>0.12876214</text:p>
          </table:table-cell>
          <table:table-cell office:value-type="float" office:value="0.14016213" calcext:value-type="float">
            <text:p>0.14016213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5.3827132" calcext:value-type="float">
            <text:p>25.3827132</text:p>
          </table:table-cell>
          <table:table-cell office:value-type="float" office:value="0.13614418" calcext:value-type="float">
            <text:p>0.13614418</text:p>
          </table:table-cell>
          <table:table-cell office:value-type="float" office:value="0.12865485" calcext:value-type="float">
            <text:p>0.12865485</text:p>
          </table:table-cell>
          <table:table-cell office:value-type="float" office:value="0.1397735" calcext:value-type="float">
            <text:p>0.1397735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5.37765917" calcext:value-type="float">
            <text:p>25.37765917</text:p>
          </table:table-cell>
          <table:table-cell office:value-type="float" office:value="0.13630988" calcext:value-type="float">
            <text:p>0.13630988</text:p>
          </table:table-cell>
          <table:table-cell office:value-type="float" office:value="0.12816788" calcext:value-type="float">
            <text:p>0.12816788</text:p>
          </table:table-cell>
          <table:table-cell office:value-type="float" office:value="0.14011206" calcext:value-type="float">
            <text:p>0.14011206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5.37765917" calcext:value-type="float">
            <text:p>25.37765917</text:p>
          </table:table-cell>
          <table:table-cell office:value-type="float" office:value="0.13673724" calcext:value-type="float">
            <text:p>0.13673724</text:p>
          </table:table-cell>
          <table:table-cell office:value-type="float" office:value="0.12748005" calcext:value-type="float">
            <text:p>0.12748005</text:p>
          </table:table-cell>
          <table:table-cell office:value-type="float" office:value="0.14049412" calcext:value-type="float">
            <text:p>0.14049412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5.36755111" calcext:value-type="float">
            <text:p>25.36755111</text:p>
          </table:table-cell>
          <table:table-cell office:value-type="float" office:value="0.13597371" calcext:value-type="float">
            <text:p>0.13597371</text:p>
          </table:table-cell>
          <table:table-cell office:value-type="float" office:value="0.12790264" calcext:value-type="float">
            <text:p>0.12790264</text:p>
          </table:table-cell>
          <table:table-cell office:value-type="float" office:value="0.14028014" calcext:value-type="float">
            <text:p>0.14028014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5.37765917" calcext:value-type="float">
            <text:p>25.37765917</text:p>
          </table:table-cell>
          <table:table-cell office:value-type="float" office:value="0.13628961" calcext:value-type="float">
            <text:p>0.13628961</text:p>
          </table:table-cell>
          <table:table-cell office:value-type="float" office:value="0.12844087" calcext:value-type="float">
            <text:p>0.12844087</text:p>
          </table:table-cell>
          <table:table-cell office:value-type="float" office:value="0.14048042" calcext:value-type="float">
            <text:p>0.14048042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5.37765917" calcext:value-type="float">
            <text:p>25.37765917</text:p>
          </table:table-cell>
          <table:table-cell office:value-type="float" office:value="0.13671161" calcext:value-type="float">
            <text:p>0.13671161</text:p>
          </table:table-cell>
          <table:table-cell office:value-type="float" office:value="0.12871684" calcext:value-type="float">
            <text:p>0.12871684</text:p>
          </table:table-cell>
          <table:table-cell office:value-type="float" office:value="0.14027836" calcext:value-type="float">
            <text:p>0.14027836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5.37765917" calcext:value-type="float">
            <text:p>25.37765917</text:p>
          </table:table-cell>
          <table:table-cell office:value-type="float" office:value="0.13723375" calcext:value-type="float">
            <text:p>0.13723375</text:p>
          </table:table-cell>
          <table:table-cell office:value-type="float" office:value="0.1285273" calcext:value-type="float">
            <text:p>0.1285273</text:p>
          </table:table-cell>
          <table:table-cell office:value-type="float" office:value="0.14015617" calcext:value-type="float">
            <text:p>0.14015617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5.37260514" calcext:value-type="float">
            <text:p>25.37260514</text:p>
          </table:table-cell>
          <table:table-cell office:value-type="float" office:value="0.13641419" calcext:value-type="float">
            <text:p>0.13641419</text:p>
          </table:table-cell>
          <table:table-cell office:value-type="float" office:value="0.12828173" calcext:value-type="float">
            <text:p>0.12828173</text:p>
          </table:table-cell>
          <table:table-cell office:value-type="float" office:value="0.1405287" calcext:value-type="float">
            <text:p>0.1405287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5.37765917" calcext:value-type="float">
            <text:p>25.37765917</text:p>
          </table:table-cell>
          <table:table-cell office:value-type="float" office:value="0.13684215" calcext:value-type="float">
            <text:p>0.13684215</text:p>
          </table:table-cell>
          <table:table-cell office:value-type="float" office:value="0.12761594" calcext:value-type="float">
            <text:p>0.12761594</text:p>
          </table:table-cell>
          <table:table-cell office:value-type="float" office:value="0.14017286" calcext:value-type="float">
            <text:p>0.14017286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.37765917" calcext:value-type="float">
            <text:p>25.37765917</text:p>
          </table:table-cell>
          <table:table-cell office:value-type="float" office:value="0.13748409" calcext:value-type="float">
            <text:p>0.13748409</text:p>
          </table:table-cell>
          <table:table-cell office:value-type="float" office:value="0.12755097" calcext:value-type="float">
            <text:p>0.12755097</text:p>
          </table:table-cell>
          <table:table-cell office:value-type="float" office:value="0.13988139" calcext:value-type="float">
            <text:p>0.13988139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5.39282125" calcext:value-type="float">
            <text:p>25.39282125</text:p>
          </table:table-cell>
          <table:table-cell office:value-type="float" office:value="0.13699533" calcext:value-type="float">
            <text:p>0.13699533</text:p>
          </table:table-cell>
          <table:table-cell office:value-type="float" office:value="0.1284218" calcext:value-type="float">
            <text:p>0.1284218</text:p>
          </table:table-cell>
          <table:table-cell office:value-type="float" office:value="0.14017762" calcext:value-type="float">
            <text:p>0.1401776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25.44841559" calcext:value-type="float">
            <text:p>25.44841559</text:p>
          </table:table-cell>
          <table:table-cell office:value-type="float" office:value="0.13750138" calcext:value-type="float">
            <text:p>0.13750138</text:p>
          </table:table-cell>
          <table:table-cell office:value-type="float" office:value="0.13108315" calcext:value-type="float">
            <text:p>0.13108315</text:p>
          </table:table-cell>
          <table:table-cell office:value-type="float" office:value="0.1405287" calcext:value-type="float">
            <text:p>0.1405287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5.35238903" calcext:value-type="float">
            <text:p>25.35238903</text:p>
          </table:table-cell>
          <table:table-cell office:value-type="float" office:value="0.13195635" calcext:value-type="float">
            <text:p>0.13195635</text:p>
          </table:table-cell>
          <table:table-cell office:value-type="float" office:value="0.12161078" calcext:value-type="float">
            <text:p>0.12161078</text:p>
          </table:table-cell>
          <table:table-cell office:value-type="float" office:value="0.13700427" calcext:value-type="float">
            <text:p>0.13700427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25.39939149" calcext:value-type="float">
            <text:p>25.39939149</text:p>
          </table:table-cell>
          <table:table-cell office:value-type="float" office:value="0.13497595" calcext:value-type="float">
            <text:p>0.13497595</text:p>
          </table:table-cell>
          <table:table-cell office:value-type="float" office:value="0.12844275" calcext:value-type="float">
            <text:p>0.12844275</text:p>
          </table:table-cell>
          <table:table-cell office:value-type="float" office:value="0.13853052" calcext:value-type="float">
            <text:p>0.13853052</text:p>
          </table:table-cell>
          <table:table-cell table:formula="of:=AVERAGE([.C305:.E305])" office:value-type="float" office:value="0.133983073333333" calcext:value-type="float">
            <text:p>0.133983073333333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25.40292931" calcext:value-type="float">
            <text:p>25.40292931</text:p>
          </table:table-cell>
          <table:table-cell office:value-type="float" office:value="0.13514133" calcext:value-type="float">
            <text:p>0.13514133</text:p>
          </table:table-cell>
          <table:table-cell office:value-type="float" office:value="0.12872608" calcext:value-type="float">
            <text:p>0.12872608</text:p>
          </table:table-cell>
          <table:table-cell office:value-type="float" office:value="0.13851644" calcext:value-type="float">
            <text:p>0.13851644</text:p>
          </table:table-cell>
          <table:table-cell table:formula="of:=AVERAGE([.C306:.E306])" office:value-type="float" office:value="0.13412795" calcext:value-type="float">
            <text:p>0.1341279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25.39939149" calcext:value-type="float">
            <text:p>25.39939149</text:p>
          </table:table-cell>
          <table:table-cell office:value-type="float" office:value="0.13497595" calcext:value-type="float">
            <text:p>0.13497595</text:p>
          </table:table-cell>
          <table:table-cell office:value-type="float" office:value="0.12844275" calcext:value-type="float">
            <text:p>0.12844275</text:p>
          </table:table-cell>
          <table:table-cell office:value-type="float" office:value="0.13853052" calcext:value-type="float">
            <text:p>0.13853052</text:p>
          </table:table-cell>
          <table:table-cell table:formula="of:=AVERAGE([.C307:.E307])" office:value-type="float" office:value="0.133983073333333" calcext:value-type="float">
            <text:p>0.133983073333333</text:p>
          </table:table-cell>
        </table:table-row>
        <table:table-row table:style-name="ro1" table:number-rows-repeated="104826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SV_testAD24" table:style-name="ta1">
        <table:table-column table:style-name="co5" table:default-cell-style-name="ce2"/>
        <table:table-column table:style-name="co6" table:number-columns-repeated="3" table:default-cell-style-name="Default"/>
        <table:table-column table:style-name="co4" table:number-columns-repeated="4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d24_2</text:p>
          </table:table-cell>
          <table:table-cell office:value-type="string" calcext:value-type="string">
            <text:p>ad24_3</text:p>
          </table:table-cell>
          <table:table-cell office:value-type="string" calcext:value-type="string">
            <text:p>ad24_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09</text:p>
          </table:table-cell>
          <table:table-cell office:value-type="float" office:value="0.158633012608649" calcext:value-type="float">
            <text:p>0.158633012608649</text:p>
          </table:table-cell>
          <table:table-cell office:value-type="float" office:value="0.133882180915139" calcext:value-type="float">
            <text:p>0.133882180915139</text:p>
          </table:table-cell>
          <table:table-cell office:value-type="float" office:value="0.147007125259295" calcext:value-type="float">
            <text:p>0.1470071252592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10</text:p>
          </table:table-cell>
          <table:table-cell office:value-type="float" office:value="0.156705994213342" calcext:value-type="float">
            <text:p>0.156705994213342</text:p>
          </table:table-cell>
          <table:table-cell office:value-type="float" office:value="0.132769362064524" calcext:value-type="float">
            <text:p>0.132769362064524</text:p>
          </table:table-cell>
          <table:table-cell office:value-type="float" office:value="0.147260445029789" calcext:value-type="float">
            <text:p>0.1472604450297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11</text:p>
          </table:table-cell>
          <table:table-cell office:value-type="float" office:value="0.15565158792157" calcext:value-type="float">
            <text:p>0.15565158792157</text:p>
          </table:table-cell>
          <table:table-cell office:value-type="float" office:value="0.135217921163788" calcext:value-type="float">
            <text:p>0.135217921163788</text:p>
          </table:table-cell>
          <table:table-cell office:value-type="float" office:value="0.147483962474342" calcext:value-type="float">
            <text:p>0.1474839624743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16</text:p>
          </table:table-cell>
          <table:table-cell office:value-type="float" office:value="0.16075315007605" calcext:value-type="float">
            <text:p>0.16075315007605</text:p>
          </table:table-cell>
          <table:table-cell office:value-type="float" office:value="0.134676114878191" calcext:value-type="float">
            <text:p>0.134676114878191</text:p>
          </table:table-cell>
          <table:table-cell office:value-type="float" office:value="0.145326274076256" calcext:value-type="float">
            <text:p>0.145326274076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17</text:p>
          </table:table-cell>
          <table:table-cell office:value-type="float" office:value="0.158064384229706" calcext:value-type="float">
            <text:p>0.158064384229706</text:p>
          </table:table-cell>
          <table:table-cell office:value-type="float" office:value="0.131824628332213" calcext:value-type="float">
            <text:p>0.131824628332213</text:p>
          </table:table-cell>
          <table:table-cell office:value-type="float" office:value="0.144071000107646" calcext:value-type="float">
            <text:p>0.1440710001076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18</text:p>
          </table:table-cell>
          <table:table-cell office:value-type="float" office:value="0.153912920226207" calcext:value-type="float">
            <text:p>0.153912920226207</text:p>
          </table:table-cell>
          <table:table-cell office:value-type="float" office:value="0.131014601113153" calcext:value-type="float">
            <text:p>0.131014601113153</text:p>
          </table:table-cell>
          <table:table-cell office:value-type="float" office:value="0.143063085444341" calcext:value-type="float">
            <text:p>0.143063085444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20</text:p>
          </table:table-cell>
          <table:table-cell office:value-type="float" office:value="0.154129285112534" calcext:value-type="float">
            <text:p>0.154129285112534</text:p>
          </table:table-cell>
          <table:table-cell office:value-type="float" office:value="0.130436435989909" calcext:value-type="float">
            <text:p>0.130436435989909</text:p>
          </table:table-cell>
          <table:table-cell office:value-type="float" office:value="0.142632739857762" calcext:value-type="float">
            <text:p>0.1426327398577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21</text:p>
          </table:table-cell>
          <table:table-cell office:value-type="float" office:value="0.158065576322743" calcext:value-type="float">
            <text:p>0.158065576322743</text:p>
          </table:table-cell>
          <table:table-cell office:value-type="float" office:value="0.129677668771466" calcext:value-type="float">
            <text:p>0.129677668771466</text:p>
          </table:table-cell>
          <table:table-cell office:value-type="float" office:value="0.141789334033648" calcext:value-type="float">
            <text:p>0.1417893340336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22</text:p>
          </table:table-cell>
          <table:table-cell office:value-type="float" office:value="0.153648275571856" calcext:value-type="float">
            <text:p>0.153648275571856</text:p>
          </table:table-cell>
          <table:table-cell office:value-type="float" office:value="0.130593792270874" calcext:value-type="float">
            <text:p>0.130593792270874</text:p>
          </table:table-cell>
          <table:table-cell office:value-type="float" office:value="0.141545551007456" calcext:value-type="float">
            <text:p>0.141545551007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23</text:p>
          </table:table-cell>
          <table:table-cell office:value-type="float" office:value="0.153101700914109" calcext:value-type="float">
            <text:p>0.153101700914109</text:p>
          </table:table-cell>
          <table:table-cell office:value-type="float" office:value="0.129340902488339" calcext:value-type="float">
            <text:p>0.129340902488339</text:p>
          </table:table-cell>
          <table:table-cell office:value-type="float" office:value="0.141201632166103" calcext:value-type="float">
            <text:p>0.1412016321661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24</text:p>
          </table:table-cell>
          <table:table-cell office:value-type="float" office:value="0.152970570679971" calcext:value-type="float">
            <text:p>0.152970570679971</text:p>
          </table:table-cell>
          <table:table-cell office:value-type="float" office:value="0.13125599995327" calcext:value-type="float">
            <text:p>0.13125599995327</text:p>
          </table:table-cell>
          <table:table-cell office:value-type="float" office:value="0.141137259142072" calcext:value-type="float">
            <text:p>0.1411372591420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26</text:p>
          </table:table-cell>
          <table:table-cell office:value-type="float" office:value="0.151597875547156" calcext:value-type="float">
            <text:p>0.151597875547156</text:p>
          </table:table-cell>
          <table:table-cell office:value-type="float" office:value="0.128182188055776" calcext:value-type="float">
            <text:p>0.128182188055776</text:p>
          </table:table-cell>
          <table:table-cell office:value-type="float" office:value="0.141596811008073" calcext:value-type="float">
            <text:p>0.1415968110080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27</text:p>
          </table:table-cell>
          <table:table-cell office:value-type="float" office:value="0.153059977657792" calcext:value-type="float">
            <text:p>0.153059977657792</text:p>
          </table:table-cell>
          <table:table-cell office:value-type="float" office:value="0.128262058289296" calcext:value-type="float">
            <text:p>0.128262058289296</text:p>
          </table:table-cell>
          <table:table-cell office:value-type="float" office:value="0.14088811169721" calcext:value-type="float">
            <text:p>0.140888111697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28</text:p>
          </table:table-cell>
          <table:table-cell office:value-type="float" office:value="0.156592745374768" calcext:value-type="float">
            <text:p>0.156592745374768</text:p>
          </table:table-cell>
          <table:table-cell office:value-type="float" office:value="0.128497496664226" calcext:value-type="float">
            <text:p>0.128497496664226</text:p>
          </table:table-cell>
          <table:table-cell office:value-type="float" office:value="0.140807645417171" calcext:value-type="float">
            <text:p>0.1408076454171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29</text:p>
          </table:table-cell>
          <table:table-cell office:value-type="float" office:value="0.151167529960576" calcext:value-type="float">
            <text:p>0.151167529960576</text:p>
          </table:table-cell>
          <table:table-cell office:value-type="float" office:value="0.128144041078572" calcext:value-type="float">
            <text:p>0.128144041078572</text:p>
          </table:table-cell>
          <table:table-cell office:value-type="float" office:value="0.141164081235418" calcext:value-type="float">
            <text:p>0.1411640812354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30</text:p>
          </table:table-cell>
          <table:table-cell office:value-type="float" office:value="0.156289357696695" calcext:value-type="float">
            <text:p>0.156289357696695</text:p>
          </table:table-cell>
          <table:table-cell office:value-type="float" office:value="0.128132716194715" calcext:value-type="float">
            <text:p>0.128132716194715</text:p>
          </table:table-cell>
          <table:table-cell office:value-type="float" office:value="0.140367763086291" calcext:value-type="float">
            <text:p>0.1403677630862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31</text:p>
          </table:table-cell>
          <table:table-cell office:value-type="float" office:value="0.15144588368486" calcext:value-type="float">
            <text:p>0.15144588368486</text:p>
          </table:table-cell>
          <table:table-cell office:value-type="float" office:value="0.129558459467704" calcext:value-type="float">
            <text:p>0.129558459467704</text:p>
          </table:table-cell>
          <table:table-cell office:value-type="float" office:value="0.141016261698754" calcext:value-type="float">
            <text:p>0.1410162616987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33</text:p>
          </table:table-cell>
          <table:table-cell office:value-type="float" office:value="0.151258129031435" calcext:value-type="float">
            <text:p>0.151258129031435</text:p>
          </table:table-cell>
          <table:table-cell office:value-type="float" office:value="0.127691641770797" calcext:value-type="float">
            <text:p>0.127691641770797</text:p>
          </table:table-cell>
          <table:table-cell office:value-type="float" office:value="0.140795128440276" calcext:value-type="float">
            <text:p>0.140795128440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34</text:p>
          </table:table-cell>
          <table:table-cell office:value-type="float" office:value="0.15495659768064" calcext:value-type="float">
            <text:p>0.15495659768064</text:p>
          </table:table-cell>
          <table:table-cell office:value-type="float" office:value="0.128560081548701" calcext:value-type="float">
            <text:p>0.128560081548701</text:p>
          </table:table-cell>
          <table:table-cell office:value-type="float" office:value="0.140479819831827" calcext:value-type="float">
            <text:p>0.1404798198318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35</text:p>
          </table:table-cell>
          <table:table-cell office:value-type="float" office:value="0.151284355078263" calcext:value-type="float">
            <text:p>0.151284355078263</text:p>
          </table:table-cell>
          <table:table-cell office:value-type="float" office:value="0.130023971798893" calcext:value-type="float">
            <text:p>0.130023971798893</text:p>
          </table:table-cell>
          <table:table-cell office:value-type="float" office:value="0.141230838445525" calcext:value-type="float">
            <text:p>0.14123083844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36</text:p>
          </table:table-cell>
          <table:table-cell office:value-type="float" office:value="0.153355616731121" calcext:value-type="float">
            <text:p>0.153355616731121</text:p>
          </table:table-cell>
          <table:table-cell office:value-type="float" office:value="0.129011288763438" calcext:value-type="float">
            <text:p>0.129011288763438</text:p>
          </table:table-cell>
          <table:table-cell office:value-type="float" office:value="0.140990035651927" calcext:value-type="float">
            <text:p>0.1409900356519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37</text:p>
          </table:table-cell>
          <table:table-cell office:value-type="float" office:value="0.156102199089789" calcext:value-type="float">
            <text:p>0.156102199089789</text:p>
          </table:table-cell>
          <table:table-cell office:value-type="float" office:value="0.128269806894041" calcext:value-type="float">
            <text:p>0.128269806894041</text:p>
          </table:table-cell>
          <table:table-cell office:value-type="float" office:value="0.140578763553949" calcext:value-type="float">
            <text:p>0.1405787635539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39</text:p>
          </table:table-cell>
          <table:table-cell office:value-type="float" office:value="0.154388565348216" calcext:value-type="float">
            <text:p>0.154388565348216</text:p>
          </table:table-cell>
          <table:table-cell office:value-type="float" office:value="0.128912345041316" calcext:value-type="float">
            <text:p>0.128912345041316</text:p>
          </table:table-cell>
          <table:table-cell office:value-type="float" office:value="0.140600221228626" calcext:value-type="float">
            <text:p>0.1406002212286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40</text:p>
          </table:table-cell>
          <table:table-cell office:value-type="float" office:value="0.154743809073425" calcext:value-type="float">
            <text:p>0.154743809073425</text:p>
          </table:table-cell>
          <table:table-cell office:value-type="float" office:value="0.127894893633711" calcext:value-type="float">
            <text:p>0.127894893633711</text:p>
          </table:table-cell>
          <table:table-cell office:value-type="float" office:value="0.141035335187356" calcext:value-type="float">
            <text:p>0.1410353351873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41</text:p>
          </table:table-cell>
          <table:table-cell office:value-type="float" office:value="0.150706189955019" calcext:value-type="float">
            <text:p>0.150706189955019</text:p>
          </table:table-cell>
          <table:table-cell office:value-type="float" office:value="0.127288714324083" calcext:value-type="float">
            <text:p>0.127288714324083</text:p>
          </table:table-cell>
          <table:table-cell office:value-type="float" office:value="0.14106334937374" calcext:value-type="float">
            <text:p>0.141063349373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42</text:p>
          </table:table-cell>
          <table:table-cell office:value-type="float" office:value="0.155075806984402" calcext:value-type="float">
            <text:p>0.155075806984402</text:p>
          </table:table-cell>
          <table:table-cell office:value-type="float" office:value="0.128788367365404" calcext:value-type="float">
            <text:p>0.128788367365404</text:p>
          </table:table-cell>
          <table:table-cell office:value-type="float" office:value="0.140022652151901" calcext:value-type="float">
            <text:p>0.1400226521519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43</text:p>
          </table:table-cell>
          <table:table-cell office:value-type="float" office:value="0.153062361843867" calcext:value-type="float">
            <text:p>0.153062361843867</text:p>
          </table:table-cell>
          <table:table-cell office:value-type="float" office:value="0.128703728759733" calcext:value-type="float">
            <text:p>0.128703728759733</text:p>
          </table:table-cell>
          <table:table-cell office:value-type="float" office:value="0.140275971922394" calcext:value-type="float">
            <text:p>0.14027597192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45</text:p>
          </table:table-cell>
          <table:table-cell office:value-type="float" office:value="0.151327866474136" calcext:value-type="float">
            <text:p>0.151327866474136</text:p>
          </table:table-cell>
          <table:table-cell office:value-type="float" office:value="0.129342690627896" calcext:value-type="float">
            <text:p>0.129342690627896</text:p>
          </table:table-cell>
          <table:table-cell office:value-type="float" office:value="0.140381472156223" calcext:value-type="float">
            <text:p>0.1403814721562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46</text:p>
          </table:table-cell>
          <table:table-cell office:value-type="float" office:value="0.151056069261559" calcext:value-type="float">
            <text:p>0.151056069261559</text:p>
          </table:table-cell>
          <table:table-cell office:value-type="float" office:value="0.128306761778207" calcext:value-type="float">
            <text:p>0.128306761778207</text:p>
          </table:table-cell>
          <table:table-cell office:value-type="float" office:value="0.140512006343842" calcext:value-type="float">
            <text:p>0.1405120063438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47</text:p>
          </table:table-cell>
          <table:table-cell office:value-type="float" office:value="0.15339137952225" calcext:value-type="float">
            <text:p>0.15339137952225</text:p>
          </table:table-cell>
          <table:table-cell office:value-type="float" office:value="0.130411998082638" calcext:value-type="float">
            <text:p>0.130411998082638</text:p>
          </table:table-cell>
          <table:table-cell office:value-type="float" office:value="0.140386836574893" calcext:value-type="float">
            <text:p>0.1403868365748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48</text:p>
          </table:table-cell>
          <table:table-cell office:value-type="float" office:value="0.1520461025293" calcext:value-type="float">
            <text:p>0.1520461025293</text:p>
          </table:table-cell>
          <table:table-cell office:value-type="float" office:value="0.12937070481428" calcext:value-type="float">
            <text:p>0.12937070481428</text:p>
          </table:table-cell>
          <table:table-cell office:value-type="float" office:value="0.140670554717845" calcext:value-type="float">
            <text:p>0.1406705547178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49</text:p>
          </table:table-cell>
          <table:table-cell office:value-type="float" office:value="0.157727617946579" calcext:value-type="float">
            <text:p>0.157727617946579</text:p>
          </table:table-cell>
          <table:table-cell office:value-type="float" office:value="0.130229607847882" calcext:value-type="float">
            <text:p>0.130229607847882</text:p>
          </table:table-cell>
          <table:table-cell office:value-type="float" office:value="0.140578763553949" calcext:value-type="float">
            <text:p>0.1405787635539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50</text:p>
          </table:table-cell>
          <table:table-cell office:value-type="float" office:value="0.15306593812298" calcext:value-type="float">
            <text:p>0.15306593812298</text:p>
          </table:table-cell>
          <table:table-cell office:value-type="float" office:value="0.13120116367354" calcext:value-type="float">
            <text:p>0.13120116367354</text:p>
          </table:table-cell>
          <table:table-cell office:value-type="float" office:value="0.140675323089996" calcext:value-type="float">
            <text:p>0.1406753230899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52</text:p>
          </table:table-cell>
          <table:table-cell office:value-type="float" office:value="0.152767914863576" calcext:value-type="float">
            <text:p>0.152767914863576</text:p>
          </table:table-cell>
          <table:table-cell office:value-type="float" office:value="0.130484119711413" calcext:value-type="float">
            <text:p>0.130484119711413</text:p>
          </table:table-cell>
          <table:table-cell office:value-type="float" office:value="0.140720026578906" calcext:value-type="float">
            <text:p>0.140720026578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53</text:p>
          </table:table-cell>
          <table:table-cell office:value-type="float" office:value="0.156727451888019" calcext:value-type="float">
            <text:p>0.156727451888019</text:p>
          </table:table-cell>
          <table:table-cell office:value-type="float" office:value="0.12999059319384" calcext:value-type="float">
            <text:p>0.12999059319384</text:p>
          </table:table-cell>
          <table:table-cell office:value-type="float" office:value="0.140899436581068" calcext:value-type="float">
            <text:p>0.1408994365810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54</text:p>
          </table:table-cell>
          <table:table-cell office:value-type="float" office:value="0.153042692308747" calcext:value-type="float">
            <text:p>0.153042692308747</text:p>
          </table:table-cell>
          <table:table-cell office:value-type="float" office:value="0.130617038085108" calcext:value-type="float">
            <text:p>0.130617038085108</text:p>
          </table:table-cell>
          <table:table-cell office:value-type="float" office:value="0.140860097510826" calcext:value-type="float">
            <text:p>0.1408600975108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55</text:p>
          </table:table-cell>
          <table:table-cell office:value-type="float" office:value="0.152333396951365" calcext:value-type="float">
            <text:p>0.152333396951365</text:p>
          </table:table-cell>
          <table:table-cell office:value-type="float" office:value="0.130026355984969" calcext:value-type="float">
            <text:p>0.130026355984969</text:p>
          </table:table-cell>
          <table:table-cell office:value-type="float" office:value="0.141021626117423" calcext:value-type="float">
            <text:p>0.1410216261174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56</text:p>
          </table:table-cell>
          <table:table-cell office:value-type="float" office:value="0.152579564163633" calcext:value-type="float">
            <text:p>0.152579564163633</text:p>
          </table:table-cell>
          <table:table-cell office:value-type="float" office:value="0.130052582031796" calcext:value-type="float">
            <text:p>0.130052582031796</text:p>
          </table:table-cell>
          <table:table-cell office:value-type="float" office:value="0.140839831929187" calcext:value-type="float">
            <text:p>0.140839831929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58</text:p>
          </table:table-cell>
          <table:table-cell office:value-type="float" office:value="0.156700033748154" calcext:value-type="float">
            <text:p>0.156700033748154</text:p>
          </table:table-cell>
          <table:table-cell office:value-type="float" office:value="0.131253019720676" calcext:value-type="float">
            <text:p>0.131253019720676</text:p>
          </table:table-cell>
          <table:table-cell office:value-type="float" office:value="0.140982883093701" calcext:value-type="float">
            <text:p>0.1409828830937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7:59</text:p>
          </table:table-cell>
          <table:table-cell office:value-type="float" office:value="0.156308431185297" calcext:value-type="float">
            <text:p>0.156308431185297</text:p>
          </table:table-cell>
          <table:table-cell office:value-type="float" office:value="0.131288782511804" calcext:value-type="float">
            <text:p>0.131288782511804</text:p>
          </table:table-cell>
          <table:table-cell office:value-type="float" office:value="0.141223685887299" calcext:value-type="float">
            <text:p>0.1412236858872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00</text:p>
          </table:table-cell>
          <table:table-cell office:value-type="float" office:value="0.151461380894349" calcext:value-type="float">
            <text:p>0.151461380894349</text:p>
          </table:table-cell>
          <table:table-cell office:value-type="float" office:value="0.12916030039314" calcext:value-type="float">
            <text:p>0.12916030039314</text:p>
          </table:table-cell>
          <table:table-cell office:value-type="float" office:value="0.141168849607569" calcext:value-type="float">
            <text:p>0.1411688496075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01</text:p>
          </table:table-cell>
          <table:table-cell office:value-type="float" office:value="0.151045340424221" calcext:value-type="float">
            <text:p>0.151045340424221</text:p>
          </table:table-cell>
          <table:table-cell office:value-type="float" office:value="0.129346862953527" calcext:value-type="float">
            <text:p>0.129346862953527</text:p>
          </table:table-cell>
          <table:table-cell office:value-type="float" office:value="0.141065733559815" calcext:value-type="float">
            <text:p>0.1410657335598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02</text:p>
          </table:table-cell>
          <table:table-cell office:value-type="float" office:value="0.154632348374408" calcext:value-type="float">
            <text:p>0.154632348374408</text:p>
          </table:table-cell>
          <table:table-cell office:value-type="float" office:value="0.131447330885807" calcext:value-type="float">
            <text:p>0.131447330885807</text:p>
          </table:table-cell>
          <table:table-cell office:value-type="float" office:value="0.141004340768378" calcext:value-type="float">
            <text:p>0.1410043407683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04</text:p>
          </table:table-cell>
          <table:table-cell office:value-type="float" office:value="0.15638710932578" calcext:value-type="float">
            <text:p>0.15638710932578</text:p>
          </table:table-cell>
          <table:table-cell office:value-type="float" office:value="0.135398523258987" calcext:value-type="float">
            <text:p>0.135398523258987</text:p>
          </table:table-cell>
          <table:table-cell office:value-type="float" office:value="0.140762941928261" calcext:value-type="float">
            <text:p>0.1407629419282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05</text:p>
          </table:table-cell>
          <table:table-cell office:value-type="float" office:value="0.151625293687021" calcext:value-type="float">
            <text:p>0.151625293687021</text:p>
          </table:table-cell>
          <table:table-cell office:value-type="float" office:value="0.129586473654088" calcext:value-type="float">
            <text:p>0.129586473654088</text:p>
          </table:table-cell>
          <table:table-cell office:value-type="float" office:value="0.141620056822307" calcext:value-type="float">
            <text:p>0.1416200568223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06</text:p>
          </table:table-cell>
          <table:table-cell office:value-type="float" office:value="0.156278032812838" calcext:value-type="float">
            <text:p>0.156278032812838</text:p>
          </table:table-cell>
          <table:table-cell office:value-type="float" office:value="0.129719392027782" calcext:value-type="float">
            <text:p>0.129719392027782</text:p>
          </table:table-cell>
          <table:table-cell office:value-type="float" office:value="0.141068713792409" calcext:value-type="float">
            <text:p>0.1410687137924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07</text:p>
          </table:table-cell>
          <table:table-cell office:value-type="float" office:value="0.155207533265058" calcext:value-type="float">
            <text:p>0.155207533265058</text:p>
          </table:table-cell>
          <table:table-cell office:value-type="float" office:value="0.128746644109087" calcext:value-type="float">
            <text:p>0.128746644109087</text:p>
          </table:table-cell>
          <table:table-cell office:value-type="float" office:value="0.140978710768069" calcext:value-type="float">
            <text:p>0.1409787107680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08</text:p>
          </table:table-cell>
          <table:table-cell office:value-type="float" office:value="0.155197400474238" calcext:value-type="float">
            <text:p>0.155197400474238</text:p>
          </table:table-cell>
          <table:table-cell office:value-type="float" office:value="0.130029336217563" calcext:value-type="float">
            <text:p>0.130029336217563</text:p>
          </table:table-cell>
          <table:table-cell office:value-type="float" office:value="0.140697376811192" calcext:value-type="float">
            <text:p>0.1406973768111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10</text:p>
          </table:table-cell>
          <table:table-cell office:value-type="float" office:value="0.150731223908809" calcext:value-type="float">
            <text:p>0.150731223908809</text:p>
          </table:table-cell>
          <table:table-cell office:value-type="float" office:value="0.128183380148814" calcext:value-type="float">
            <text:p>0.128183380148814</text:p>
          </table:table-cell>
          <table:table-cell office:value-type="float" office:value="0.141017453791792" calcext:value-type="float">
            <text:p>0.1410174537917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11</text:p>
          </table:table-cell>
          <table:table-cell office:value-type="float" office:value="0.156230349091333" calcext:value-type="float">
            <text:p>0.156230349091333</text:p>
          </table:table-cell>
          <table:table-cell office:value-type="float" office:value="0.128349081081042" calcext:value-type="float">
            <text:p>0.128349081081042</text:p>
          </table:table-cell>
          <table:table-cell office:value-type="float" office:value="0.141826884964333" calcext:value-type="float">
            <text:p>0.141826884964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12</text:p>
          </table:table-cell>
          <table:table-cell office:value-type="float" office:value="0.151790398572731" calcext:value-type="float">
            <text:p>0.151790398572731</text:p>
          </table:table-cell>
          <table:table-cell office:value-type="float" office:value="0.129489914118041" calcext:value-type="float">
            <text:p>0.129489914118041</text:p>
          </table:table-cell>
          <table:table-cell office:value-type="float" office:value="0.14197828078011" calcext:value-type="float">
            <text:p>0.141978280780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13</text:p>
          </table:table-cell>
          <table:table-cell office:value-type="float" office:value="0.152523535790865" calcext:value-type="float">
            <text:p>0.152523535790865</text:p>
          </table:table-cell>
          <table:table-cell office:value-type="float" office:value="0.128765121551171" calcext:value-type="float">
            <text:p>0.128765121551171</text:p>
          </table:table-cell>
          <table:table-cell office:value-type="float" office:value="0.141840594034266" calcext:value-type="float">
            <text:p>0.1418405940342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14</text:p>
          </table:table-cell>
          <table:table-cell office:value-type="float" office:value="0.155840534668033" calcext:value-type="float">
            <text:p>0.155840534668033</text:p>
          </table:table-cell>
          <table:table-cell office:value-type="float" office:value="0.129966751333088" calcext:value-type="float">
            <text:p>0.129966751333088</text:p>
          </table:table-cell>
          <table:table-cell office:value-type="float" office:value="0.142085569153496" calcext:value-type="float">
            <text:p>0.142085569153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16</text:p>
          </table:table-cell>
          <table:table-cell office:value-type="float" office:value="0.151652115780367" calcext:value-type="float">
            <text:p>0.151652115780367</text:p>
          </table:table-cell>
          <table:table-cell office:value-type="float" office:value="0.13092579018185" calcext:value-type="float">
            <text:p>0.13092579018185</text:p>
          </table:table-cell>
          <table:table-cell office:value-type="float" office:value="0.141937749616832" calcext:value-type="float">
            <text:p>0.1419377496168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17</text:p>
          </table:table-cell>
          <table:table-cell office:value-type="float" office:value="0.150658506233514" calcext:value-type="float">
            <text:p>0.150658506233514</text:p>
          </table:table-cell>
          <table:table-cell office:value-type="float" office:value="0.128889695273601" calcext:value-type="float">
            <text:p>0.128889695273601</text:p>
          </table:table-cell>
          <table:table-cell office:value-type="float" office:value="0.142161267061385" calcext:value-type="float">
            <text:p>0.142161267061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18</text:p>
          </table:table-cell>
          <table:table-cell office:value-type="float" office:value="0.15411617208912" calcext:value-type="float">
            <text:p>0.15411617208912</text:p>
          </table:table-cell>
          <table:table-cell office:value-type="float" office:value="0.130192652963716" calcext:value-type="float">
            <text:p>0.130192652963716</text:p>
          </table:table-cell>
          <table:table-cell office:value-type="float" office:value="0.141812579847882" calcext:value-type="float">
            <text:p>0.1418125798478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19</text:p>
          </table:table-cell>
          <table:table-cell office:value-type="float" office:value="0.154079217204954" calcext:value-type="float">
            <text:p>0.154079217204954</text:p>
          </table:table-cell>
          <table:table-cell office:value-type="float" office:value="0.129096523415628" calcext:value-type="float">
            <text:p>0.129096523415628</text:p>
          </table:table-cell>
          <table:table-cell office:value-type="float" office:value="0.141677873334631" calcext:value-type="float">
            <text:p>0.1416778733346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20</text:p>
          </table:table-cell>
          <table:table-cell office:value-type="float" office:value="0.155313033498887" calcext:value-type="float">
            <text:p>0.155313033498887</text:p>
          </table:table-cell>
          <table:table-cell office:value-type="float" office:value="0.128321066894658" calcext:value-type="float">
            <text:p>0.128321066894658</text:p>
          </table:table-cell>
          <table:table-cell office:value-type="float" office:value="0.14205874706015" calcext:value-type="float">
            <text:p>0.14205874706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21</text:p>
          </table:table-cell>
          <table:table-cell office:value-type="float" office:value="0.154240745811551" calcext:value-type="float">
            <text:p>0.154240745811551</text:p>
          </table:table-cell>
          <table:table-cell office:value-type="float" office:value="0.128988042949205" calcext:value-type="float">
            <text:p>0.128988042949205</text:p>
          </table:table-cell>
          <table:table-cell office:value-type="float" office:value="0.141701119148865" calcext:value-type="float">
            <text:p>0.1417011191488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23</text:p>
          </table:table-cell>
          <table:table-cell office:value-type="float" office:value="0.151247400194097" calcext:value-type="float">
            <text:p>0.151247400194097</text:p>
          </table:table-cell>
          <table:table-cell office:value-type="float" office:value="0.130328551570004" calcext:value-type="float">
            <text:p>0.130328551570004</text:p>
          </table:table-cell>
          <table:table-cell office:value-type="float" office:value="0.141966359849734" calcext:value-type="float">
            <text:p>0.1419663598497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24</text:p>
          </table:table-cell>
          <table:table-cell office:value-type="float" office:value="0.150591152976889" calcext:value-type="float">
            <text:p>0.150591152976889</text:p>
          </table:table-cell>
          <table:table-cell office:value-type="float" office:value="0.128266826661447" calcext:value-type="float">
            <text:p>0.128266826661447</text:p>
          </table:table-cell>
          <table:table-cell office:value-type="float" office:value="0.142162459154422" calcext:value-type="float">
            <text:p>0.142162459154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25</text:p>
          </table:table-cell>
          <table:table-cell office:value-type="float" office:value="0.155851263505371" calcext:value-type="float">
            <text:p>0.155851263505371</text:p>
          </table:table-cell>
          <table:table-cell office:value-type="float" office:value="0.129545942490809" calcext:value-type="float">
            <text:p>0.129545942490809</text:p>
          </table:table-cell>
          <table:table-cell office:value-type="float" office:value="0.142198817992069" calcext:value-type="float">
            <text:p>0.1421988179920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26</text:p>
          </table:table-cell>
          <table:table-cell office:value-type="float" office:value="0.154740232794313" calcext:value-type="float">
            <text:p>0.154740232794313</text:p>
          </table:table-cell>
          <table:table-cell office:value-type="float" office:value="0.128716245736628" calcext:value-type="float">
            <text:p>0.128716245736628</text:p>
          </table:table-cell>
          <table:table-cell office:value-type="float" office:value="0.142104046595579" calcext:value-type="float">
            <text:p>0.142104046595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27</text:p>
          </table:table-cell>
          <table:table-cell office:value-type="float" office:value="0.151265281589661" calcext:value-type="float">
            <text:p>0.151265281589661</text:p>
          </table:table-cell>
          <table:table-cell office:value-type="float" office:value="0.129857674820146" calcext:value-type="float">
            <text:p>0.129857674820146</text:p>
          </table:table-cell>
          <table:table-cell office:value-type="float" office:value="0.142329948226207" calcext:value-type="float">
            <text:p>0.142329948226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29</text:p>
          </table:table-cell>
          <table:table-cell office:value-type="float" office:value="0.156716127004162" calcext:value-type="float">
            <text:p>0.156716127004162</text:p>
          </table:table-cell>
          <table:table-cell office:value-type="float" office:value="0.129918471565064" calcext:value-type="float">
            <text:p>0.129918471565064</text:p>
          </table:table-cell>
          <table:table-cell office:value-type="float" office:value="0.142198817992069" calcext:value-type="float">
            <text:p>0.1421988179920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30</text:p>
          </table:table-cell>
          <table:table-cell office:value-type="float" office:value="0.156119484438835" calcext:value-type="float">
            <text:p>0.156119484438835</text:p>
          </table:table-cell>
          <table:table-cell office:value-type="float" office:value="0.129606739235728" calcext:value-type="float">
            <text:p>0.129606739235728</text:p>
          </table:table-cell>
          <table:table-cell office:value-type="float" office:value="0.142187493108212" calcext:value-type="float">
            <text:p>0.1421874931082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31</text:p>
          </table:table-cell>
          <table:table-cell office:value-type="float" office:value="0.155417341639679" calcext:value-type="float">
            <text:p>0.155417341639679</text:p>
          </table:table-cell>
          <table:table-cell office:value-type="float" office:value="0.130383983896254" calcext:value-type="float">
            <text:p>0.130383983896254</text:p>
          </table:table-cell>
          <table:table-cell office:value-type="float" office:value="0.141905563104816" calcext:value-type="float">
            <text:p>0.1419055631048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32</text:p>
          </table:table-cell>
          <table:table-cell office:value-type="float" office:value="0.15165092368733" calcext:value-type="float">
            <text:p>0.15165092368733</text:p>
          </table:table-cell>
          <table:table-cell office:value-type="float" office:value="0.129951254123599" calcext:value-type="float">
            <text:p>0.129951254123599</text:p>
          </table:table-cell>
          <table:table-cell office:value-type="float" office:value="0.142571347066325" calcext:value-type="float">
            <text:p>0.1425713470663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33</text:p>
          </table:table-cell>
          <table:table-cell office:value-type="float" office:value="0.152787584398697" calcext:value-type="float">
            <text:p>0.152787584398697</text:p>
          </table:table-cell>
          <table:table-cell office:value-type="float" office:value="0.130342260639937" calcext:value-type="float">
            <text:p>0.130342260639937</text:p>
          </table:table-cell>
          <table:table-cell office:value-type="float" office:value="0.142315047063237" calcext:value-type="float">
            <text:p>0.142315047063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34</text:p>
          </table:table-cell>
          <table:table-cell office:value-type="float" office:value="0.153478998360514" calcext:value-type="float">
            <text:p>0.153478998360514</text:p>
          </table:table-cell>
          <table:table-cell office:value-type="float" office:value="0.129856482727108" calcext:value-type="float">
            <text:p>0.129856482727108</text:p>
          </table:table-cell>
          <table:table-cell office:value-type="float" office:value="0.142212527062002" calcext:value-type="float">
            <text:p>0.142212527062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36</text:p>
          </table:table-cell>
          <table:table-cell office:value-type="float" office:value="0.155172366520448" calcext:value-type="float">
            <text:p>0.155172366520448</text:p>
          </table:table-cell>
          <table:table-cell office:value-type="float" office:value="0.12921036830072" calcext:value-type="float">
            <text:p>0.12921036830072</text:p>
          </table:table-cell>
          <table:table-cell office:value-type="float" office:value="0.142257230550913" calcext:value-type="float">
            <text:p>0.1422572305509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37</text:p>
          </table:table-cell>
          <table:table-cell office:value-type="float" office:value="0.151217597868156" calcext:value-type="float">
            <text:p>0.151217597868156</text:p>
          </table:table-cell>
          <table:table-cell office:value-type="float" office:value="0.128079668054541" calcext:value-type="float">
            <text:p>0.128079668054541</text:p>
          </table:table-cell>
          <table:table-cell office:value-type="float" office:value="0.142996924280754" calcext:value-type="float">
            <text:p>0.1429969242807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38</text:p>
          </table:table-cell>
          <table:table-cell office:value-type="float" office:value="0.156369227930215" calcext:value-type="float">
            <text:p>0.156369227930215</text:p>
          </table:table-cell>
          <table:table-cell office:value-type="float" office:value="0.12979568598219" calcext:value-type="float">
            <text:p>0.12979568598219</text:p>
          </table:table-cell>
          <table:table-cell office:value-type="float" office:value="0.142784135673539" calcext:value-type="float">
            <text:p>0.1427841356735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39</text:p>
          </table:table-cell>
          <table:table-cell office:value-type="float" office:value="0.151423829963664" calcext:value-type="float">
            <text:p>0.151423829963664</text:p>
          </table:table-cell>
          <table:table-cell office:value-type="float" office:value="0.130585447619611" calcext:value-type="float">
            <text:p>0.130585447619611</text:p>
          </table:table-cell>
          <table:table-cell office:value-type="float" office:value="0.142630355671687" calcext:value-type="float">
            <text:p>0.1426303556716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40</text:p>
          </table:table-cell>
          <table:table-cell office:value-type="float" office:value="0.151940602295471" calcext:value-type="float">
            <text:p>0.151940602295471</text:p>
          </table:table-cell>
          <table:table-cell office:value-type="float" office:value="0.12898029434446" calcext:value-type="float">
            <text:p>0.12898029434446</text:p>
          </table:table-cell>
          <table:table-cell office:value-type="float" office:value="0.142499225437549" calcext:value-type="float">
            <text:p>0.1424992254375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42</text:p>
          </table:table-cell>
          <table:table-cell office:value-type="float" office:value="0.154253858834965" calcext:value-type="float">
            <text:p>0.154253858834965</text:p>
          </table:table-cell>
          <table:table-cell office:value-type="float" office:value="0.129005924344769" calcext:value-type="float">
            <text:p>0.129005924344769</text:p>
          </table:table-cell>
          <table:table-cell office:value-type="float" office:value="0.142047422176292" calcext:value-type="float">
            <text:p>0.142047422176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43</text:p>
          </table:table-cell>
          <table:table-cell office:value-type="float" office:value="0.151247400194097" calcext:value-type="float">
            <text:p>0.151247400194097</text:p>
          </table:table-cell>
          <table:table-cell office:value-type="float" office:value="0.130253449708635" calcext:value-type="float">
            <text:p>0.130253449708635</text:p>
          </table:table-cell>
          <table:table-cell office:value-type="float" office:value="0.142149346131008" calcext:value-type="float">
            <text:p>0.142149346131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44</text:p>
          </table:table-cell>
          <table:table-cell office:value-type="float" office:value="0.155782718155708" calcext:value-type="float">
            <text:p>0.155782718155708</text:p>
          </table:table-cell>
          <table:table-cell office:value-type="float" office:value="0.128929034343843" calcext:value-type="float">
            <text:p>0.128929034343843</text:p>
          </table:table-cell>
          <table:table-cell office:value-type="float" office:value="0.141971128221885" calcext:value-type="float">
            <text:p>0.1419711282218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45</text:p>
          </table:table-cell>
          <table:table-cell office:value-type="float" office:value="0.151096004378319" calcext:value-type="float">
            <text:p>0.151096004378319</text:p>
          </table:table-cell>
          <table:table-cell office:value-type="float" office:value="0.128976718065347" calcext:value-type="float">
            <text:p>0.128976718065347</text:p>
          </table:table-cell>
          <table:table-cell office:value-type="float" office:value="0.142589824508408" calcext:value-type="float">
            <text:p>0.142589824508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46</text:p>
          </table:table-cell>
          <table:table-cell office:value-type="float" office:value="0.152311343230169" calcext:value-type="float">
            <text:p>0.152311343230169</text:p>
          </table:table-cell>
          <table:table-cell office:value-type="float" office:value="0.129449979001281" calcext:value-type="float">
            <text:p>0.129449979001281</text:p>
          </table:table-cell>
          <table:table-cell office:value-type="float" office:value="0.141972916361441" calcext:value-type="float">
            <text:p>0.141972916361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48</text:p>
          </table:table-cell>
          <table:table-cell office:value-type="float" office:value="0.151198524379554" calcext:value-type="float">
            <text:p>0.151198524379554</text:p>
          </table:table-cell>
          <table:table-cell office:value-type="float" office:value="0.129329577604482" calcext:value-type="float">
            <text:p>0.129329577604482</text:p>
          </table:table-cell>
          <table:table-cell office:value-type="float" office:value="0.142285840783815" calcext:value-type="float">
            <text:p>0.1422858407838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49</text:p>
          </table:table-cell>
          <table:table-cell office:value-type="float" office:value="0.156841296773111" calcext:value-type="float">
            <text:p>0.156841296773111</text:p>
          </table:table-cell>
          <table:table-cell office:value-type="float" office:value="0.129804030633453" calcext:value-type="float">
            <text:p>0.129804030633453</text:p>
          </table:table-cell>
          <table:table-cell office:value-type="float" office:value="0.142087953339571" calcext:value-type="float">
            <text:p>0.1420879533395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50</text:p>
          </table:table-cell>
          <table:table-cell office:value-type="float" office:value="0.151618737175314" calcext:value-type="float">
            <text:p>0.151618737175314</text:p>
          </table:table-cell>
          <table:table-cell office:value-type="float" office:value="0.130497828781346" calcext:value-type="float">
            <text:p>0.130497828781346</text:p>
          </table:table-cell>
          <table:table-cell office:value-type="float" office:value="0.142948048466211" calcext:value-type="float">
            <text:p>0.1429480484662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51</text:p>
          </table:table-cell>
          <table:table-cell office:value-type="float" office:value="0.15191079996953" calcext:value-type="float">
            <text:p>0.15191079996953</text:p>
          </table:table-cell>
          <table:table-cell office:value-type="float" office:value="0.130682007155658" calcext:value-type="float">
            <text:p>0.130682007155658</text:p>
          </table:table-cell>
          <table:table-cell office:value-type="float" office:value="0.143022554281062" calcext:value-type="float">
            <text:p>0.143022554281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52</text:p>
          </table:table-cell>
          <table:table-cell office:value-type="float" office:value="0.15394629883126" calcext:value-type="float">
            <text:p>0.15394629883126</text:p>
          </table:table-cell>
          <table:table-cell office:value-type="float" office:value="0.131701842749339" calcext:value-type="float">
            <text:p>0.131701842749339</text:p>
          </table:table-cell>
          <table:table-cell office:value-type="float" office:value="0.142980831024746" calcext:value-type="float">
            <text:p>0.1429808310247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53</text:p>
          </table:table-cell>
          <table:table-cell office:value-type="float" office:value="0.153567809291817" calcext:value-type="float">
            <text:p>0.153567809291817</text:p>
          </table:table-cell>
          <table:table-cell office:value-type="float" office:value="0.131647006469608" calcext:value-type="float">
            <text:p>0.131647006469608</text:p>
          </table:table-cell>
          <table:table-cell office:value-type="float" office:value="0.142966525908294" calcext:value-type="float">
            <text:p>0.1429665259082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55</text:p>
          </table:table-cell>
          <table:table-cell office:value-type="float" office:value="0.157549400037456" calcext:value-type="float">
            <text:p>0.157549400037456</text:p>
          </table:table-cell>
          <table:table-cell office:value-type="float" office:value="0.130964533205573" calcext:value-type="float">
            <text:p>0.130964533205573</text:p>
          </table:table-cell>
          <table:table-cell office:value-type="float" office:value="0.142839567999788" calcext:value-type="float">
            <text:p>0.1428395679997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56</text:p>
          </table:table-cell>
          <table:table-cell office:value-type="float" office:value="0.151836890201198" calcext:value-type="float">
            <text:p>0.151836890201198</text:p>
          </table:table-cell>
          <table:table-cell office:value-type="float" office:value="0.130651608783198" calcext:value-type="float">
            <text:p>0.130651608783198</text:p>
          </table:table-cell>
          <table:table-cell office:value-type="float" office:value="0.143222825911382" calcext:value-type="float">
            <text:p>0.1432228259113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57</text:p>
          </table:table-cell>
          <table:table-cell office:value-type="float" office:value="0.15311600603056" calcext:value-type="float">
            <text:p>0.15311600603056</text:p>
          </table:table-cell>
          <table:table-cell office:value-type="float" office:value="0.130872742041676" calcext:value-type="float">
            <text:p>0.130872742041676</text:p>
          </table:table-cell>
          <table:table-cell office:value-type="float" office:value="0.142902152884263" calcext:value-type="float">
            <text:p>0.142902152884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58</text:p>
          </table:table-cell>
          <table:table-cell office:value-type="float" office:value="0.151572841593366" calcext:value-type="float">
            <text:p>0.151572841593366</text:p>
          </table:table-cell>
          <table:table-cell office:value-type="float" office:value="0.130146161335249" calcext:value-type="float">
            <text:p>0.130146161335249</text:p>
          </table:table-cell>
          <table:table-cell office:value-type="float" office:value="0.143278258237631" calcext:value-type="float">
            <text:p>0.1432782582376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8:59</text:p>
          </table:table-cell>
          <table:table-cell office:value-type="float" office:value="0.15316130556599" calcext:value-type="float">
            <text:p>0.15316130556599</text:p>
          </table:table-cell>
          <table:table-cell office:value-type="float" office:value="0.130007878542886" calcext:value-type="float">
            <text:p>0.130007878542886</text:p>
          </table:table-cell>
          <table:table-cell office:value-type="float" office:value="0.143170373817727" calcext:value-type="float">
            <text:p>0.1431703738177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01</text:p>
          </table:table-cell>
          <table:table-cell office:value-type="float" office:value="0.151485222755101" calcext:value-type="float">
            <text:p>0.151485222755101</text:p>
          </table:table-cell>
          <table:table-cell office:value-type="float" office:value="0.130343452732975" calcext:value-type="float">
            <text:p>0.130343452732975</text:p>
          </table:table-cell>
          <table:table-cell office:value-type="float" office:value="0.143184082887659" calcext:value-type="float">
            <text:p>0.1431840828876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02</text:p>
          </table:table-cell>
          <table:table-cell office:value-type="float" office:value="0.151737946479076" calcext:value-type="float">
            <text:p>0.151737946479076</text:p>
          </table:table-cell>
          <table:table-cell office:value-type="float" office:value="0.129560247607261" calcext:value-type="float">
            <text:p>0.129560247607261</text:p>
          </table:table-cell>
          <table:table-cell office:value-type="float" office:value="0.142975466606077" calcext:value-type="float">
            <text:p>0.1429754666060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03</text:p>
          </table:table-cell>
          <table:table-cell office:value-type="float" office:value="0.151823181131265" calcext:value-type="float">
            <text:p>0.151823181131265</text:p>
          </table:table-cell>
          <table:table-cell office:value-type="float" office:value="0.130880490646421" calcext:value-type="float">
            <text:p>0.130880490646421</text:p>
          </table:table-cell>
          <table:table-cell office:value-type="float" office:value="0.142754929394118" calcext:value-type="float">
            <text:p>0.142754929394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04</text:p>
          </table:table-cell>
          <table:table-cell office:value-type="float" office:value="0.157138127939478" calcext:value-type="float">
            <text:p>0.157138127939478</text:p>
          </table:table-cell>
          <table:table-cell office:value-type="float" office:value="0.130681411109139" calcext:value-type="float">
            <text:p>0.130681411109139</text:p>
          </table:table-cell>
          <table:table-cell office:value-type="float" office:value="0.142798440789991" calcext:value-type="float">
            <text:p>0.1427984407899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05</text:p>
          </table:table-cell>
          <table:table-cell office:value-type="float" office:value="0.156890768634173" calcext:value-type="float">
            <text:p>0.156890768634173</text:p>
          </table:table-cell>
          <table:table-cell office:value-type="float" office:value="0.130315438546591" calcext:value-type="float">
            <text:p>0.130315438546591</text:p>
          </table:table-cell>
          <table:table-cell office:value-type="float" office:value="0.142745392649817" calcext:value-type="float">
            <text:p>0.1427453926498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07</text:p>
          </table:table-cell>
          <table:table-cell office:value-type="float" office:value="0.152566451140219" calcext:value-type="float">
            <text:p>0.152566451140219</text:p>
          </table:table-cell>
          <table:table-cell office:value-type="float" office:value="0.131611839724998" calcext:value-type="float">
            <text:p>0.131611839724998</text:p>
          </table:table-cell>
          <table:table-cell office:value-type="float" office:value="0.143042819862702" calcext:value-type="float">
            <text:p>0.1430428198627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08</text:p>
          </table:table-cell>
          <table:table-cell office:value-type="float" office:value="0.153296608125759" calcext:value-type="float">
            <text:p>0.153296608125759</text:p>
          </table:table-cell>
          <table:table-cell office:value-type="float" office:value="0.131503359258575" calcext:value-type="float">
            <text:p>0.131503359258575</text:p>
          </table:table-cell>
          <table:table-cell office:value-type="float" office:value="0.142875330790917" calcext:value-type="float">
            <text:p>0.1428753307909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09</text:p>
          </table:table-cell>
          <table:table-cell office:value-type="float" office:value="0.15695692979776" calcext:value-type="float">
            <text:p>0.15695692979776</text:p>
          </table:table-cell>
          <table:table-cell office:value-type="float" office:value="0.130313054360515" calcext:value-type="float">
            <text:p>0.130313054360515</text:p>
          </table:table-cell>
          <table:table-cell office:value-type="float" office:value="0.14301897800195" calcext:value-type="float">
            <text:p>0.1430189780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10</text:p>
          </table:table-cell>
          <table:table-cell office:value-type="float" office:value="0.151836294154679" calcext:value-type="float">
            <text:p>0.151836294154679</text:p>
          </table:table-cell>
          <table:table-cell office:value-type="float" office:value="0.131246463208969" calcext:value-type="float">
            <text:p>0.131246463208969</text:p>
          </table:table-cell>
          <table:table-cell office:value-type="float" office:value="0.143014209629799" calcext:value-type="float">
            <text:p>0.1430142096297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11</text:p>
          </table:table-cell>
          <table:table-cell office:value-type="float" office:value="0.153148192542576" calcext:value-type="float">
            <text:p>0.153148192542576</text:p>
          </table:table-cell>
          <table:table-cell office:value-type="float" office:value="0.130929962507482" calcext:value-type="float">
            <text:p>0.130929962507482</text:p>
          </table:table-cell>
          <table:table-cell office:value-type="float" office:value="0.143291371261045" calcext:value-type="float">
            <text:p>0.1432913712610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13</text:p>
          </table:table-cell>
          <table:table-cell office:value-type="float" office:value="0.157142896311628" calcext:value-type="float">
            <text:p>0.157142896311628</text:p>
          </table:table-cell>
          <table:table-cell office:value-type="float" office:value="0.130754724830952" calcext:value-type="float">
            <text:p>0.130754724830952</text:p>
          </table:table-cell>
          <table:table-cell office:value-type="float" office:value="0.143344419401219" calcext:value-type="float">
            <text:p>0.1433444194012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14</text:p>
          </table:table-cell>
          <table:table-cell office:value-type="float" office:value="0.151829737642972" calcext:value-type="float">
            <text:p>0.151829737642972</text:p>
          </table:table-cell>
          <table:table-cell office:value-type="float" office:value="0.130568758317084" calcext:value-type="float">
            <text:p>0.130568758317084</text:p>
          </table:table-cell>
          <table:table-cell office:value-type="float" office:value="0.143987553595013" calcext:value-type="float">
            <text:p>0.1439875535950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15</text:p>
          </table:table-cell>
          <table:table-cell office:value-type="float" office:value="0.152183193228625" calcext:value-type="float">
            <text:p>0.152183193228625</text:p>
          </table:table-cell>
          <table:table-cell office:value-type="float" office:value="0.13078571924993" calcext:value-type="float">
            <text:p>0.13078571924993</text:p>
          </table:table-cell>
          <table:table-cell office:value-type="float" office:value="0.143962519641223" calcext:value-type="float">
            <text:p>0.1439625196412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16</text:p>
          </table:table-cell>
          <table:table-cell office:value-type="float" office:value="0.152688044630056" calcext:value-type="float">
            <text:p>0.152688044630056</text:p>
          </table:table-cell>
          <table:table-cell office:value-type="float" office:value="0.131237522511187" calcext:value-type="float">
            <text:p>0.131237522511187</text:p>
          </table:table-cell>
          <table:table-cell office:value-type="float" office:value="0.144022124293104" calcext:value-type="float">
            <text:p>0.144022124293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17</text:p>
          </table:table-cell>
          <table:table-cell office:value-type="float" office:value="0.157398600268197" calcext:value-type="float">
            <text:p>0.157398600268197</text:p>
          </table:table-cell>
          <table:table-cell office:value-type="float" office:value="0.131742969959136" calcext:value-type="float">
            <text:p>0.131742969959136</text:p>
          </table:table-cell>
          <table:table-cell office:value-type="float" office:value="0.143681185684345" calcext:value-type="float">
            <text:p>0.1436811856843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19</text:p>
          </table:table-cell>
          <table:table-cell office:value-type="float" office:value="0.154050606972051" calcext:value-type="float">
            <text:p>0.154050606972051</text:p>
          </table:table-cell>
          <table:table-cell office:value-type="float" office:value="0.131182686231457" calcext:value-type="float">
            <text:p>0.131182686231457</text:p>
          </table:table-cell>
          <table:table-cell office:value-type="float" office:value="0.143501775682184" calcext:value-type="float">
            <text:p>0.143501775682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20</text:p>
          </table:table-cell>
          <table:table-cell office:value-type="float" office:value="0.152648705559815" calcext:value-type="float">
            <text:p>0.152648705559815</text:p>
          </table:table-cell>
          <table:table-cell office:value-type="float" office:value="0.131639257864864" calcext:value-type="float">
            <text:p>0.131639257864864</text:p>
          </table:table-cell>
          <table:table-cell office:value-type="float" office:value="0.143879669175109" calcext:value-type="float">
            <text:p>0.143879669175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21</text:p>
          </table:table-cell>
          <table:table-cell office:value-type="float" office:value="0.154569167443415" calcext:value-type="float">
            <text:p>0.154569167443415</text:p>
          </table:table-cell>
          <table:table-cell office:value-type="float" office:value="0.132172123452678" calcext:value-type="float">
            <text:p>0.132172123452678</text:p>
          </table:table-cell>
          <table:table-cell office:value-type="float" office:value="0.1442438535981" calcext:value-type="float">
            <text:p>0.14424385359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22</text:p>
          </table:table-cell>
          <table:table-cell office:value-type="float" office:value="0.156431216768171" calcext:value-type="float">
            <text:p>0.156431216768171</text:p>
          </table:table-cell>
          <table:table-cell office:value-type="float" office:value="0.130372659012396" calcext:value-type="float">
            <text:p>0.130372659012396</text:p>
          </table:table-cell>
          <table:table-cell office:value-type="float" office:value="0.144164579411099" calcext:value-type="float">
            <text:p>0.1441645794110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23</text:p>
          </table:table-cell>
          <table:table-cell office:value-type="float" office:value="0.151960271830591" calcext:value-type="float">
            <text:p>0.151960271830591</text:p>
          </table:table-cell>
          <table:table-cell office:value-type="float" office:value="0.131958738798945" calcext:value-type="float">
            <text:p>0.131958738798945</text:p>
          </table:table-cell>
          <table:table-cell office:value-type="float" office:value="0.144068019875052" calcext:value-type="float">
            <text:p>0.1440680198750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24</text:p>
          </table:table-cell>
          <table:table-cell office:value-type="float" office:value="0.152407902766216" calcext:value-type="float">
            <text:p>0.152407902766216</text:p>
          </table:table-cell>
          <table:table-cell office:value-type="float" office:value="0.130566970177528" calcext:value-type="float">
            <text:p>0.130566970177528</text:p>
          </table:table-cell>
          <table:table-cell office:value-type="float" office:value="0.144061463363345" calcext:value-type="float">
            <text:p>0.1440614633633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26</text:p>
          </table:table-cell>
          <table:table-cell office:value-type="float" office:value="0.156909246076256" calcext:value-type="float">
            <text:p>0.156909246076256</text:p>
          </table:table-cell>
          <table:table-cell office:value-type="float" office:value="0.131000295996701" calcext:value-type="float">
            <text:p>0.131000295996701</text:p>
          </table:table-cell>
          <table:table-cell office:value-type="float" office:value="0.143805163360258" calcext:value-type="float">
            <text:p>0.1438051633602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27</text:p>
          </table:table-cell>
          <table:table-cell office:value-type="float" office:value="0.152258891136514" calcext:value-type="float">
            <text:p>0.152258891136514</text:p>
          </table:table-cell>
          <table:table-cell office:value-type="float" office:value="0.132353917640915" calcext:value-type="float">
            <text:p>0.132353917640915</text:p>
          </table:table-cell>
          <table:table-cell office:value-type="float" office:value="0.144165771504137" calcext:value-type="float">
            <text:p>0.144165771504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28</text:p>
          </table:table-cell>
          <table:table-cell office:value-type="float" office:value="0.156019944670194" calcext:value-type="float">
            <text:p>0.156019944670194</text:p>
          </table:table-cell>
          <table:table-cell office:value-type="float" office:value="0.133516208352591" calcext:value-type="float">
            <text:p>0.133516208352591</text:p>
          </table:table-cell>
          <table:table-cell office:value-type="float" office:value="0.144160407085467" calcext:value-type="float">
            <text:p>0.1441604070854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29</text:p>
          </table:table-cell>
          <table:table-cell office:value-type="float" office:value="0.156605262351663" calcext:value-type="float">
            <text:p>0.156605262351663</text:p>
          </table:table-cell>
          <table:table-cell office:value-type="float" office:value="0.13119103088272" calcext:value-type="float">
            <text:p>0.13119103088272</text:p>
          </table:table-cell>
          <table:table-cell office:value-type="float" office:value="0.144214647318679" calcext:value-type="float">
            <text:p>0.1442146473186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30</text:p>
          </table:table-cell>
          <table:table-cell office:value-type="float" office:value="0.152150410670091" calcext:value-type="float">
            <text:p>0.152150410670091</text:p>
          </table:table-cell>
          <table:table-cell office:value-type="float" office:value="0.131092683207117" calcext:value-type="float">
            <text:p>0.131092683207117</text:p>
          </table:table-cell>
          <table:table-cell office:value-type="float" office:value="0.143858211500431" calcext:value-type="float">
            <text:p>0.1438582115004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32</text:p>
          </table:table-cell>
          <table:table-cell office:value-type="float" office:value="0.154166836043219" calcext:value-type="float">
            <text:p>0.154166836043219</text:p>
          </table:table-cell>
          <table:table-cell office:value-type="float" office:value="0.131787077401528" calcext:value-type="float">
            <text:p>0.131787077401528</text:p>
          </table:table-cell>
          <table:table-cell office:value-type="float" office:value="0.144335644761997" calcext:value-type="float">
            <text:p>0.144335644761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33</text:p>
          </table:table-cell>
          <table:table-cell office:value-type="float" office:value="0.154808778143975" calcext:value-type="float">
            <text:p>0.154808778143975</text:p>
          </table:table-cell>
          <table:table-cell office:value-type="float" office:value="0.13125599995327" calcext:value-type="float">
            <text:p>0.13125599995327</text:p>
          </table:table-cell>
          <table:table-cell office:value-type="float" office:value="0.144051926619044" calcext:value-type="float">
            <text:p>0.1440519266190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34</text:p>
          </table:table-cell>
          <table:table-cell office:value-type="float" office:value="0.15175582787464" calcext:value-type="float">
            <text:p>0.15175582787464</text:p>
          </table:table-cell>
          <table:table-cell office:value-type="float" office:value="0.130808369017645" calcext:value-type="float">
            <text:p>0.130808369017645</text:p>
          </table:table-cell>
          <table:table-cell office:value-type="float" office:value="0.144230740574687" calcext:value-type="float">
            <text:p>0.1442307405746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35</text:p>
          </table:table-cell>
          <table:table-cell office:value-type="float" office:value="0.152162331600467" calcext:value-type="float">
            <text:p>0.152162331600467</text:p>
          </table:table-cell>
          <table:table-cell office:value-type="float" office:value="0.131074205765033" calcext:value-type="float">
            <text:p>0.131074205765033</text:p>
          </table:table-cell>
          <table:table-cell office:value-type="float" office:value="0.144317763366433" calcext:value-type="float">
            <text:p>0.144317763366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36</text:p>
          </table:table-cell>
          <table:table-cell office:value-type="float" office:value="0.15222610857798" calcext:value-type="float">
            <text:p>0.15222610857798</text:p>
          </table:table-cell>
          <table:table-cell office:value-type="float" office:value="0.131852642518597" calcext:value-type="float">
            <text:p>0.131852642518597</text:p>
          </table:table-cell>
          <table:table-cell office:value-type="float" office:value="0.144674795231199" calcext:value-type="float">
            <text:p>0.1446747952311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38</text:p>
          </table:table-cell>
          <table:table-cell office:value-type="float" office:value="0.155060905821431" calcext:value-type="float">
            <text:p>0.155060905821431</text:p>
          </table:table-cell>
          <table:table-cell office:value-type="float" office:value="0.132495180665872" calcext:value-type="float">
            <text:p>0.132495180665872</text:p>
          </table:table-cell>
          <table:table-cell office:value-type="float" office:value="0.144567506857813" calcext:value-type="float">
            <text:p>0.1445675068578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39</text:p>
          </table:table-cell>
          <table:table-cell office:value-type="float" office:value="0.153285879288421" calcext:value-type="float">
            <text:p>0.153285879288421</text:p>
          </table:table-cell>
          <table:table-cell office:value-type="float" office:value="0.131562963910456" calcext:value-type="float">
            <text:p>0.131562963910456</text:p>
          </table:table-cell>
          <table:table-cell office:value-type="float" office:value="0.144795792674517" calcext:value-type="float">
            <text:p>0.1447957926745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40</text:p>
          </table:table-cell>
          <table:table-cell office:value-type="float" office:value="0.153520125570312" calcext:value-type="float">
            <text:p>0.153520125570312</text:p>
          </table:table-cell>
          <table:table-cell office:value-type="float" office:value="0.131514684142433" calcext:value-type="float">
            <text:p>0.131514684142433</text:p>
          </table:table-cell>
          <table:table-cell office:value-type="float" office:value="0.144379752204389" calcext:value-type="float">
            <text:p>0.1443797522043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41</text:p>
          </table:table-cell>
          <table:table-cell office:value-type="float" office:value="0.156925339332263" calcext:value-type="float">
            <text:p>0.156925339332263</text:p>
          </table:table-cell>
          <table:table-cell office:value-type="float" office:value="0.130394712733592" calcext:value-type="float">
            <text:p>0.130394712733592</text:p>
          </table:table-cell>
          <table:table-cell office:value-type="float" office:value="0.144233720807281" calcext:value-type="float">
            <text:p>0.144233720807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42</text:p>
          </table:table-cell>
          <table:table-cell office:value-type="float" office:value="0.151930469504651" calcext:value-type="float">
            <text:p>0.151930469504651</text:p>
          </table:table-cell>
          <table:table-cell office:value-type="float" office:value="0.130863801343894" calcext:value-type="float">
            <text:p>0.130863801343894</text:p>
          </table:table-cell>
          <table:table-cell office:value-type="float" office:value="0.144799965000148" calcext:value-type="float">
            <text:p>0.144799965000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43</text:p>
          </table:table-cell>
          <table:table-cell office:value-type="float" office:value="0.157344360034986" calcext:value-type="float">
            <text:p>0.157344360034986</text:p>
          </table:table-cell>
          <table:table-cell office:value-type="float" office:value="0.131889597402763" calcext:value-type="float">
            <text:p>0.131889597402763</text:p>
          </table:table-cell>
          <table:table-cell office:value-type="float" office:value="0.14454902941573" calcext:value-type="float">
            <text:p>0.144549029415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45</text:p>
          </table:table-cell>
          <table:table-cell office:value-type="float" office:value="0.155710000480414" calcext:value-type="float">
            <text:p>0.155710000480414</text:p>
          </table:table-cell>
          <table:table-cell office:value-type="float" office:value="0.130681411109139" calcext:value-type="float">
            <text:p>0.130681411109139</text:p>
          </table:table-cell>
          <table:table-cell office:value-type="float" office:value="0.144882815466263" calcext:value-type="float">
            <text:p>0.144882815466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46</text:p>
          </table:table-cell>
          <table:table-cell office:value-type="float" office:value="0.151965040202742" calcext:value-type="float">
            <text:p>0.151965040202742</text:p>
          </table:table-cell>
          <table:table-cell office:value-type="float" office:value="0.130863205297375" calcext:value-type="float">
            <text:p>0.130863205297375</text:p>
          </table:table-cell>
          <table:table-cell office:value-type="float" office:value="0.144566314764776" calcext:value-type="float">
            <text:p>0.144566314764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47</text:p>
          </table:table-cell>
          <table:table-cell office:value-type="float" office:value="0.152837056259758" calcext:value-type="float">
            <text:p>0.152837056259758</text:p>
          </table:table-cell>
          <table:table-cell office:value-type="float" office:value="0.130217090870987" calcext:value-type="float">
            <text:p>0.130217090870987</text:p>
          </table:table-cell>
          <table:table-cell office:value-type="float" office:value="0.144683139882462" calcext:value-type="float">
            <text:p>0.144683139882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48</text:p>
          </table:table-cell>
          <table:table-cell office:value-type="float" office:value="0.157141108172072" calcext:value-type="float">
            <text:p>0.157141108172072</text:p>
          </table:table-cell>
          <table:table-cell office:value-type="float" office:value="0.130445376687691" calcext:value-type="float">
            <text:p>0.130445376687691</text:p>
          </table:table-cell>
          <table:table-cell office:value-type="float" office:value="0.144635456160957" calcext:value-type="float">
            <text:p>0.1446354561609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49</text:p>
          </table:table-cell>
          <table:table-cell office:value-type="float" office:value="0.152465719278541" calcext:value-type="float">
            <text:p>0.152465719278541</text:p>
          </table:table-cell>
          <table:table-cell office:value-type="float" office:value="0.132203117871656" calcext:value-type="float">
            <text:p>0.132203117871656</text:p>
          </table:table-cell>
          <table:table-cell office:value-type="float" office:value="0.144971626397565" calcext:value-type="float">
            <text:p>0.144971626397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51</text:p>
          </table:table-cell>
          <table:table-cell office:value-type="float" office:value="0.156102199089789" calcext:value-type="float">
            <text:p>0.156102199089789</text:p>
          </table:table-cell>
          <table:table-cell office:value-type="float" office:value="0.132794992064833" calcext:value-type="float">
            <text:p>0.132794992064833</text:p>
          </table:table-cell>
          <table:table-cell office:value-type="float" office:value="0.144835727791277" calcext:value-type="float">
            <text:p>0.1448357277912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52</text:p>
          </table:table-cell>
          <table:table-cell office:value-type="float" office:value="0.156332869092568" calcext:value-type="float">
            <text:p>0.156332869092568</text:p>
          </table:table-cell>
          <table:table-cell office:value-type="float" office:value="0.130995527624551" calcext:value-type="float">
            <text:p>0.130995527624551</text:p>
          </table:table-cell>
          <table:table-cell office:value-type="float" office:value="0.144777315232434" calcext:value-type="float">
            <text:p>0.1447773152324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53</text:p>
          </table:table-cell>
          <table:table-cell office:value-type="float" office:value="0.152234453229243" calcext:value-type="float">
            <text:p>0.152234453229243</text:p>
          </table:table-cell>
          <table:table-cell office:value-type="float" office:value="0.130943671577414" calcext:value-type="float">
            <text:p>0.130943671577414</text:p>
          </table:table-cell>
          <table:table-cell office:value-type="float" office:value="0.145341175239226" calcext:value-type="float">
            <text:p>0.1453411752392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54</text:p>
          </table:table-cell>
          <table:table-cell office:value-type="float" office:value="0.158005971670863" calcext:value-type="float">
            <text:p>0.158005971670863</text:p>
          </table:table-cell>
          <table:table-cell office:value-type="float" office:value="0.132857576949308" calcext:value-type="float">
            <text:p>0.132857576949308</text:p>
          </table:table-cell>
          <table:table-cell office:value-type="float" office:value="0.145012157560844" calcext:value-type="float">
            <text:p>0.1450121575608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55</text:p>
          </table:table-cell>
          <table:table-cell office:value-type="float" office:value="0.156795997237682" calcext:value-type="float">
            <text:p>0.156795997237682</text:p>
          </table:table-cell>
          <table:table-cell office:value-type="float" office:value="0.131482497630417" calcext:value-type="float">
            <text:p>0.131482497630417</text:p>
          </table:table-cell>
          <table:table-cell office:value-type="float" office:value="0.144795792674517" calcext:value-type="float">
            <text:p>0.1447957926745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57</text:p>
          </table:table-cell>
          <table:table-cell office:value-type="float" office:value="0.152590293000971" calcext:value-type="float">
            <text:p>0.152590293000971</text:p>
          </table:table-cell>
          <table:table-cell office:value-type="float" office:value="0.133192555092878" calcext:value-type="float">
            <text:p>0.133192555092878</text:p>
          </table:table-cell>
          <table:table-cell office:value-type="float" office:value="0.144900100815308" calcext:value-type="float">
            <text:p>0.144900100815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58</text:p>
          </table:table-cell>
          <table:table-cell office:value-type="float" office:value="0.152745265095862" calcext:value-type="float">
            <text:p>0.152745265095862</text:p>
          </table:table-cell>
          <table:table-cell office:value-type="float" office:value="0.133035794858431" calcext:value-type="float">
            <text:p>0.133035794858431</text:p>
          </table:table-cell>
          <table:table-cell office:value-type="float" office:value="0.145267861517413" calcext:value-type="float">
            <text:p>0.1452678615174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09:59</text:p>
          </table:table-cell>
          <table:table-cell office:value-type="float" office:value="0.158056039578443" calcext:value-type="float">
            <text:p>0.158056039578443</text:p>
          </table:table-cell>
          <table:table-cell office:value-type="float" office:value="0.132306829965929" calcext:value-type="float">
            <text:p>0.132306829965929</text:p>
          </table:table-cell>
          <table:table-cell office:value-type="float" office:value="0.145015137793438" calcext:value-type="float">
            <text:p>0.1450151377934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00</text:p>
          </table:table-cell>
          <table:table-cell office:value-type="float" office:value="0.156482476768789" calcext:value-type="float">
            <text:p>0.156482476768789</text:p>
          </table:table-cell>
          <table:table-cell office:value-type="float" office:value="0.132309214152004" calcext:value-type="float">
            <text:p>0.132309214152004</text:p>
          </table:table-cell>
          <table:table-cell office:value-type="float" office:value="0.144856589419435" calcext:value-type="float">
            <text:p>0.1448565894194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01</text:p>
          </table:table-cell>
          <table:table-cell office:value-type="float" office:value="0.153308529056135" calcext:value-type="float">
            <text:p>0.153308529056135</text:p>
          </table:table-cell>
          <table:table-cell office:value-type="float" office:value="0.133489982305763" calcext:value-type="float">
            <text:p>0.133489982305763</text:p>
          </table:table-cell>
          <table:table-cell office:value-type="float" office:value="0.145379918262949" calcext:value-type="float">
            <text:p>0.1453799182629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03</text:p>
          </table:table-cell>
          <table:table-cell office:value-type="float" office:value="0.156517643513399" calcext:value-type="float">
            <text:p>0.156517643513399</text:p>
          </table:table-cell>
          <table:table-cell office:value-type="float" office:value="0.134354845804554" calcext:value-type="float">
            <text:p>0.134354845804554</text:p>
          </table:table-cell>
          <table:table-cell office:value-type="float" office:value="0.145403164077182" calcext:value-type="float">
            <text:p>0.145403164077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04</text:p>
          </table:table-cell>
          <table:table-cell office:value-type="float" office:value="0.156648773747536" calcext:value-type="float">
            <text:p>0.156648773747536</text:p>
          </table:table-cell>
          <table:table-cell office:value-type="float" office:value="0.132457033688668" calcext:value-type="float">
            <text:p>0.132457033688668</text:p>
          </table:table-cell>
          <table:table-cell office:value-type="float" office:value="0.14517905058611" calcext:value-type="float">
            <text:p>0.14517905058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05</text:p>
          </table:table-cell>
          <table:table-cell office:value-type="float" office:value="0.152850169283172" calcext:value-type="float">
            <text:p>0.152850169283172</text:p>
          </table:table-cell>
          <table:table-cell office:value-type="float" office:value="0.131927744379967" calcext:value-type="float">
            <text:p>0.131927744379967</text:p>
          </table:table-cell>
          <table:table-cell office:value-type="float" office:value="0.145519989194869" calcext:value-type="float">
            <text:p>0.1455199891948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06</text:p>
          </table:table-cell>
          <table:table-cell office:value-type="float" office:value="0.156707782352898" calcext:value-type="float">
            <text:p>0.156707782352898</text:p>
          </table:table-cell>
          <table:table-cell office:value-type="float" office:value="0.134705917204132" calcext:value-type="float">
            <text:p>0.134705917204132</text:p>
          </table:table-cell>
          <table:table-cell office:value-type="float" office:value="0.145137923376313" calcext:value-type="float">
            <text:p>0.1451379233763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07</text:p>
          </table:table-cell>
          <table:table-cell office:value-type="float" office:value="0.155940074436673" calcext:value-type="float">
            <text:p>0.155940074436673</text:p>
          </table:table-cell>
          <table:table-cell office:value-type="float" office:value="0.134010330916683" calcext:value-type="float">
            <text:p>0.134010330916683</text:p>
          </table:table-cell>
          <table:table-cell office:value-type="float" office:value="0.145166533609215" calcext:value-type="float">
            <text:p>0.145166533609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09</text:p>
          </table:table-cell>
          <table:table-cell office:value-type="float" office:value="0.156593937467806" calcext:value-type="float">
            <text:p>0.156593937467806</text:p>
          </table:table-cell>
          <table:table-cell office:value-type="float" office:value="0.131851450425559" calcext:value-type="float">
            <text:p>0.131851450425559</text:p>
          </table:table-cell>
          <table:table-cell office:value-type="float" office:value="0.145436542682236" calcext:value-type="float">
            <text:p>0.145436542682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10</text:p>
          </table:table-cell>
          <table:table-cell office:value-type="float" office:value="0.153088587890695" calcext:value-type="float">
            <text:p>0.153088587890695</text:p>
          </table:table-cell>
          <table:table-cell office:value-type="float" office:value="0.131685749493331" calcext:value-type="float">
            <text:p>0.131685749493331</text:p>
          </table:table-cell>
          <table:table-cell office:value-type="float" office:value="0.145458000356913" calcext:value-type="float">
            <text:p>0.1454580003569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11</text:p>
          </table:table-cell>
          <table:table-cell office:value-type="float" office:value="0.158540029351715" calcext:value-type="float">
            <text:p>0.158540029351715</text:p>
          </table:table-cell>
          <table:table-cell office:value-type="float" office:value="0.133401767420979" calcext:value-type="float">
            <text:p>0.133401767420979</text:p>
          </table:table-cell>
          <table:table-cell office:value-type="float" office:value="0.145106928957335" calcext:value-type="float">
            <text:p>0.1451069289573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12</text:p>
          </table:table-cell>
          <table:table-cell office:value-type="float" office:value="0.15281083021293" calcext:value-type="float">
            <text:p>0.15281083021293</text:p>
          </table:table-cell>
          <table:table-cell office:value-type="float" office:value="0.133525745096892" calcext:value-type="float">
            <text:p>0.133525745096892</text:p>
          </table:table-cell>
          <table:table-cell office:value-type="float" office:value="0.145772116872325" calcext:value-type="float">
            <text:p>0.1457721168723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13</text:p>
          </table:table-cell>
          <table:table-cell office:value-type="float" office:value="0.153139847891313" calcext:value-type="float">
            <text:p>0.153139847891313</text:p>
          </table:table-cell>
          <table:table-cell office:value-type="float" office:value="0.132204906011213" calcext:value-type="float">
            <text:p>0.132204906011213</text:p>
          </table:table-cell>
          <table:table-cell office:value-type="float" office:value="0.145711320127406" calcext:value-type="float">
            <text:p>0.1457113201274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14</text:p>
          </table:table-cell>
          <table:table-cell office:value-type="float" office:value="0.153074878820762" calcext:value-type="float">
            <text:p>0.153074878820762</text:p>
          </table:table-cell>
          <table:table-cell office:value-type="float" office:value="0.132254973918792" calcext:value-type="float">
            <text:p>0.132254973918792</text:p>
          </table:table-cell>
          <table:table-cell office:value-type="float" office:value="0.145980733153907" calcext:value-type="float">
            <text:p>0.1459807331539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16</text:p>
          </table:table-cell>
          <table:table-cell office:value-type="float" office:value="0.153529066268094" calcext:value-type="float">
            <text:p>0.153529066268094</text:p>
          </table:table-cell>
          <table:table-cell office:value-type="float" office:value="0.132612601830077" calcext:value-type="float">
            <text:p>0.132612601830077</text:p>
          </table:table-cell>
          <table:table-cell office:value-type="float" office:value="0.145589726637569" calcext:value-type="float">
            <text:p>0.1455897266375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17</text:p>
          </table:table-cell>
          <table:table-cell office:value-type="float" office:value="0.155552644199448" calcext:value-type="float">
            <text:p>0.155552644199448</text:p>
          </table:table-cell>
          <table:table-cell office:value-type="float" office:value="0.133148447650486" calcext:value-type="float">
            <text:p>0.133148447650486</text:p>
          </table:table-cell>
          <table:table-cell office:value-type="float" office:value="0.145549791520809" calcext:value-type="float">
            <text:p>0.1455497915208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18</text:p>
          </table:table-cell>
          <table:table-cell office:value-type="float" office:value="0.152794736956923" calcext:value-type="float">
            <text:p>0.152794736956923</text:p>
          </table:table-cell>
          <table:table-cell office:value-type="float" office:value="0.131912843216997" calcext:value-type="float">
            <text:p>0.131912843216997</text:p>
          </table:table-cell>
          <table:table-cell office:value-type="float" office:value="0.146347301762975" calcext:value-type="float">
            <text:p>0.146347301762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19</text:p>
          </table:table-cell>
          <table:table-cell office:value-type="float" office:value="0.157416481663761" calcext:value-type="float">
            <text:p>0.157416481663761</text:p>
          </table:table-cell>
          <table:table-cell office:value-type="float" office:value="0.133202091837179" calcext:value-type="float">
            <text:p>0.133202091837179</text:p>
          </table:table-cell>
          <table:table-cell office:value-type="float" office:value="0.145846026640657" calcext:value-type="float">
            <text:p>0.1458460266406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20</text:p>
          </table:table-cell>
          <table:table-cell office:value-type="float" office:value="0.153533238593726" calcext:value-type="float">
            <text:p>0.153533238593726</text:p>
          </table:table-cell>
          <table:table-cell office:value-type="float" office:value="0.135003344417017" calcext:value-type="float">
            <text:p>0.135003344417017</text:p>
          </table:table-cell>
          <table:table-cell office:value-type="float" office:value="0.146212595249724" calcext:value-type="float">
            <text:p>0.1462125952497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22</text:p>
          </table:table-cell>
          <table:table-cell office:value-type="float" office:value="0.155935902111042" calcext:value-type="float">
            <text:p>0.155935902111042</text:p>
          </table:table-cell>
          <table:table-cell office:value-type="float" office:value="0.134972349998039" calcext:value-type="float">
            <text:p>0.134972349998039</text:p>
          </table:table-cell>
          <table:table-cell office:value-type="float" office:value="0.145823376872942" calcext:value-type="float">
            <text:p>0.1458233768729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23</text:p>
          </table:table-cell>
          <table:table-cell office:value-type="float" office:value="0.154426116278901" calcext:value-type="float">
            <text:p>0.154426116278901</text:p>
          </table:table-cell>
          <table:table-cell office:value-type="float" office:value="0.13385655091483" calcext:value-type="float">
            <text:p>0.13385655091483</text:p>
          </table:table-cell>
          <table:table-cell office:value-type="float" office:value="0.145341175239226" calcext:value-type="float">
            <text:p>0.1453411752392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24</text:p>
          </table:table-cell>
          <table:table-cell office:value-type="float" office:value="0.156242270021709" calcext:value-type="float">
            <text:p>0.156242270021709</text:p>
          </table:table-cell>
          <table:table-cell office:value-type="float" office:value="0.135025398138213" calcext:value-type="float">
            <text:p>0.135025398138213</text:p>
          </table:table-cell>
          <table:table-cell office:value-type="float" office:value="0.145123022213342" calcext:value-type="float">
            <text:p>0.1451230222133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25</text:p>
          </table:table-cell>
          <table:table-cell office:value-type="float" office:value="0.154448766046615" calcext:value-type="float">
            <text:p>0.154448766046615</text:p>
          </table:table-cell>
          <table:table-cell office:value-type="float" office:value="0.133210436488442" calcext:value-type="float">
            <text:p>0.133210436488442</text:p>
          </table:table-cell>
          <table:table-cell office:value-type="float" office:value="0.145863311989702" calcext:value-type="float">
            <text:p>0.1458633119897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26</text:p>
          </table:table-cell>
          <table:table-cell office:value-type="float" office:value="0.154588240932016" calcext:value-type="float">
            <text:p>0.154588240932016</text:p>
          </table:table-cell>
          <table:table-cell office:value-type="float" office:value="0.133093015324237" calcext:value-type="float">
            <text:p>0.133093015324237</text:p>
          </table:table-cell>
          <table:table-cell office:value-type="float" office:value="0.145301240122466" calcext:value-type="float">
            <text:p>0.1453012401224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28</text:p>
          </table:table-cell>
          <table:table-cell office:value-type="float" office:value="0.158389229582456" calcext:value-type="float">
            <text:p>0.158389229582456</text:p>
          </table:table-cell>
          <table:table-cell office:value-type="float" office:value="0.132552997178197" calcext:value-type="float">
            <text:p>0.132552997178197</text:p>
          </table:table-cell>
          <table:table-cell office:value-type="float" office:value="0.145790594314408" calcext:value-type="float">
            <text:p>0.145790594314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29</text:p>
          </table:table-cell>
          <table:table-cell office:value-type="float" office:value="0.153238791613435" calcext:value-type="float">
            <text:p>0.153238791613435</text:p>
          </table:table-cell>
          <table:table-cell office:value-type="float" office:value="0.133968011613847" calcext:value-type="float">
            <text:p>0.133968011613847</text:p>
          </table:table-cell>
          <table:table-cell office:value-type="float" office:value="0.145866292222296" calcext:value-type="float">
            <text:p>0.1458662922222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30</text:p>
          </table:table-cell>
          <table:table-cell office:value-type="float" office:value="0.154703277910146" calcext:value-type="float">
            <text:p>0.154703277910146</text:p>
          </table:table-cell>
          <table:table-cell office:value-type="float" office:value="0.133811847425919" calcext:value-type="float">
            <text:p>0.133811847425919</text:p>
          </table:table-cell>
          <table:table-cell office:value-type="float" office:value="0.14620961501713" calcext:value-type="float">
            <text:p>0.14620961501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31</text:p>
          </table:table-cell>
          <table:table-cell office:value-type="float" office:value="0.153316873707399" calcext:value-type="float">
            <text:p>0.153316873707399</text:p>
          </table:table-cell>
          <table:table-cell office:value-type="float" office:value="0.133404151607055" calcext:value-type="float">
            <text:p>0.133404151607055</text:p>
          </table:table-cell>
          <table:table-cell office:value-type="float" office:value="0.146042721991863" calcext:value-type="float">
            <text:p>0.1460427219918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32</text:p>
          </table:table-cell>
          <table:table-cell office:value-type="float" office:value="0.153259653241593" calcext:value-type="float">
            <text:p>0.153259653241593</text:p>
          </table:table-cell>
          <table:table-cell office:value-type="float" office:value="0.133646146493691" calcext:value-type="float">
            <text:p>0.133646146493691</text:p>
          </table:table-cell>
          <table:table-cell office:value-type="float" office:value="0.146478431997112" calcext:value-type="float">
            <text:p>0.1464784319971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34</text:p>
          </table:table-cell>
          <table:table-cell office:value-type="float" office:value="0.154675859770281" calcext:value-type="float">
            <text:p>0.154675859770281</text:p>
          </table:table-cell>
          <table:table-cell office:value-type="float" office:value="0.132861749274939" calcext:value-type="float">
            <text:p>0.132861749274939</text:p>
          </table:table-cell>
          <table:table-cell office:value-type="float" office:value="0.145942586176704" calcext:value-type="float">
            <text:p>0.1459425861767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35</text:p>
          </table:table-cell>
          <table:table-cell office:value-type="float" office:value="0.156235713510002" calcext:value-type="float">
            <text:p>0.156235713510002</text:p>
          </table:table-cell>
          <table:table-cell office:value-type="float" office:value="0.132359878106103" calcext:value-type="float">
            <text:p>0.132359878106103</text:p>
          </table:table-cell>
          <table:table-cell office:value-type="float" office:value="0.145490186868928" calcext:value-type="float">
            <text:p>0.1454901868689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36</text:p>
          </table:table-cell>
          <table:table-cell office:value-type="float" office:value="0.153237003473878" calcext:value-type="float">
            <text:p>0.153237003473878</text:p>
          </table:table-cell>
          <table:table-cell office:value-type="float" office:value="0.133622304632938" calcext:value-type="float">
            <text:p>0.133622304632938</text:p>
          </table:table-cell>
          <table:table-cell office:value-type="float" office:value="0.146537440602474" calcext:value-type="float">
            <text:p>0.1465374406024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37</text:p>
          </table:table-cell>
          <table:table-cell office:value-type="float" office:value="0.15700699770534" calcext:value-type="float">
            <text:p>0.15700699770534</text:p>
          </table:table-cell>
          <table:table-cell office:value-type="float" office:value="0.134487764178248" calcext:value-type="float">
            <text:p>0.134487764178248</text:p>
          </table:table-cell>
          <table:table-cell office:value-type="float" office:value="0.146351474088606" calcext:value-type="float">
            <text:p>0.146351474088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38</text:p>
          </table:table-cell>
          <table:table-cell office:value-type="float" office:value="0.155628342107337" calcext:value-type="float">
            <text:p>0.155628342107337</text:p>
          </table:table-cell>
          <table:table-cell office:value-type="float" office:value="0.132554785317753" calcext:value-type="float">
            <text:p>0.132554785317753</text:p>
          </table:table-cell>
          <table:table-cell office:value-type="float" office:value="0.146283524785462" calcext:value-type="float">
            <text:p>0.146283524785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40</text:p>
          </table:table-cell>
          <table:table-cell office:value-type="float" office:value="0.153246540218179" calcext:value-type="float">
            <text:p>0.153246540218179</text:p>
          </table:table-cell>
          <table:table-cell office:value-type="float" office:value="0.131707803214527" calcext:value-type="float">
            <text:p>0.131707803214527</text:p>
          </table:table-cell>
          <table:table-cell office:value-type="float" office:value="0.146573799440122" calcext:value-type="float">
            <text:p>0.1465737994401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41</text:p>
          </table:table-cell>
          <table:table-cell office:value-type="float" office:value="0.158766527028862" calcext:value-type="float">
            <text:p>0.158766527028862</text:p>
          </table:table-cell>
          <table:table-cell office:value-type="float" office:value="0.133525149050373" calcext:value-type="float">
            <text:p>0.133525149050373</text:p>
          </table:table-cell>
          <table:table-cell office:value-type="float" office:value="0.145997422456434" calcext:value-type="float">
            <text:p>0.1459974224564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42</text:p>
          </table:table-cell>
          <table:table-cell office:value-type="float" office:value="0.153285879288421" calcext:value-type="float">
            <text:p>0.153285879288421</text:p>
          </table:table-cell>
          <table:table-cell office:value-type="float" office:value="0.134143249290377" calcext:value-type="float">
            <text:p>0.134143249290377</text:p>
          </table:table-cell>
          <table:table-cell office:value-type="float" office:value="0.145761388034986" calcext:value-type="float">
            <text:p>0.145761388034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43</text:p>
          </table:table-cell>
          <table:table-cell office:value-type="float" office:value="0.158727784005139" calcext:value-type="float">
            <text:p>0.158727784005139</text:p>
          </table:table-cell>
          <table:table-cell office:value-type="float" office:value="0.132351533454839" calcext:value-type="float">
            <text:p>0.132351533454839</text:p>
          </table:table-cell>
          <table:table-cell office:value-type="float" office:value="0.145711916173925" calcext:value-type="float">
            <text:p>0.1457119161739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44</text:p>
          </table:table-cell>
          <table:table-cell office:value-type="float" office:value="0.152802485561667" calcext:value-type="float">
            <text:p>0.152802485561667</text:p>
          </table:table-cell>
          <table:table-cell office:value-type="float" office:value="0.132445708804811" calcext:value-type="float">
            <text:p>0.132445708804811</text:p>
          </table:table-cell>
          <table:table-cell office:value-type="float" office:value="0.146055835015277" calcext:value-type="float">
            <text:p>0.1460558350152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46</text:p>
          </table:table-cell>
          <table:table-cell office:value-type="float" office:value="0.15654684979282" calcext:value-type="float">
            <text:p>0.15654684979282</text:p>
          </table:table-cell>
          <table:table-cell office:value-type="float" office:value="0.134442464642819" calcext:value-type="float">
            <text:p>0.134442464642819</text:p>
          </table:table-cell>
          <table:table-cell office:value-type="float" office:value="0.145710724080887" calcext:value-type="float">
            <text:p>0.1457107240808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47</text:p>
          </table:table-cell>
          <table:table-cell office:value-type="float" office:value="0.153507012546898" calcext:value-type="float">
            <text:p>0.153507012546898</text:p>
          </table:table-cell>
          <table:table-cell office:value-type="float" office:value="0.131980196473622" calcext:value-type="float">
            <text:p>0.131980196473622</text:p>
          </table:table-cell>
          <table:table-cell office:value-type="float" office:value="0.146308558739252" calcext:value-type="float">
            <text:p>0.146308558739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48</text:p>
          </table:table-cell>
          <table:table-cell office:value-type="float" office:value="0.154217499997318" calcext:value-type="float">
            <text:p>0.154217499997318</text:p>
          </table:table-cell>
          <table:table-cell office:value-type="float" office:value="0.133129374161884" calcext:value-type="float">
            <text:p>0.133129374161884</text:p>
          </table:table-cell>
          <table:table-cell office:value-type="float" office:value="0.146486180601857" calcext:value-type="float">
            <text:p>0.1464861806018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49</text:p>
          </table:table-cell>
          <table:table-cell office:value-type="float" office:value="0.154808182097457" calcext:value-type="float">
            <text:p>0.154808182097457</text:p>
          </table:table-cell>
          <table:table-cell office:value-type="float" office:value="0.134040133242623" calcext:value-type="float">
            <text:p>0.134040133242623</text:p>
          </table:table-cell>
          <table:table-cell office:value-type="float" office:value="0.146034973387119" calcext:value-type="float">
            <text:p>0.1460349733871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50</text:p>
          </table:table-cell>
          <table:table-cell office:value-type="float" office:value="0.155019778611634" calcext:value-type="float">
            <text:p>0.155019778611634</text:p>
          </table:table-cell>
          <table:table-cell office:value-type="float" office:value="0.133231894163119" calcext:value-type="float">
            <text:p>0.133231894163119</text:p>
          </table:table-cell>
          <table:table-cell office:value-type="float" office:value="0.1459646398979" calcext:value-type="float">
            <text:p>0.14596463989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51</text:p>
          </table:table-cell>
          <table:table-cell office:value-type="float" office:value="0.153427738359897" calcext:value-type="float">
            <text:p>0.153427738359897</text:p>
          </table:table-cell>
          <table:table-cell office:value-type="float" office:value="0.1324010053159" calcext:value-type="float">
            <text:p>0.1324010053159</text:p>
          </table:table-cell>
          <table:table-cell office:value-type="float" office:value="0.146229880598769" calcext:value-type="float">
            <text:p>0.1462298805987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53</text:p>
          </table:table-cell>
          <table:table-cell office:value-type="float" office:value="0.158216972138521" calcext:value-type="float">
            <text:p>0.158216972138521</text:p>
          </table:table-cell>
          <table:table-cell office:value-type="float" office:value="0.133584753702254" calcext:value-type="float">
            <text:p>0.133584753702254</text:p>
          </table:table-cell>
          <table:table-cell office:value-type="float" office:value="0.146207230831055" calcext:value-type="float">
            <text:p>0.1462072308310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54</text:p>
          </table:table-cell>
          <table:table-cell office:value-type="float" office:value="0.158700961911793" calcext:value-type="float">
            <text:p>0.158700961911793</text:p>
          </table:table-cell>
          <table:table-cell office:value-type="float" office:value="0.134775058600314" calcext:value-type="float">
            <text:p>0.134775058600314</text:p>
          </table:table-cell>
          <table:table-cell office:value-type="float" office:value="0.146098154318113" calcext:value-type="float">
            <text:p>0.146098154318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55</text:p>
          </table:table-cell>
          <table:table-cell office:value-type="float" office:value="0.153579134175674" calcext:value-type="float">
            <text:p>0.153579134175674</text:p>
          </table:table-cell>
          <table:table-cell office:value-type="float" office:value="0.13442160301466" calcext:value-type="float">
            <text:p>0.13442160301466</text:p>
          </table:table-cell>
          <table:table-cell office:value-type="float" office:value="0.145865696175778" calcext:value-type="float">
            <text:p>0.145865696175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56</text:p>
          </table:table-cell>
          <table:table-cell office:value-type="float" office:value="0.153468269523176" calcext:value-type="float">
            <text:p>0.153468269523176</text:p>
          </table:table-cell>
          <table:table-cell office:value-type="float" office:value="0.133358256025106" calcext:value-type="float">
            <text:p>0.133358256025106</text:p>
          </table:table-cell>
          <table:table-cell office:value-type="float" office:value="0.146002190828585" calcext:value-type="float">
            <text:p>0.146002190828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57</text:p>
          </table:table-cell>
          <table:table-cell office:value-type="float" office:value="0.158265251906544" calcext:value-type="float">
            <text:p>0.158265251906544</text:p>
          </table:table-cell>
          <table:table-cell office:value-type="float" office:value="0.132955328578392" calcext:value-type="float">
            <text:p>0.132955328578392</text:p>
          </table:table-cell>
          <table:table-cell office:value-type="float" office:value="0.146273391994642" calcext:value-type="float">
            <text:p>0.1462733919946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0:59</text:p>
          </table:table-cell>
          <table:table-cell office:value-type="float" office:value="0.158094186555646" calcext:value-type="float">
            <text:p>0.158094186555646</text:p>
          </table:table-cell>
          <table:table-cell office:value-type="float" office:value="0.134494916736474" calcext:value-type="float">
            <text:p>0.134494916736474</text:p>
          </table:table-cell>
          <table:table-cell office:value-type="float" office:value="0.146451609903766" calcext:value-type="float">
            <text:p>0.146451609903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00</text:p>
          </table:table-cell>
          <table:table-cell office:value-type="float" office:value="0.153327602544737" calcext:value-type="float">
            <text:p>0.153327602544737</text:p>
          </table:table-cell>
          <table:table-cell office:value-type="float" office:value="0.134065167196413" calcext:value-type="float">
            <text:p>0.134065167196413</text:p>
          </table:table-cell>
          <table:table-cell office:value-type="float" office:value="0.145862715943183" calcext:value-type="float">
            <text:p>0.1458627159431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01</text:p>
          </table:table-cell>
          <table:table-cell office:value-type="float" office:value="0.153459924871913" calcext:value-type="float">
            <text:p>0.153459924871913</text:p>
          </table:table-cell>
          <table:table-cell office:value-type="float" office:value="0.132439152293104" calcext:value-type="float">
            <text:p>0.132439152293104</text:p>
          </table:table-cell>
          <table:table-cell office:value-type="float" office:value="0.147056597120356" calcext:value-type="float">
            <text:p>0.1470565971203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02</text:p>
          </table:table-cell>
          <table:table-cell office:value-type="float" office:value="0.157545823758343" calcext:value-type="float">
            <text:p>0.157545823758343</text:p>
          </table:table-cell>
          <table:table-cell office:value-type="float" office:value="0.134376303479231" calcext:value-type="float">
            <text:p>0.134376303479231</text:p>
          </table:table-cell>
          <table:table-cell office:value-type="float" office:value="0.146860497815668" calcext:value-type="float">
            <text:p>0.1468604978156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03</text:p>
          </table:table-cell>
          <table:table-cell office:value-type="float" office:value="0.156583208630468" calcext:value-type="float">
            <text:p>0.156583208630468</text:p>
          </table:table-cell>
          <table:table-cell office:value-type="float" office:value="0.132453457409556" calcext:value-type="float">
            <text:p>0.132453457409556</text:p>
          </table:table-cell>
          <table:table-cell office:value-type="float" office:value="0.146961825723866" calcext:value-type="float">
            <text:p>0.1469618257238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05</text:p>
          </table:table-cell>
          <table:table-cell office:value-type="float" office:value="0.153105277193222" calcext:value-type="float">
            <text:p>0.153105277193222</text:p>
          </table:table-cell>
          <table:table-cell office:value-type="float" office:value="0.132384912059893" calcext:value-type="float">
            <text:p>0.132384912059893</text:p>
          </table:table-cell>
          <table:table-cell office:value-type="float" office:value="0.147085803399778" calcext:value-type="float">
            <text:p>0.147085803399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06</text:p>
          </table:table-cell>
          <table:table-cell office:value-type="float" office:value="0.155994314669885" calcext:value-type="float">
            <text:p>0.155994314669885</text:p>
          </table:table-cell>
          <table:table-cell office:value-type="float" office:value="0.134560481853543" calcext:value-type="float">
            <text:p>0.134560481853543</text:p>
          </table:table-cell>
          <table:table-cell office:value-type="float" office:value="0.147197860145314" calcext:value-type="float">
            <text:p>0.1471978601453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07</text:p>
          </table:table-cell>
          <table:table-cell office:value-type="float" office:value="0.154230016974213" calcext:value-type="float">
            <text:p>0.154230016974213</text:p>
          </table:table-cell>
          <table:table-cell office:value-type="float" office:value="0.134029404405284" calcext:value-type="float">
            <text:p>0.134029404405284</text:p>
          </table:table-cell>
          <table:table-cell office:value-type="float" office:value="0.146657245952755" calcext:value-type="float">
            <text:p>0.1466572459527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08</text:p>
          </table:table-cell>
          <table:table-cell office:value-type="float" office:value="0.153078455099875" calcext:value-type="float">
            <text:p>0.153078455099875</text:p>
          </table:table-cell>
          <table:table-cell office:value-type="float" office:value="0.134339944641584" calcext:value-type="float">
            <text:p>0.134339944641584</text:p>
          </table:table-cell>
          <table:table-cell office:value-type="float" office:value="0.147520321311989" calcext:value-type="float">
            <text:p>0.1475203213119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09</text:p>
          </table:table-cell>
          <table:table-cell office:value-type="float" office:value="0.153746027200941" calcext:value-type="float">
            <text:p>0.153746027200941</text:p>
          </table:table-cell>
          <table:table-cell office:value-type="float" office:value="0.132434979967473" calcext:value-type="float">
            <text:p>0.132434979967473</text:p>
          </table:table-cell>
          <table:table-cell office:value-type="float" office:value="0.147238987355111" calcext:value-type="float">
            <text:p>0.1472389873551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11</text:p>
          </table:table-cell>
          <table:table-cell office:value-type="float" office:value="0.157804507947505" calcext:value-type="float">
            <text:p>0.157804507947505</text:p>
          </table:table-cell>
          <table:table-cell office:value-type="float" office:value="0.135009304882205" calcext:value-type="float">
            <text:p>0.135009304882205</text:p>
          </table:table-cell>
          <table:table-cell office:value-type="float" office:value="0.146966594096016" calcext:value-type="float">
            <text:p>0.146966594096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12</text:p>
          </table:table-cell>
          <table:table-cell office:value-type="float" office:value="0.154534000698805" calcext:value-type="float">
            <text:p>0.154534000698805</text:p>
          </table:table-cell>
          <table:table-cell office:value-type="float" office:value="0.133665816028811" calcext:value-type="float">
            <text:p>0.133665816028811</text:p>
          </table:table-cell>
          <table:table-cell office:value-type="float" office:value="0.146904009211541" calcext:value-type="float">
            <text:p>0.146904009211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13</text:p>
          </table:table-cell>
          <table:table-cell office:value-type="float" office:value="0.153552908128847" calcext:value-type="float">
            <text:p>0.153552908128847</text:p>
          </table:table-cell>
          <table:table-cell office:value-type="float" office:value="0.133792177890799" calcext:value-type="float">
            <text:p>0.133792177890799</text:p>
          </table:table-cell>
          <table:table-cell office:value-type="float" office:value="0.14732958642597" calcext:value-type="float">
            <text:p>0.14732958642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14</text:p>
          </table:table-cell>
          <table:table-cell office:value-type="float" office:value="0.156470555838413" calcext:value-type="float">
            <text:p>0.156470555838413</text:p>
          </table:table-cell>
          <table:table-cell office:value-type="float" office:value="0.132992283462558" calcext:value-type="float">
            <text:p>0.132992283462558</text:p>
          </table:table-cell>
          <table:table-cell office:value-type="float" office:value="0.147210377122209" calcext:value-type="float">
            <text:p>0.1472103771222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15</text:p>
          </table:table-cell>
          <table:table-cell office:value-type="float" office:value="0.159051437264852" calcext:value-type="float">
            <text:p>0.159051437264852</text:p>
          </table:table-cell>
          <table:table-cell office:value-type="float" office:value="0.134230272082123" calcext:value-type="float">
            <text:p>0.134230272082123</text:p>
          </table:table-cell>
          <table:table-cell office:value-type="float" office:value="0.147001164794107" calcext:value-type="float">
            <text:p>0.147001164794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17</text:p>
          </table:table-cell>
          <table:table-cell office:value-type="float" office:value="0.153475422081402" calcext:value-type="float">
            <text:p>0.153475422081402</text:p>
          </table:table-cell>
          <table:table-cell office:value-type="float" office:value="0.133322493233978" calcext:value-type="float">
            <text:p>0.133322493233978</text:p>
          </table:table-cell>
          <table:table-cell office:value-type="float" office:value="0.147222298052585" calcext:value-type="float">
            <text:p>0.147222298052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18</text:p>
          </table:table-cell>
          <table:table-cell office:value-type="float" office:value="0.154882687912308" calcext:value-type="float">
            <text:p>0.154882687912308</text:p>
          </table:table-cell>
          <table:table-cell office:value-type="float" office:value="0.133174673697314" calcext:value-type="float">
            <text:p>0.133174673697314</text:p>
          </table:table-cell>
          <table:table-cell office:value-type="float" office:value="0.14743985503195" calcext:value-type="float">
            <text:p>0.14743985503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19</text:p>
          </table:table-cell>
          <table:table-cell office:value-type="float" office:value="0.157456416780522" calcext:value-type="float">
            <text:p>0.157456416780522</text:p>
          </table:table-cell>
          <table:table-cell office:value-type="float" office:value="0.132895723926511" calcext:value-type="float">
            <text:p>0.132895723926511</text:p>
          </table:table-cell>
          <table:table-cell office:value-type="float" office:value="0.14720978107569" calcext:value-type="float">
            <text:p>0.147209781075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20</text:p>
          </table:table-cell>
          <table:table-cell office:value-type="float" office:value="0.153229850915653" calcext:value-type="float">
            <text:p>0.153229850915653</text:p>
          </table:table-cell>
          <table:table-cell office:value-type="float" office:value="0.13254644066649" calcext:value-type="float">
            <text:p>0.13254644066649</text:p>
          </table:table-cell>
          <table:table-cell office:value-type="float" office:value="0.147482770381304" calcext:value-type="float">
            <text:p>0.1474827703813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21</text:p>
          </table:table-cell>
          <table:table-cell office:value-type="float" office:value="0.155114550008124" calcext:value-type="float">
            <text:p>0.155114550008124</text:p>
          </table:table-cell>
          <table:table-cell office:value-type="float" office:value="0.133814231611995" calcext:value-type="float">
            <text:p>0.133814231611995</text:p>
          </table:table-cell>
          <table:table-cell office:value-type="float" office:value="0.14732958642597" calcext:value-type="float">
            <text:p>0.14732958642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22</text:p>
          </table:table-cell>
          <table:table-cell office:value-type="float" office:value="0.153439659290273" calcext:value-type="float">
            <text:p>0.153439659290273</text:p>
          </table:table-cell>
          <table:table-cell office:value-type="float" office:value="0.132340208570982" calcext:value-type="float">
            <text:p>0.132340208570982</text:p>
          </table:table-cell>
          <table:table-cell office:value-type="float" office:value="0.147490518986049" calcext:value-type="float">
            <text:p>0.1474905189860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24</text:p>
          </table:table-cell>
          <table:table-cell office:value-type="float" office:value="0.158079881439195" calcext:value-type="float">
            <text:p>0.158079881439195</text:p>
          </table:table-cell>
          <table:table-cell office:value-type="float" office:value="0.134710685576282" calcext:value-type="float">
            <text:p>0.134710685576282</text:p>
          </table:table-cell>
          <table:table-cell office:value-type="float" office:value="0.147362965031024" calcext:value-type="float">
            <text:p>0.147362965031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25</text:p>
          </table:table-cell>
          <table:table-cell office:value-type="float" office:value="0.153353828591565" calcext:value-type="float">
            <text:p>0.153353828591565</text:p>
          </table:table-cell>
          <table:table-cell office:value-type="float" office:value="0.134324447432094" calcext:value-type="float">
            <text:p>0.134324447432094</text:p>
          </table:table-cell>
          <table:table-cell office:value-type="float" office:value="0.147607344103735" calcext:value-type="float">
            <text:p>0.1476073441037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26</text:p>
          </table:table-cell>
          <table:table-cell office:value-type="float" office:value="0.15807213283445" calcext:value-type="float">
            <text:p>0.15807213283445</text:p>
          </table:table-cell>
          <table:table-cell office:value-type="float" office:value="0.133033410672356" calcext:value-type="float">
            <text:p>0.133033410672356</text:p>
          </table:table-cell>
          <table:table-cell office:value-type="float" office:value="0.147876757130236" calcext:value-type="float">
            <text:p>0.147876757130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27</text:p>
          </table:table-cell>
          <table:table-cell office:value-type="float" office:value="0.15651704746688" calcext:value-type="float">
            <text:p>0.15651704746688</text:p>
          </table:table-cell>
          <table:table-cell office:value-type="float" office:value="0.134981290695821" calcext:value-type="float">
            <text:p>0.134981290695821</text:p>
          </table:table-cell>
          <table:table-cell office:value-type="float" office:value="0.147578733870832" calcext:value-type="float">
            <text:p>0.1475787338708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28</text:p>
          </table:table-cell>
          <table:table-cell office:value-type="float" office:value="0.157083887706266" calcext:value-type="float">
            <text:p>0.157083887706266</text:p>
          </table:table-cell>
          <table:table-cell office:value-type="float" office:value="0.132783667180975" calcext:value-type="float">
            <text:p>0.132783667180975</text:p>
          </table:table-cell>
          <table:table-cell office:value-type="float" office:value="0.147855895502078" calcext:value-type="float">
            <text:p>0.1478558955020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30</text:p>
          </table:table-cell>
          <table:table-cell office:value-type="float" office:value="0.155664104898465" calcext:value-type="float">
            <text:p>0.155664104898465</text:p>
          </table:table-cell>
          <table:table-cell office:value-type="float" office:value="0.134310738362162" calcext:value-type="float">
            <text:p>0.134310738362162</text:p>
          </table:table-cell>
          <table:table-cell office:value-type="float" office:value="0.148085969458338" calcext:value-type="float">
            <text:p>0.1480859694583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31</text:p>
          </table:table-cell>
          <table:table-cell office:value-type="float" office:value="0.158948917263617" calcext:value-type="float">
            <text:p>0.158948917263617</text:p>
          </table:table-cell>
          <table:table-cell office:value-type="float" office:value="0.133910791148042" calcext:value-type="float">
            <text:p>0.133910791148042</text:p>
          </table:table-cell>
          <table:table-cell office:value-type="float" office:value="0.147504228055981" calcext:value-type="float">
            <text:p>0.1475042280559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32</text:p>
          </table:table-cell>
          <table:table-cell office:value-type="float" office:value="0.155967492576539" calcext:value-type="float">
            <text:p>0.155967492576539</text:p>
          </table:table-cell>
          <table:table-cell office:value-type="float" office:value="0.132954732531873" calcext:value-type="float">
            <text:p>0.132954732531873</text:p>
          </table:table-cell>
          <table:table-cell office:value-type="float" office:value="0.148098486435233" calcext:value-type="float">
            <text:p>0.1480984864352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33</text:p>
          </table:table-cell>
          <table:table-cell office:value-type="float" office:value="0.15491666256388" calcext:value-type="float">
            <text:p>0.15491666256388</text:p>
          </table:table-cell>
          <table:table-cell office:value-type="float" office:value="0.134577767202588" calcext:value-type="float">
            <text:p>0.134577767202588</text:p>
          </table:table-cell>
          <table:table-cell office:value-type="float" office:value="0.147735494105279" calcext:value-type="float">
            <text:p>0.1477354941052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34</text:p>
          </table:table-cell>
          <table:table-cell office:value-type="float" office:value="0.159416217734363" calcext:value-type="float">
            <text:p>0.159416217734363</text:p>
          </table:table-cell>
          <table:table-cell office:value-type="float" office:value="0.134052054172999" calcext:value-type="float">
            <text:p>0.134052054172999</text:p>
          </table:table-cell>
          <table:table-cell office:value-type="float" office:value="0.147508400381613" calcext:value-type="float">
            <text:p>0.1475084003816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36</text:p>
          </table:table-cell>
          <table:table-cell office:value-type="float" office:value="0.158137101905" calcext:value-type="float">
            <text:p>0.158137101905</text:p>
          </table:table-cell>
          <table:table-cell office:value-type="float" office:value="0.134178416034987" calcext:value-type="float">
            <text:p>0.134178416034987</text:p>
          </table:table-cell>
          <table:table-cell office:value-type="float" office:value="0.147962587828945" calcext:value-type="float">
            <text:p>0.1479625878289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37</text:p>
          </table:table-cell>
          <table:table-cell office:value-type="float" office:value="0.156765598865223" calcext:value-type="float">
            <text:p>0.156765598865223</text:p>
          </table:table-cell>
          <table:table-cell office:value-type="float" office:value="0.135147587674569" calcext:value-type="float">
            <text:p>0.135147587674569</text:p>
          </table:table-cell>
          <table:table-cell office:value-type="float" office:value="0.147888678060612" calcext:value-type="float">
            <text:p>0.147888678060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38</text:p>
          </table:table-cell>
          <table:table-cell office:value-type="float" office:value="0.157066602357221" calcext:value-type="float">
            <text:p>0.157066602357221</text:p>
          </table:table-cell>
          <table:table-cell office:value-type="float" office:value="0.136004106522096" calcext:value-type="float">
            <text:p>0.136004106522096</text:p>
          </table:table-cell>
          <table:table-cell office:value-type="float" office:value="0.148111003412128" calcext:value-type="float">
            <text:p>0.148111003412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39</text:p>
          </table:table-cell>
          <table:table-cell office:value-type="float" office:value="0.154084581623624" calcext:value-type="float">
            <text:p>0.154084581623624</text:p>
          </table:table-cell>
          <table:table-cell office:value-type="float" office:value="0.133783833239535" calcext:value-type="float">
            <text:p>0.133783833239535</text:p>
          </table:table-cell>
          <table:table-cell office:value-type="float" office:value="0.147894638525801" calcext:value-type="float">
            <text:p>0.1478946385258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40</text:p>
          </table:table-cell>
          <table:table-cell office:value-type="float" office:value="0.160167236348061" calcext:value-type="float">
            <text:p>0.160167236348061</text:p>
          </table:table-cell>
          <table:table-cell office:value-type="float" office:value="0.134955064648994" calcext:value-type="float">
            <text:p>0.134955064648994</text:p>
          </table:table-cell>
          <table:table-cell office:value-type="float" office:value="0.147928613177373" calcext:value-type="float">
            <text:p>0.1479286131773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42</text:p>
          </table:table-cell>
          <table:table-cell office:value-type="float" office:value="0.155645627456382" calcext:value-type="float">
            <text:p>0.155645627456382</text:p>
          </table:table-cell>
          <table:table-cell office:value-type="float" office:value="0.135355607909633" calcext:value-type="float">
            <text:p>0.135355607909633</text:p>
          </table:table-cell>
          <table:table-cell office:value-type="float" office:value="0.148376244112998" calcext:value-type="float">
            <text:p>0.1483762441129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43</text:p>
          </table:table-cell>
          <table:table-cell office:value-type="float" office:value="0.15533687535964" calcext:value-type="float">
            <text:p>0.15533687535964</text:p>
          </table:table-cell>
          <table:table-cell office:value-type="float" office:value="0.134962813253738" calcext:value-type="float">
            <text:p>0.134962813253738</text:p>
          </table:table-cell>
          <table:table-cell office:value-type="float" office:value="0.148093718063083" calcext:value-type="float">
            <text:p>0.1480937180630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44</text:p>
          </table:table-cell>
          <table:table-cell office:value-type="float" office:value="0.155604500246584" calcext:value-type="float">
            <text:p>0.155604500246584</text:p>
          </table:table-cell>
          <table:table-cell office:value-type="float" office:value="0.134946123951211" calcext:value-type="float">
            <text:p>0.134946123951211</text:p>
          </table:table-cell>
          <table:table-cell office:value-type="float" office:value="0.148262399227905" calcext:value-type="float">
            <text:p>0.1482623992279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45</text:p>
          </table:table-cell>
          <table:table-cell office:value-type="float" office:value="0.158731360284252" calcext:value-type="float">
            <text:p>0.158731360284252</text:p>
          </table:table-cell>
          <table:table-cell office:value-type="float" office:value="0.134739891855704" calcext:value-type="float">
            <text:p>0.134739891855704</text:p>
          </table:table-cell>
          <table:table-cell office:value-type="float" office:value="0.148247498064935" calcext:value-type="float">
            <text:p>0.1482474980649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46</text:p>
          </table:table-cell>
          <table:table-cell office:value-type="float" office:value="0.1565969177004" calcext:value-type="float">
            <text:p>0.1565969177004</text:p>
          </table:table-cell>
          <table:table-cell office:value-type="float" office:value="0.134982482788859" calcext:value-type="float">
            <text:p>0.134982482788859</text:p>
          </table:table-cell>
          <table:table-cell office:value-type="float" office:value="0.148110407365609" calcext:value-type="float">
            <text:p>0.1481104073656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47</text:p>
          </table:table-cell>
          <table:table-cell office:value-type="float" office:value="0.156465787466262" calcext:value-type="float">
            <text:p>0.156465787466262</text:p>
          </table:table-cell>
          <table:table-cell office:value-type="float" office:value="0.136791483973442" calcext:value-type="float">
            <text:p>0.136791483973442</text:p>
          </table:table-cell>
          <table:table-cell office:value-type="float" office:value="0.148556250161678" calcext:value-type="float">
            <text:p>0.1485562501616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49</text:p>
          </table:table-cell>
          <table:table-cell office:value-type="float" office:value="0.157227534917299" calcext:value-type="float">
            <text:p>0.157227534917299</text:p>
          </table:table-cell>
          <table:table-cell office:value-type="float" office:value="0.135692970239278" calcext:value-type="float">
            <text:p>0.135692970239278</text:p>
          </table:table-cell>
          <table:table-cell office:value-type="float" office:value="0.148297565972515" calcext:value-type="float">
            <text:p>0.1482975659725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50</text:p>
          </table:table-cell>
          <table:table-cell office:value-type="float" office:value="0.15419127395049" calcext:value-type="float">
            <text:p>0.15419127395049</text:p>
          </table:table-cell>
          <table:table-cell office:value-type="float" office:value="0.135219113256826" calcext:value-type="float">
            <text:p>0.135219113256826</text:p>
          </table:table-cell>
          <table:table-cell office:value-type="float" office:value="0.148781555745787" calcext:value-type="float">
            <text:p>0.148781555745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51</text:p>
          </table:table-cell>
          <table:table-cell office:value-type="float" office:value="0.159785170529505" calcext:value-type="float">
            <text:p>0.159785170529505</text:p>
          </table:table-cell>
          <table:table-cell office:value-type="float" office:value="0.135541574423501" calcext:value-type="float">
            <text:p>0.135541574423501</text:p>
          </table:table-cell>
          <table:table-cell office:value-type="float" office:value="0.148455518299999" calcext:value-type="float">
            <text:p>0.1484555182999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52</text:p>
          </table:table-cell>
          <table:table-cell office:value-type="float" office:value="0.160355587048004" calcext:value-type="float">
            <text:p>0.160355587048004</text:p>
          </table:table-cell>
          <table:table-cell office:value-type="float" office:value="0.135929004660726" calcext:value-type="float">
            <text:p>0.135929004660726</text:p>
          </table:table-cell>
          <table:table-cell office:value-type="float" office:value="0.1478851017815" calcext:value-type="float">
            <text:p>0.14788510178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53</text:p>
          </table:table-cell>
          <table:table-cell office:value-type="float" office:value="0.158318896093237" calcext:value-type="float">
            <text:p>0.158318896093237</text:p>
          </table:table-cell>
          <table:table-cell office:value-type="float" office:value="0.138099210035707" calcext:value-type="float">
            <text:p>0.138099210035707</text:p>
          </table:table-cell>
          <table:table-cell office:value-type="float" office:value="0.147732513872685" calcext:value-type="float">
            <text:p>0.1477325138726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55</text:p>
          </table:table-cell>
          <table:table-cell office:value-type="float" office:value="0.159361381454632" calcext:value-type="float">
            <text:p>0.159361381454632</text:p>
          </table:table-cell>
          <table:table-cell office:value-type="float" office:value="0.137013213278438" calcext:value-type="float">
            <text:p>0.137013213278438</text:p>
          </table:table-cell>
          <table:table-cell office:value-type="float" office:value="0.147663372476503" calcext:value-type="float">
            <text:p>0.1476633724765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56</text:p>
          </table:table-cell>
          <table:table-cell office:value-type="float" office:value="0.160198230767039" calcext:value-type="float">
            <text:p>0.160198230767039</text:p>
          </table:table-cell>
          <table:table-cell office:value-type="float" office:value="0.137686149798173" calcext:value-type="float">
            <text:p>0.137686149798173</text:p>
          </table:table-cell>
          <table:table-cell office:value-type="float" office:value="0.147802251315385" calcext:value-type="float">
            <text:p>0.147802251315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57</text:p>
          </table:table-cell>
          <table:table-cell office:value-type="float" office:value="0.156242270021709" calcext:value-type="float">
            <text:p>0.156242270021709</text:p>
          </table:table-cell>
          <table:table-cell office:value-type="float" office:value="0.137119905605305" calcext:value-type="float">
            <text:p>0.137119905605305</text:p>
          </table:table-cell>
          <table:table-cell office:value-type="float" office:value="0.147973912712802" calcext:value-type="float">
            <text:p>0.1479739127128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58</text:p>
          </table:table-cell>
          <table:table-cell office:value-type="float" office:value="0.155612844897848" calcext:value-type="float">
            <text:p>0.155612844897848</text:p>
          </table:table-cell>
          <table:table-cell office:value-type="float" office:value="0.136487500248849" calcext:value-type="float">
            <text:p>0.136487500248849</text:p>
          </table:table-cell>
          <table:table-cell office:value-type="float" office:value="0.147851723176446" calcext:value-type="float">
            <text:p>0.147851723176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1:59</text:p>
          </table:table-cell>
          <table:table-cell office:value-type="float" office:value="0.16058268077167" calcext:value-type="float">
            <text:p>0.16058268077167</text:p>
          </table:table-cell>
          <table:table-cell office:value-type="float" office:value="0.136010066987284" calcext:value-type="float">
            <text:p>0.136010066987284</text:p>
          </table:table-cell>
          <table:table-cell office:value-type="float" office:value="0.148050802713728" calcext:value-type="float">
            <text:p>0.1480508027137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01</text:p>
          </table:table-cell>
          <table:table-cell office:value-type="float" office:value="0.154958385820196" calcext:value-type="float">
            <text:p>0.154958385820196</text:p>
          </table:table-cell>
          <table:table-cell office:value-type="float" office:value="0.135676280936751" calcext:value-type="float">
            <text:p>0.135676280936751</text:p>
          </table:table-cell>
          <table:table-cell office:value-type="float" office:value="0.14767469736036" calcext:value-type="float">
            <text:p>0.147674697360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02</text:p>
          </table:table-cell>
          <table:table-cell office:value-type="float" office:value="0.156666655143101" calcext:value-type="float">
            <text:p>0.156666655143101</text:p>
          </table:table-cell>
          <table:table-cell office:value-type="float" office:value="0.136041061406262" calcext:value-type="float">
            <text:p>0.136041061406262</text:p>
          </table:table-cell>
          <table:table-cell office:value-type="float" office:value="0.148132461086805" calcext:value-type="float">
            <text:p>0.148132461086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03</text:p>
          </table:table-cell>
          <table:table-cell office:value-type="float" office:value="0.156053323275247" calcext:value-type="float">
            <text:p>0.156053323275247</text:p>
          </table:table-cell>
          <table:table-cell office:value-type="float" office:value="0.136225835827093" calcext:value-type="float">
            <text:p>0.136225835827093</text:p>
          </table:table-cell>
          <table:table-cell office:value-type="float" office:value="0.148401874113306" calcext:value-type="float">
            <text:p>0.148401874113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04</text:p>
          </table:table-cell>
          <table:table-cell office:value-type="float" office:value="0.155185479543862" calcext:value-type="float">
            <text:p>0.155185479543862</text:p>
          </table:table-cell>
          <table:table-cell office:value-type="float" office:value="0.136793868159517" calcext:value-type="float">
            <text:p>0.136793868159517</text:p>
          </table:table-cell>
          <table:table-cell office:value-type="float" office:value="0.148893612491323" calcext:value-type="float">
            <text:p>0.1488936124913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05</text:p>
          </table:table-cell>
          <table:table-cell office:value-type="float" office:value="0.159268398197698" calcext:value-type="float">
            <text:p>0.159268398197698</text:p>
          </table:table-cell>
          <table:table-cell office:value-type="float" office:value="0.140034573082277" calcext:value-type="float">
            <text:p>0.140034573082277</text:p>
          </table:table-cell>
          <table:table-cell office:value-type="float" office:value="0.148509162486692" calcext:value-type="float">
            <text:p>0.1485091624866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06</text:p>
          </table:table-cell>
          <table:table-cell office:value-type="float" office:value="0.157853383762048" calcext:value-type="float">
            <text:p>0.157853383762048</text:p>
          </table:table-cell>
          <table:table-cell office:value-type="float" office:value="0.136920230021504" calcext:value-type="float">
            <text:p>0.136920230021504</text:p>
          </table:table-cell>
          <table:table-cell office:value-type="float" office:value="0.149201768541547" calcext:value-type="float">
            <text:p>0.1492017685415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08</text:p>
          </table:table-cell>
          <table:table-cell office:value-type="float" office:value="0.155167002101779" calcext:value-type="float">
            <text:p>0.155167002101779</text:p>
          </table:table-cell>
          <table:table-cell office:value-type="float" office:value="0.136175767919513" calcext:value-type="float">
            <text:p>0.136175767919513</text:p>
          </table:table-cell>
          <table:table-cell office:value-type="float" office:value="0.148631948069566" calcext:value-type="float">
            <text:p>0.1486319480695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09</text:p>
          </table:table-cell>
          <table:table-cell office:value-type="float" office:value="0.16016783239458" calcext:value-type="float">
            <text:p>0.16016783239458</text:p>
          </table:table-cell>
          <table:table-cell office:value-type="float" office:value="0.138966457720573" calcext:value-type="float">
            <text:p>0.138966457720573</text:p>
          </table:table-cell>
          <table:table-cell office:value-type="float" office:value="0.148451942020886" calcext:value-type="float">
            <text:p>0.1484519420208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10</text:p>
          </table:table-cell>
          <table:table-cell office:value-type="float" office:value="0.15498640000658" calcext:value-type="float">
            <text:p>0.15498640000658</text:p>
          </table:table-cell>
          <table:table-cell office:value-type="float" office:value="0.136991159557242" calcext:value-type="float">
            <text:p>0.136991159557242</text:p>
          </table:table-cell>
          <table:table-cell office:value-type="float" office:value="0.148907321561256" calcext:value-type="float">
            <text:p>0.148907321561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11</text:p>
          </table:table-cell>
          <table:table-cell office:value-type="float" office:value="0.155297536289398" calcext:value-type="float">
            <text:p>0.155297536289398</text:p>
          </table:table-cell>
          <table:table-cell office:value-type="float" office:value="0.136620418622544" calcext:value-type="float">
            <text:p>0.136620418622544</text:p>
          </table:table-cell>
          <table:table-cell office:value-type="float" office:value="0.148842352490706" calcext:value-type="float">
            <text:p>0.1488423524907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12</text:p>
          </table:table-cell>
          <table:table-cell office:value-type="float" office:value="0.154670495351612" calcext:value-type="float">
            <text:p>0.154670495351612</text:p>
          </table:table-cell>
          <table:table-cell office:value-type="float" office:value="0.136256234199552" calcext:value-type="float">
            <text:p>0.136256234199552</text:p>
          </table:table-cell>
          <table:table-cell office:value-type="float" office:value="0.149211305285848" calcext:value-type="float">
            <text:p>0.1492113052858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14</text:p>
          </table:table-cell>
          <table:table-cell office:value-type="float" office:value="0.158909578193376" calcext:value-type="float">
            <text:p>0.158909578193376</text:p>
          </table:table-cell>
          <table:table-cell office:value-type="float" office:value="0.137939469568666" calcext:value-type="float">
            <text:p>0.137939469568666</text:p>
          </table:table-cell>
          <table:table-cell office:value-type="float" office:value="0.148799437141351" calcext:value-type="float">
            <text:p>0.1487994371413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15</text:p>
          </table:table-cell>
          <table:table-cell office:value-type="float" office:value="0.154926199308181" calcext:value-type="float">
            <text:p>0.154926199308181</text:p>
          </table:table-cell>
          <table:table-cell office:value-type="float" office:value="0.135988609312607" calcext:value-type="float">
            <text:p>0.135988609312607</text:p>
          </table:table-cell>
          <table:table-cell office:value-type="float" office:value="0.148922222724226" calcext:value-type="float">
            <text:p>0.1489222227242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16</text:p>
          </table:table-cell>
          <table:table-cell office:value-type="float" office:value="0.155897755133838" calcext:value-type="float">
            <text:p>0.155897755133838</text:p>
          </table:table-cell>
          <table:table-cell office:value-type="float" office:value="0.13501168906828" calcext:value-type="float">
            <text:p>0.13501168906828</text:p>
          </table:table-cell>
          <table:table-cell office:value-type="float" office:value="0.14903010714413" calcext:value-type="float">
            <text:p>0.149030107144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17</text:p>
          </table:table-cell>
          <table:table-cell office:value-type="float" office:value="0.159171242615133" calcext:value-type="float">
            <text:p>0.159171242615133</text:p>
          </table:table-cell>
          <table:table-cell office:value-type="float" office:value="0.135093943487876" calcext:value-type="float">
            <text:p>0.135093943487876</text:p>
          </table:table-cell>
          <table:table-cell office:value-type="float" office:value="0.149257796914315" calcext:value-type="float">
            <text:p>0.1492577969143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18</text:p>
          </table:table-cell>
          <table:table-cell office:value-type="float" office:value="0.159866232856063" calcext:value-type="float">
            <text:p>0.159866232856063</text:p>
          </table:table-cell>
          <table:table-cell office:value-type="float" office:value="0.137481705842221" calcext:value-type="float">
            <text:p>0.137481705842221</text:p>
          </table:table-cell>
          <table:table-cell office:value-type="float" office:value="0.149033683423243" calcext:value-type="float">
            <text:p>0.1490336834232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20</text:p>
          </table:table-cell>
          <table:table-cell office:value-type="float" office:value="0.154935736052482" calcext:value-type="float">
            <text:p>0.154935736052482</text:p>
          </table:table-cell>
          <table:table-cell office:value-type="float" office:value="0.135976688382231" calcext:value-type="float">
            <text:p>0.135976688382231</text:p>
          </table:table-cell>
          <table:table-cell office:value-type="float" office:value="0.149326342263978" calcext:value-type="float">
            <text:p>0.1493263422639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21</text:p>
          </table:table-cell>
          <table:table-cell office:value-type="float" office:value="0.154397506045998" calcext:value-type="float">
            <text:p>0.154397506045998</text:p>
          </table:table-cell>
          <table:table-cell office:value-type="float" office:value="0.133972779985998" calcext:value-type="float">
            <text:p>0.133972779985998</text:p>
          </table:table-cell>
          <table:table-cell office:value-type="float" office:value="0.149037259702356" calcext:value-type="float">
            <text:p>0.1490372597023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22</text:p>
          </table:table-cell>
          <table:table-cell office:value-type="float" office:value="0.153985041854983" calcext:value-type="float">
            <text:p>0.153985041854983</text:p>
          </table:table-cell>
          <table:table-cell office:value-type="float" office:value="0.133765951843971" calcext:value-type="float">
            <text:p>0.133765951843971</text:p>
          </table:table-cell>
          <table:table-cell office:value-type="float" office:value="0.149377602264595" calcext:value-type="float">
            <text:p>0.1493776022645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23</text:p>
          </table:table-cell>
          <table:table-cell office:value-type="float" office:value="0.157023090961348" calcext:value-type="float">
            <text:p>0.157023090961348</text:p>
          </table:table-cell>
          <table:table-cell office:value-type="float" office:value="0.133923308124937" calcext:value-type="float">
            <text:p>0.133923308124937</text:p>
          </table:table-cell>
          <table:table-cell office:value-type="float" office:value="0.149173754355163" calcext:value-type="float">
            <text:p>0.1491737543551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24</text:p>
          </table:table-cell>
          <table:table-cell office:value-type="float" office:value="0.155162829776148" calcext:value-type="float">
            <text:p>0.155162829776148</text:p>
          </table:table-cell>
          <table:table-cell office:value-type="float" office:value="0.133076922068229" calcext:value-type="float">
            <text:p>0.133076922068229</text:p>
          </table:table-cell>
          <table:table-cell office:value-type="float" office:value="0.149245875983939" calcext:value-type="float">
            <text:p>0.1492458759839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26</text:p>
          </table:table-cell>
          <table:table-cell office:value-type="float" office:value="0.15362622185066" calcext:value-type="float">
            <text:p>0.15362622185066</text:p>
          </table:table-cell>
          <table:table-cell office:value-type="float" office:value="0.131761447401219" calcext:value-type="float">
            <text:p>0.131761447401219</text:p>
          </table:table-cell>
          <table:table-cell office:value-type="float" office:value="0.149394291567122" calcext:value-type="float">
            <text:p>0.1493942915671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27</text:p>
          </table:table-cell>
          <table:table-cell office:value-type="float" office:value="0.158523936095707" calcext:value-type="float">
            <text:p>0.158523936095707</text:p>
          </table:table-cell>
          <table:table-cell office:value-type="float" office:value="0.133652106958879" calcext:value-type="float">
            <text:p>0.133652106958879</text:p>
          </table:table-cell>
          <table:table-cell office:value-type="float" office:value="0.14932515017094" calcext:value-type="float">
            <text:p>0.149325150170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28</text:p>
          </table:table-cell>
          <table:table-cell office:value-type="float" office:value="0.158845801215863" calcext:value-type="float">
            <text:p>0.158845801215863</text:p>
          </table:table-cell>
          <table:table-cell office:value-type="float" office:value="0.132099405777384" calcext:value-type="float">
            <text:p>0.132099405777384</text:p>
          </table:table-cell>
          <table:table-cell office:value-type="float" office:value="0.149085539470379" calcext:value-type="float">
            <text:p>0.1490855394703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29</text:p>
          </table:table-cell>
          <table:table-cell office:value-type="float" office:value="0.154025573018262" calcext:value-type="float">
            <text:p>0.154025573018262</text:p>
          </table:table-cell>
          <table:table-cell office:value-type="float" office:value="0.133821980216739" calcext:value-type="float">
            <text:p>0.133821980216739</text:p>
          </table:table-cell>
          <table:table-cell office:value-type="float" office:value="0.149610656453449" calcext:value-type="float">
            <text:p>0.1496106564534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30</text:p>
          </table:table-cell>
          <table:table-cell office:value-type="float" office:value="0.153574961850043" calcext:value-type="float">
            <text:p>0.153574961850043</text:p>
          </table:table-cell>
          <table:table-cell office:value-type="float" office:value="0.132405177641532" calcext:value-type="float">
            <text:p>0.132405177641532</text:p>
          </table:table-cell>
          <table:table-cell office:value-type="float" office:value="0.149443763428183" calcext:value-type="float">
            <text:p>0.1494437634281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31</text:p>
          </table:table-cell>
          <table:table-cell office:value-type="float" office:value="0.156243462114747" calcext:value-type="float">
            <text:p>0.156243462114747</text:p>
          </table:table-cell>
          <table:table-cell office:value-type="float" office:value="0.132647768574687" calcext:value-type="float">
            <text:p>0.132647768574687</text:p>
          </table:table-cell>
          <table:table-cell office:value-type="float" office:value="0.149414557148761" calcext:value-type="float">
            <text:p>0.1494145571487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33</text:p>
          </table:table-cell>
          <table:table-cell office:value-type="float" office:value="0.157926697483861" calcext:value-type="float">
            <text:p>0.157926697483861</text:p>
          </table:table-cell>
          <table:table-cell office:value-type="float" office:value="0.134475843247872" calcext:value-type="float">
            <text:p>0.134475843247872</text:p>
          </table:table-cell>
          <table:table-cell office:value-type="float" office:value="0.149339455287392" calcext:value-type="float">
            <text:p>0.14933945528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34</text:p>
          </table:table-cell>
          <table:table-cell office:value-type="float" office:value="0.153927821389177" calcext:value-type="float">
            <text:p>0.153927821389177</text:p>
          </table:table-cell>
          <table:table-cell office:value-type="float" office:value="0.133299247419744" calcext:value-type="float">
            <text:p>0.133299247419744</text:p>
          </table:table-cell>
          <table:table-cell office:value-type="float" office:value="0.149506944359177" calcext:value-type="float">
            <text:p>0.149506944359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35</text:p>
          </table:table-cell>
          <table:table-cell office:value-type="float" office:value="0.155456084663401" calcext:value-type="float">
            <text:p>0.155456084663401</text:p>
          </table:table-cell>
          <table:table-cell office:value-type="float" office:value="0.132847444158488" calcext:value-type="float">
            <text:p>0.132847444158488</text:p>
          </table:table-cell>
          <table:table-cell office:value-type="float" office:value="0.14962019319775" calcext:value-type="float">
            <text:p>0.14962019319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36</text:p>
          </table:table-cell>
          <table:table-cell office:value-type="float" office:value="0.159260649592954" calcext:value-type="float">
            <text:p>0.159260649592954</text:p>
          </table:table-cell>
          <table:table-cell office:value-type="float" office:value="0.13245643764215" calcext:value-type="float">
            <text:p>0.13245643764215</text:p>
          </table:table-cell>
          <table:table-cell office:value-type="float" office:value="0.149588006685735" calcext:value-type="float">
            <text:p>0.1495880066857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37</text:p>
          </table:table-cell>
          <table:table-cell office:value-type="float" office:value="0.154432672790608" calcext:value-type="float">
            <text:p>0.154432672790608</text:p>
          </table:table-cell>
          <table:table-cell office:value-type="float" office:value="0.133886949287289" calcext:value-type="float">
            <text:p>0.133886949287289</text:p>
          </table:table-cell>
          <table:table-cell office:value-type="float" office:value="0.14927508226336" calcext:value-type="float">
            <text:p>0.149275082263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39</text:p>
          </table:table-cell>
          <table:table-cell office:value-type="float" office:value="0.154085773716661" calcext:value-type="float">
            <text:p>0.154085773716661</text:p>
          </table:table-cell>
          <table:table-cell office:value-type="float" office:value="0.132918969740745" calcext:value-type="float">
            <text:p>0.132918969740745</text:p>
          </table:table-cell>
          <table:table-cell office:value-type="float" office:value="0.149703639710383" calcext:value-type="float">
            <text:p>0.149703639710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40</text:p>
          </table:table-cell>
          <table:table-cell office:value-type="float" office:value="0.159574170061847" calcext:value-type="float">
            <text:p>0.159574170061847</text:p>
          </table:table-cell>
          <table:table-cell office:value-type="float" office:value="0.133477465328868" calcext:value-type="float">
            <text:p>0.133477465328868</text:p>
          </table:table-cell>
          <table:table-cell office:value-type="float" office:value="0.149390715288009" calcext:value-type="float">
            <text:p>0.149390715288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41</text:p>
          </table:table-cell>
          <table:table-cell office:value-type="float" office:value="0.154587644885498" calcext:value-type="float">
            <text:p>0.154587644885498</text:p>
          </table:table-cell>
          <table:table-cell office:value-type="float" office:value="0.131775156471152" calcext:value-type="float">
            <text:p>0.131775156471152</text:p>
          </table:table-cell>
          <table:table-cell office:value-type="float" office:value="0.149567145057576" calcext:value-type="float">
            <text:p>0.1495671450575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42</text:p>
          </table:table-cell>
          <table:table-cell office:value-type="float" office:value="0.159335155407805" calcext:value-type="float">
            <text:p>0.159335155407805</text:p>
          </table:table-cell>
          <table:table-cell office:value-type="float" office:value="0.133678929052225" calcext:value-type="float">
            <text:p>0.133678929052225</text:p>
          </table:table-cell>
          <table:table-cell office:value-type="float" office:value="0.149371641799407" calcext:value-type="float">
            <text:p>0.1493716417994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43</text:p>
          </table:table-cell>
          <table:table-cell office:value-type="float" office:value="0.156995076774964" calcext:value-type="float">
            <text:p>0.156995076774964</text:p>
          </table:table-cell>
          <table:table-cell office:value-type="float" office:value="0.133413092304837" calcext:value-type="float">
            <text:p>0.133413092304837</text:p>
          </table:table-cell>
          <table:table-cell office:value-type="float" office:value="0.149728673664173" calcext:value-type="float">
            <text:p>0.1497286736641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45</text:p>
          </table:table-cell>
          <table:table-cell office:value-type="float" office:value="0.158821959355111" calcext:value-type="float">
            <text:p>0.158821959355111</text:p>
          </table:table-cell>
          <table:table-cell office:value-type="float" office:value="0.131886617170169" calcext:value-type="float">
            <text:p>0.131886617170169</text:p>
          </table:table-cell>
          <table:table-cell office:value-type="float" office:value="0.149432438544326" calcext:value-type="float">
            <text:p>0.1494324385443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46</text:p>
          </table:table-cell>
          <table:table-cell office:value-type="float" office:value="0.154771227213291" calcext:value-type="float">
            <text:p>0.154771227213291</text:p>
          </table:table-cell>
          <table:table-cell office:value-type="float" office:value="0.134019271614465" calcext:value-type="float">
            <text:p>0.134019271614465</text:p>
          </table:table-cell>
          <table:table-cell office:value-type="float" office:value="0.149037855748875" calcext:value-type="float">
            <text:p>0.149037855748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47</text:p>
          </table:table-cell>
          <table:table-cell office:value-type="float" office:value="0.159538407270718" calcext:value-type="float">
            <text:p>0.159538407270718</text:p>
          </table:table-cell>
          <table:table-cell office:value-type="float" office:value="0.133084670672974" calcext:value-type="float">
            <text:p>0.133084670672974</text:p>
          </table:table-cell>
          <table:table-cell office:value-type="float" office:value="0.148956197375798" calcext:value-type="float">
            <text:p>0.1489561973757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48</text:p>
          </table:table-cell>
          <table:table-cell office:value-type="float" office:value="0.155462045128589" calcext:value-type="float">
            <text:p>0.155462045128589</text:p>
          </table:table-cell>
          <table:table-cell office:value-type="float" office:value="0.133650914865841" calcext:value-type="float">
            <text:p>0.133650914865841</text:p>
          </table:table-cell>
          <table:table-cell office:value-type="float" office:value="0.149208325053254" calcext:value-type="float">
            <text:p>0.149208325053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49</text:p>
          </table:table-cell>
          <table:table-cell office:value-type="float" office:value="0.155094284426485" calcext:value-type="float">
            <text:p>0.155094284426485</text:p>
          </table:table-cell>
          <table:table-cell office:value-type="float" office:value="0.13200642252045" calcext:value-type="float">
            <text:p>0.13200642252045</text:p>
          </table:table-cell>
          <table:table-cell office:value-type="float" office:value="0.149539130871192" calcext:value-type="float">
            <text:p>0.1495391308711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50</text:p>
          </table:table-cell>
          <table:table-cell office:value-type="float" office:value="0.15762211771275" calcext:value-type="float">
            <text:p>0.15762211771275</text:p>
          </table:table-cell>
          <table:table-cell office:value-type="float" office:value="0.133190766953321" calcext:value-type="float">
            <text:p>0.133190766953321</text:p>
          </table:table-cell>
          <table:table-cell office:value-type="float" office:value="0.148975866910919" calcext:value-type="float">
            <text:p>0.1489758669109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52</text:p>
          </table:table-cell>
          <table:table-cell office:value-type="float" office:value="0.154736060468681" calcext:value-type="float">
            <text:p>0.154736060468681</text:p>
          </table:table-cell>
          <table:table-cell office:value-type="float" office:value="0.134349481385884" calcext:value-type="float">
            <text:p>0.134349481385884</text:p>
          </table:table-cell>
          <table:table-cell office:value-type="float" office:value="0.149194615983321" calcext:value-type="float">
            <text:p>0.1491946159833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53</text:p>
          </table:table-cell>
          <table:table-cell office:value-type="float" office:value="0.156805533981983" calcext:value-type="float">
            <text:p>0.156805533981983</text:p>
          </table:table-cell>
          <table:table-cell office:value-type="float" office:value="0.134241000919461" calcext:value-type="float">
            <text:p>0.134241000919461</text:p>
          </table:table-cell>
          <table:table-cell office:value-type="float" office:value="0.149136203424478" calcext:value-type="float">
            <text:p>0.1491362034244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54</text:p>
          </table:table-cell>
          <table:table-cell office:value-type="float" office:value="0.1571768709632" calcext:value-type="float">
            <text:p>0.1571768709632</text:p>
          </table:table-cell>
          <table:table-cell office:value-type="float" office:value="0.133158580441306" calcext:value-type="float">
            <text:p>0.133158580441306</text:p>
          </table:table-cell>
          <table:table-cell office:value-type="float" office:value="0.149223226216224" calcext:value-type="float">
            <text:p>0.149223226216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55</text:p>
          </table:table-cell>
          <table:table-cell office:value-type="float" office:value="0.154597777676317" calcext:value-type="float">
            <text:p>0.154597777676317</text:p>
          </table:table-cell>
          <table:table-cell office:value-type="float" office:value="0.133859531147424" calcext:value-type="float">
            <text:p>0.133859531147424</text:p>
          </table:table-cell>
          <table:table-cell office:value-type="float" office:value="0.14945031993989" calcext:value-type="float">
            <text:p>0.149450319939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56</text:p>
          </table:table-cell>
          <table:table-cell office:value-type="float" office:value="0.154522079768429" calcext:value-type="float">
            <text:p>0.154522079768429</text:p>
          </table:table-cell>
          <table:table-cell office:value-type="float" office:value="0.132324115314974" calcext:value-type="float">
            <text:p>0.132324115314974</text:p>
          </table:table-cell>
          <table:table-cell office:value-type="float" office:value="0.149267929705135" calcext:value-type="float">
            <text:p>0.1492679297051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58</text:p>
          </table:table-cell>
          <table:table-cell office:value-type="float" office:value="0.156782884214268" calcext:value-type="float">
            <text:p>0.156782884214268</text:p>
          </table:table-cell>
          <table:table-cell office:value-type="float" office:value="0.133712307657278" calcext:value-type="float">
            <text:p>0.133712307657278</text:p>
          </table:table-cell>
          <table:table-cell office:value-type="float" office:value="0.14913024295929" calcext:value-type="float">
            <text:p>0.149130242959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2:59</text:p>
          </table:table-cell>
          <table:table-cell office:value-type="float" office:value="0.154559630699114" calcext:value-type="float">
            <text:p>0.154559630699114</text:p>
          </table:table-cell>
          <table:table-cell office:value-type="float" office:value="0.133912579287598" calcext:value-type="float">
            <text:p>0.133912579287598</text:p>
          </table:table-cell>
          <table:table-cell office:value-type="float" office:value="0.149351972264287" calcext:value-type="float">
            <text:p>0.1493519722642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3:00</text:p>
          </table:table-cell>
          <table:table-cell office:value-type="float" office:value="0.159133691684448" calcext:value-type="float">
            <text:p>0.159133691684448</text:p>
          </table:table-cell>
          <table:table-cell office:value-type="float" office:value="0.135940925591102" calcext:value-type="float">
            <text:p>0.135940925591102</text:p>
          </table:table-cell>
          <table:table-cell office:value-type="float" office:value="0.149293559705443" calcext:value-type="float">
            <text:p>0.1492935597054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3:01</text:p>
          </table:table-cell>
          <table:table-cell office:value-type="float" office:value="0.160141010301234" calcext:value-type="float">
            <text:p>0.160141010301234</text:p>
          </table:table-cell>
          <table:table-cell office:value-type="float" office:value="0.133857146961349" calcext:value-type="float">
            <text:p>0.133857146961349</text:p>
          </table:table-cell>
          <table:table-cell office:value-type="float" office:value="0.149084943423861" calcext:value-type="float">
            <text:p>0.1490849434238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3:02</text:p>
          </table:table-cell>
          <table:table-cell office:value-type="float" office:value="0.155065674193582" calcext:value-type="float">
            <text:p>0.155065674193582</text:p>
          </table:table-cell>
          <table:table-cell office:value-type="float" office:value="0.135007516742649" calcext:value-type="float">
            <text:p>0.135007516742649</text:p>
          </table:table-cell>
          <table:table-cell office:value-type="float" office:value="0.149619001104713" calcext:value-type="float">
            <text:p>0.14961900110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3:03</text:p>
          </table:table-cell>
          <table:table-cell office:value-type="float" office:value="0.159192104243291" calcext:value-type="float">
            <text:p>0.159192104243291</text:p>
          </table:table-cell>
          <table:table-cell office:value-type="float" office:value="0.132878438577466" calcext:value-type="float">
            <text:p>0.132878438577466</text:p>
          </table:table-cell>
          <table:table-cell office:value-type="float" office:value="0.149604099941742" calcext:value-type="float">
            <text:p>0.1496040999417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11-02 23:13:05</text:p>
          </table:table-cell>
          <table:table-cell office:value-type="float" office:value="0.160069484718977" calcext:value-type="float">
            <text:p>0.160069484718977</text:p>
          </table:table-cell>
          <table:table-cell office:value-type="float" office:value="0.134117619290068" calcext:value-type="float">
            <text:p>0.134117619290068</text:p>
          </table:table-cell>
          <table:table-cell office:value-type="float" office:value="0.14901520598116" calcext:value-type="float">
            <text:p>0.1490152059811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avg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table:style-name="Default" office:value-type="string" calcext:value-type="string">
            <text:p>average</text:p>
          </table:table-cell>
          <table:table-cell table:formula="of:=SUBTOTAL(1;[.B$2:.B$299])" office:value-type="float" office:value="0.155044784468954" calcext:value-type="float">
            <text:p>0.155044784468954</text:p>
          </table:table-cell>
          <table:table-cell table:formula="of:=SUBTOTAL(1;[.C$2:.C$299])" office:value-type="float" office:value="0.132335195358174" calcext:value-type="float">
            <text:p>0.132335195358174</text:p>
          </table:table-cell>
          <table:table-cell table:formula="of:=SUBTOTAL(1;[.D$2:.D$299])" office:value-type="float" office:value="0.145265316780087" calcext:value-type="float">
            <text:p>0.145265316780087</text:p>
          </table:table-cell>
          <table:table-cell table:formula="of:=SUBTOTAL(1;[.B300:.D300])" office:value-type="string" office:string-value="" calcext:value-type="error">
            <text:p>#DIV/0!</text:p>
          </table:table-cell>
          <table:table-cell table:formula="of:=MODE([.B300:.D300])" office:value-type="string" office:string-value="" calcext:value-type="error">
            <text:p>#VALUE!</text:p>
          </table:table-cell>
          <table:table-cell table:formula="of:=MEDIAN([.B300:.D300])" office:value-type="float" office:value="0.145265316780087" calcext:value-type="float">
            <text:p>0.145265316780087</text:p>
          </table:table-cell>
          <table:table-cell table:formula="of:=SUBTOTAL(7;[.B300:.D300])" office:value-type="string" office:string-value="" calcext:value-type="error">
            <text:p>#DIV/0!</text:p>
          </table:table-cell>
        </table:table-row>
        <table:table-row table:style-name="ro1">
          <table:table-cell table:style-name="Default" office:value-type="string" calcext:value-type="string">
            <text:p>count</text:p>
          </table:table-cell>
          <table:table-cell table:formula="of:=SUBTOTAL(2;[.B$2:.B$299])" office:value-type="float" office:value="297" calcext:value-type="float">
            <text:p>297</text:p>
          </table:table-cell>
          <table:table-cell table:formula="of:=SUBTOTAL(2;[.C$2:.C$299])" office:value-type="float" office:value="297" calcext:value-type="float">
            <text:p>297</text:p>
          </table:table-cell>
          <table:table-cell table:formula="of:=SUBTOTAL(2;[.D$2:.D$299])" office:value-type="float" office:value="297" calcext:value-type="float">
            <text:p>297</text:p>
          </table:table-cell>
          <table:table-cell table:number-columns-repeated="2"/>
          <table:table-cell table:formula="of:=MEDIAN([.B301:.D301])" office:value-type="float" office:value="297" calcext:value-type="float">
            <text:p>297</text:p>
          </table:table-cell>
          <table:table-cell/>
        </table:table-row>
        <table:table-row table:style-name="ro1">
          <table:table-cell table:style-name="Default" office:value-type="string" calcext:value-type="string">
            <text:p>max</text:p>
          </table:table-cell>
          <table:table-cell table:formula="of:=SUBTOTAL(4;[.B$2:.B$299])" office:value-type="float" office:value="0.16075315007605" calcext:value-type="float">
            <text:p>0.16075315007605</text:p>
          </table:table-cell>
          <table:table-cell table:formula="of:=SUBTOTAL(4;[.C$2:.C$299])" office:value-type="float" office:value="0.140034573082277" calcext:value-type="float">
            <text:p>0.140034573082277</text:p>
          </table:table-cell>
          <table:table-cell table:formula="of:=SUBTOTAL(4;[.D$2:.D$299])" office:value-type="float" office:value="0.149728673664173" calcext:value-type="float">
            <text:p>0.149728673664173</text:p>
          </table:table-cell>
          <table:table-cell table:number-columns-repeated="2"/>
          <table:table-cell table:formula="of:=MEDIAN([.B302:.D302])" office:value-type="float" office:value="0.149728673664173" calcext:value-type="float">
            <text:p>0.149728673664173</text:p>
          </table:table-cell>
          <table:table-cell/>
        </table:table-row>
        <table:table-row table:style-name="ro1">
          <table:table-cell table:style-name="Default" office:value-type="string" calcext:value-type="string">
            <text:p>min</text:p>
          </table:table-cell>
          <table:table-cell table:formula="of:=SUBTOTAL(5;[.B$2:.B$299])" office:value-type="float" office:value="0.150591152976889" calcext:value-type="float">
            <text:p>0.150591152976889</text:p>
          </table:table-cell>
          <table:table-cell table:formula="of:=SUBTOTAL(5;[.C$2:.C$299])" office:value-type="float" office:value="0.127288714324083" calcext:value-type="float">
            <text:p>0.127288714324083</text:p>
          </table:table-cell>
          <table:table-cell table:formula="of:=SUBTOTAL(5;[.D$2:.D$299])" office:value-type="float" office:value="0.140022652151901" calcext:value-type="float">
            <text:p>0.140022652151901</text:p>
          </table:table-cell>
          <table:table-cell table:number-columns-repeated="2"/>
          <table:table-cell table:formula="of:=MEDIAN([.B303:.D303])" office:value-type="float" office:value="0.140022652151901" calcext:value-type="float">
            <text:p>0.140022652151901</text:p>
          </table:table-cell>
          <table:table-cell/>
        </table:table-row>
        <table:table-row table:style-name="ro1">
          <table:table-cell table:style-name="Default" office:value-type="string" calcext:value-type="string">
            <text:p>stDev</text:p>
          </table:table-cell>
          <table:table-cell table:style-name="ce3" table:formula="of:=SUBTOTAL(7;[.B$2:.B$299])" office:value-type="float" office:value="0.00244545323094192" calcext:value-type="float">
            <text:p>0.002445453230942</text:p>
          </table:table-cell>
          <table:table-cell table:formula="of:=SUBTOTAL(7;[.C$2:.C$299])" office:value-type="float" office:value="0.00238802348587961" calcext:value-type="float">
            <text:p>0.00238802348588</text:p>
          </table:table-cell>
          <table:table-cell table:formula="of:=SUBTOTAL(7;[.D$2:.D$299])" office:value-type="float" office:value="0.00288194755529484" calcext:value-type="float">
            <text:p>0.002881947555295</text:p>
          </table:table-cell>
          <table:table-cell table:number-columns-repeated="2"/>
          <table:table-cell table:formula="of:=MEDIAN([.B304:.D304])" office:value-type="float" office:value="0.00244545323094192" calcext:value-type="float">
            <text:p>0.002445453230942</text:p>
          </table:table-cell>
          <table:table-cell/>
        </table:table-row>
        <table:table-row table:style-name="ro1">
          <table:table-cell table:style-name="Default" office:value-type="string" calcext:value-type="string">
            <text:p>var</text:p>
          </table:table-cell>
          <table:table-cell table:formula="of:=SUBTOTAL(10;[.B$2:.B$299])" office:value-type="float" office:value="0.00000598024150472428" calcext:value-type="float">
            <text:p>5.98024150472428E-06</text:p>
          </table:table-cell>
          <table:table-cell table:formula="of:=SUBTOTAL(10;[.C$2:.C$299])" office:value-type="float" office:value="0.00000570265616911259" calcext:value-type="float">
            <text:p>5.70265616911259E-06</text:p>
          </table:table-cell>
          <table:table-cell table:formula="of:=SUBTOTAL(10;[.D$2:.D$299])" office:value-type="float" office:value="0.00000830562171146991" calcext:value-type="float">
            <text:p>8.30562171146991E-06</text:p>
          </table:table-cell>
          <table:table-cell table:number-columns-repeated="2"/>
          <table:table-cell table:formula="of:=MEDIAN([.B305:.D305])" office:value-type="float" office:value="0.00000598024150472428" calcext:value-type="float">
            <text:p>5.98024150472428E-06</text:p>
          </table:table-cell>
          <table:table-cell/>
        </table:table-row>
        <table:table-row table:style-name="ro1">
          <table:table-cell table:style-name="Default" office:value-type="string" calcext:value-type="string">
            <text:p>mode</text:p>
          </table:table-cell>
          <table:table-cell table:formula="of:=MODE([.B$2:.B$299])" office:value-type="float" office:value="0.151247400194097" calcext:value-type="float">
            <text:p>0.151247400194097</text:p>
          </table:table-cell>
          <table:table-cell table:formula="of:=MODE([.C$2:.C$299])" office:value-type="float" office:value="0.130681411109139" calcext:value-type="float">
            <text:p>0.130681411109139</text:p>
          </table:table-cell>
          <table:table-cell table:formula="of:=MODE([.D$2:.D$299])" office:value-type="float" office:value="0.140578763553949" calcext:value-type="float">
            <text:p>0.140578763553949</text:p>
          </table:table-cell>
          <table:table-cell table:number-columns-repeated="2"/>
          <table:table-cell table:formula="of:=MEDIAN([.B306:.D306])" office:value-type="float" office:value="0.140578763553949" calcext:value-type="float">
            <text:p>0.140578763553949</text:p>
          </table:table-cell>
          <table:table-cell/>
        </table:table-row>
        <table:table-row table:style-name="ro1">
          <table:table-cell table:style-name="Default" office:value-type="string" calcext:value-type="string">
            <text:p>median</text:p>
          </table:table-cell>
          <table:table-cell table:formula="of:=MEDIAN([.B300:.D300])" office:value-type="float" office:value="0.145265316780087" calcext:value-type="float">
            <text:p>0.145265316780087</text:p>
          </table:table-cell>
          <table:table-cell table:formula="of:=MEDIAN([.C$2:.C$299])" office:value-type="float" office:value="0.132384912059893" calcext:value-type="float">
            <text:p>0.132384912059893</text:p>
          </table:table-cell>
          <table:table-cell table:formula="of:=MEDIAN([.D$2:.D$299])" office:value-type="float" office:value="0.145436542682236" calcext:value-type="float">
            <text:p>0.145436542682236</text:p>
          </table:table-cell>
          <table:table-cell table:number-columns-repeated="2"/>
          <table:table-cell table:formula="of:=MEDIAN([.B307:.D307])" office:value-type="float" office:value="0.145265316780087" calcext:value-type="float">
            <text:p>0.14526531678008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4">00/00/0000</text:date>, <text:time style:data-style-name="N2" text:time-value="13:09:21.3817383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4T14:00:38.362759016</dc:date>
    <meta:editing-duration>PT41M18S</meta:editing-duration>
    <meta:editing-cycles>4</meta:editing-cycles>
    <meta:generator>LibreOffice/5.2.7.2$Linux_ARM_EABI LibreOffice_project/20m0$Build-2</meta:generator>
    <meta:document-statistic meta:table-count="2" meta:cell-count="2772" meta:object-count="0"/>
  </office:meta>
</office:document-meta>
</file>